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 CE" svg:font-family="&quot;Arial CE&quot;"/>
    <style:font-face style:name="Courier" svg:font-family="Courier"/>
    <style:font-face style:name="Helv" svg:font-family="Helv"/>
    <style:font-face style:name="Gill Sans MT" svg:font-family="&quot;Gill Sans MT&quot;"/>
    <style:font-face style:name="MS Sans Serif" svg:font-family="&quot;MS Sans Serif&quot;"/>
    <style:font-face style:name="Univers 45 Light" svg:font-family="&quot;Univers 45 Light&quot;"/>
    <style:font-face style:name="Book Antiqua" svg:font-family="&quot;Book Antiqua&quot;"/>
    <style:font-face style:name="Times New Roman" svg:font-family="&quot;Times New Roman&quot;"/>
    <style:font-face style:name="Helvetica Black" svg:font-family="&quot;Helvetica Black&quot;"/>
    <style:font-face style:name="Times New Roman CE" svg:font-family="&quot;Times New Roman CE&quot;"/>
    <style:font-face style:name="Verdana" svg:font-family="Verdana"/>
    <style:font-face style:name="Univers (WN)" svg:font-family="&quot;Univers (WN)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cell-protect="none"/>
    </style:style>
    <style:style style:name="ce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4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3" style:family="table-cell" style:parent-style-name="Normal_32_76" style:data-style-name="N3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1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5" style:family="table-cell" style:parent-style-name="Default" style:data-style-name="N3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</style:style>
    <style:style style:name="ce16" style:family="table-cell" style:parent-style-name="Default" style:data-style-name="N4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4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4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20" style:family="table-cell" style:parent-style-name="Default" style:data-style-name="N49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4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22" style:family="table-cell" style:parent-style-name="Default" style:data-style-name="N48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23" style:family="table-cell" style:parent-style-name="Default" style:data-style-name="N49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="thin solid #000000" style:vertical-align="top" fo:wrap-option="wrap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cell-protect="none"/>
    </style:style>
    <style:style style:name="ce26" style:family="table-cell" style:parent-style-name="Default" style:data-style-name="N0">
      <style:table-cell-properties fo:border="thin solid #000000" style:vertical-align="middle" fo:background-color="#FFFFFF" style:cell-protect="none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none"/>
    </style:style>
    <style:style style:name="ce28" style:family="table-cell" style:parent-style-name="Default" style:data-style-name="N0">
      <style:table-cell-properties fo:border="thin solid #000000" style:vertical-align="middle" fo:wrap-option="wrap"/>
    </style:style>
    <style:style style:name="ce29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</style:style>
    <style:style style:name="ce30" style:family="table-cell" style:parent-style-name="Default" style:data-style-name="N49">
      <style:table-cell-properties fo:border="thin solid #000000" style:vertical-align="middle" fo:background-color="transparent" style:cell-protect="none" style:repeat-content="false"/>
      <style:paragraph-properties fo:text-align="end" fo:margin-right="0cm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</style:style>
    <style:style style:name="ce33" style:family="table-cell" style:parent-style-name="Default" style:data-style-name="N48">
      <style:table-cell-properties fo:border="thin solid #000000" style:vertical-align="middle" fo:background-color="transparent" style:cell-protect="none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35" style:family="table-cell" style:parent-style-name="Default" style:data-style-name="N0">
      <style:table-cell-properties style:vertical-align="automatic" fo:background-color="transparent" style:cell-protect="none"/>
    </style:style>
    <style:style style:name="ce36" style:family="table-cell" style:parent-style-name="Default" style:data-style-name="N4">
      <style:table-cell-properties style:vertical-align="automatic" fo:background-color="transparent" style:cell-protect="none"/>
    </style:style>
    <style:style style:name="ce37" style:family="table-cell" style:parent-style-name="Default" style:data-style-name="N4">
      <style:table-cell-properties style:vertical-align="middle" fo:background-color="transparent" style:cell-protect="none"/>
    </style:style>
    <style:style style:name="ce38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0.4510416666667cm" style:use-optimal-column-width="true"/>
    </style:style>
    <style:style style:name="co2" style:family="table-column">
      <style:table-column-properties fo:break-before="auto" style:column-width="8.38729166666667cm" style:use-optimal-column-width="true"/>
    </style:style>
    <style:style style:name="co3" style:family="table-column">
      <style:table-column-properties fo:break-before="auto" style:column-width="7.19666666666667cm" style:use-optimal-column-width="true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2.91041666666667cm" style:use-optimal-column-width="true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3.14854166666667cm"/>
    </style:style>
    <style:style style:name="co8" style:family="table-column">
      <style:table-column-properties fo:break-before="auto" style:column-width="4.23333333333333cm" style:use-optimal-column-width="true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3.94229166666667cm" style:use-optimal-column-width="true"/>
    </style:style>
    <style:style style:name="co11" style:family="table-column">
      <style:table-column-properties fo:break-before="auto" style:column-width="4.7625cm" style:use-optimal-column-width="true"/>
    </style:style>
    <style:style style:name="co12" style:family="table-column">
      <style:table-column-properties fo:break-before="auto" style:column-width="4.55083333333333cm"/>
    </style:style>
    <style:style style:name="co13" style:family="table-column">
      <style:table-column-properties fo:break-before="auto" style:column-width="5.18583333333333cm" style:use-optimal-column-width="true"/>
    </style:style>
    <style:style style:name="co14" style:family="table-column">
      <style:table-column-properties fo:break-before="auto" style:column-width="15.6633333333333cm"/>
    </style:style>
    <style:style style:name="co1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0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42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43" style:family="table-cell" style:parent-style-name="Default" style:data-style-name="N4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ata_sheet.E4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ata_sheet.E4"/>
    </style:style>
    <style:style style:name="ce45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ata_sheet.E4"/>
    </style:style>
    <style:style style:name="ce4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47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4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4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1" style:base-cell-address="Data_sheet.T5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$A4]));ISBLANK([.B4])))" style:apply-style-name="cf1" style:base-cell-address="Data_sheet.B4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A4]));ISBLANK([.C4])))" style:apply-style-name="cf1" style:base-cell-address="Data_sheet.C4"/>
    </style:style>
    <style:style style:name="ce52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ata_sheet.E4"/>
    </style:style>
    <style:style style:name="ce54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J10]));ISBLANK([.K10])))" style:apply-style-name="cf1" style:base-cell-address="Data_sheet.K10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56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5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58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59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T5]));ISBLANK([.U5])))" style:apply-style-name="cf1" style:base-cell-address="Data_sheet.U5"/>
    </style:style>
    <style:style style:name="ce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6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U5]));ISBLANK([.T5])))" style:apply-style-name="cf1" style:base-cell-address="Data_sheet.T5"/>
    </style:style>
    <style:style style:name="ce62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63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1" style:base-cell-address="Data_sheet.U5"/>
    </style:style>
    <style:style style:name="ce6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66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G10]));ISBLANK([.F10])))" style:apply-style-name="cf1" style:base-cell-address="Data_sheet.F10"/>
    </style:style>
    <style:style style:name="ce6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I10]));ISBLANK([.H10])))" style:apply-style-name="cf1" style:base-cell-address="Data_sheet.H10"/>
    </style:style>
    <style:style style:name="ce68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H10]));ISBLANK([.I10])))" style:apply-style-name="cf1" style:base-cell-address="Data_sheet.I10"/>
    </style:style>
    <style:style style:name="ce69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K10]));ISBLANK([.J10])))" style:apply-style-name="cf1" style:base-cell-address="Data_sheet.J10"/>
    </style:style>
    <style:style style:name="ce70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F10]));ISBLANK([.G10])))" style:apply-style-name="cf1" style:base-cell-address="Data_sheet.G10"/>
    </style:style>
    <style:style style:name="ce71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V4]));ISBLANK([.W4])))" style:apply-style-name="cf1" style:base-cell-address="Data_sheet.W4"/>
    </style:style>
    <style:style style:name="ce72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V4]));ISBLANK([.W4])))" style:apply-style-name="cf1" style:base-cell-address="Data_sheet.W4"/>
    </style:style>
    <style:style style:name="ce73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X10]));ISBLANK([.Y10])))" style:apply-style-name="cf1" style:base-cell-address="Data_sheet.Y10"/>
    </style:style>
    <style:style style:name="ce74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Y10]));ISBLANK([.X10])))" style:apply-style-name="cf1" style:base-cell-address="Data_sheet.X10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1" style:base-cell-address="Data_sheet.W4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" table:condition="of:cell-content-is-decimal-number() and cell-content()&gt;0">
          <table:help-message table:display="true"/>
          <table:error-message table:display="true"/>
        </table:content-validation>
        <table:content-validation table:name="val3" table:condition="of:cell-content-is-decimal-number() and cell-content()&gt;=0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5"/>
        <table:table-column table:style-name="co5" table:default-cell-style-name="ce35"/>
        <table:table-column table:style-name="co4" table:default-cell-style-name="ce35"/>
        <table:table-column table:style-name="co5" table:default-cell-style-name="ce35"/>
        <table:table-column table:style-name="co4" table:default-cell-style-name="ce35"/>
        <table:table-column table:style-name="co5" table:default-cell-style-name="ce35"/>
        <table:table-column table:style-name="co4" table:default-cell-style-name="ce35"/>
        <table:table-column table:style-name="co5" table:default-cell-style-name="ce35"/>
        <table:table-column table:style-name="co4" table:default-cell-style-name="ce35"/>
        <table:table-column table:style-name="co5" table:default-cell-style-name="ce35"/>
        <table:table-column table:style-name="co4" table:default-cell-style-name="ce35"/>
        <table:table-column table:style-name="co5" table:default-cell-style-name="ce35"/>
        <table:table-column table:style-name="co4" table:default-cell-style-name="ce35"/>
        <table:table-column table:style-name="co5" table:default-cell-style-name="ce36"/>
        <table:table-column table:style-name="co6" table:number-columns-repeated="9" table:default-cell-style-name="ce35"/>
        <table:table-column table:style-name="co6" table:default-cell-style-name="ce36"/>
        <table:table-column table:style-name="co7" table:default-cell-style-name="ce2"/>
        <table:table-column table:style-name="co5" table:default-cell-style-name="ce37"/>
        <table:table-column table:style-name="co8" table:default-cell-style-name="ce2"/>
        <table:table-column table:style-name="co9" table:number-columns-repeated="3" table:default-cell-style-name="ce2"/>
        <table:table-column table:style-name="co10" table:default-cell-style-name="ce2"/>
        <table:table-column table:style-name="co11" table:default-cell-style-name="ce2"/>
        <table:table-column table:style-name="co9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6343" table:default-cell-style-name="ce2"/>
        <table:table-row table:style-name="ro1">
          <table:table-cell office:value-type="string" table:number-columns-spanned="1" table:number-rows-spanned="3" table:content-validation-name="val1" table:style-name="ce38">
            <text:p>Organisation name</text:p>
          </table:table-cell>
          <table:table-cell office:value-type="string" table:number-columns-spanned="1" table:number-rows-spanned="3" table:content-validation-name="val1" table:style-name="ce38">
            <text:p>Organisation<text:s/></text:p>
            <text:p>type</text:p>
          </table:table-cell>
          <table:table-cell office:value-type="string" table:number-columns-spanned="1" table:number-rows-spanned="3" table:content-validation-name="val1" table:style-name="ce3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38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1" table:style-name="ce39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1" table:style-name="ce3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39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39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38">
            <text:p>Grand Total paybill/staffing (payroll and non-payroll) costs</text:p>
          </table:table-cell>
          <table:table-cell office:value-type="string" table:number-columns-spanned="1" table:number-rows-spanned="3" table:content-validation-name="val1" table:style-name="ce38">
            <text:p>Comments and notes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38">
            <text:p>Admin officers/admin assistants</text:p>
          </table:table-cell>
          <table:covered-table-cell/>
          <table:table-cell office:value-type="string" table:number-columns-spanned="2" table:number-rows-spanned="1" table:style-name="ce38">
            <text:p>Executive Officers</text:p>
          </table:table-cell>
          <table:covered-table-cell/>
          <table:table-cell office:value-type="string" table:number-columns-spanned="2" table:number-rows-spanned="1" table:style-name="ce38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38">
            <text:p>Grade 6/7</text:p>
          </table:table-cell>
          <table:covered-table-cell/>
          <table:table-cell office:value-type="string" table:number-columns-spanned="2" table:number-rows-spanned="1" table:style-name="ce38">
            <text:p>Senior Civil Service</text:p>
          </table:table-cell>
          <table:covered-table-cell/>
          <table:table-cell office:value-type="string" table:number-columns-spanned="2" table:number-rows-spanned="1" table:style-name="ce38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1" table:style-name="ce38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38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39">
            <text:p>Interim managers</text:p>
          </table:table-cell>
          <table:covered-table-cell/>
          <table:table-cell office:value-type="string" table:number-columns-spanned="2" table:number-rows-spanned="1" table:style-name="ce39">
            <text:p>Specialist Contractors</text:p>
          </table:table-cell>
          <table:covered-table-cell/>
          <table:table-cell office:value-type="string" table:number-columns-spanned="2" table:number-rows-spanned="1" table:style-name="ce39">
            <text:p>Consultants/consultancy</text:p>
          </table:table-cell>
          <table:covered-table-cell/>
          <table:table-cell office:value-type="string" table:number-columns-spanned="2" table:number-rows-spanned="1" table:style-name="ce38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38">
            <text:p>Salary</text:p>
          </table:table-cell>
          <table:table-cell office:value-type="string" table:number-columns-spanned="1" table:number-rows-spanned="2" table:style-name="ce38">
            <text:p>Allowances</text:p>
          </table:table-cell>
          <table:table-cell office:value-type="string" table:number-columns-spanned="1" table:number-rows-spanned="2" table:style-name="ce38">
            <text:p>Non-consolidated performance payments</text:p>
          </table:table-cell>
          <table:table-cell office:value-type="string" table:number-columns-spanned="1" table:number-rows-spanned="2" table:style-name="ce38">
            <text:p>Overtime</text:p>
          </table:table-cell>
          <table:table-cell office:value-type="string" table:number-columns-spanned="1" table:number-rows-spanned="2" table:style-name="ce38">
            <text:p>Employer pension contributions</text:p>
          </table:table-cell>
          <table:table-cell office:value-type="string" table:number-columns-spanned="1" table:number-rows-spanned="2" table:style-name="ce38">
            <text:p>Employer national insurance contributions</text:p>
          </table:table-cell>
          <table:table-cell office:value-type="string" table:number-columns-spanned="1" table:number-rows-spanned="2" table:style-name="ce38">
            <text:p>Total paybill for payroll staff</text:p>
          </table:table-cell>
          <table:table-cell office:value-type="string" table:number-columns-spanned="1" table:number-rows-spanned="2" table:style-name="ce38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38">
            <text:p>Total cost of consultants/</text:p>
            <text:p>consultancy</text:p>
          </table:table-cell>
          <table:table-cell office:value-type="string" table:number-columns-spanned="1" table:number-rows-spanned="2" table:style-name="ce38">
            <text:p>Total non-payroll (CCL) staff costs</text:p>
          </table:table-cell>
          <table:covered-table-cell/>
          <table:covered-table-cell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5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6">
            <text:p>Full-time<text:s/></text:p>
            <text:p>equivalent</text:p>
          </table:table-cell>
          <table:table-cell office:value-type="string" table:content-validation-name="val1" table:style-name="ce7">
            <text:p>Headcount</text:p>
          </table:table-cell>
          <table:table-cell office:value-type="string" table:content-validation-name="val1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4">
          <table:table-cell office:value-type="string" table:style-name="ce8">
            <text:p>Department for Work and Pensions</text:p>
          </table:table-cell>
          <table:table-cell office:value-type="string" table:style-name="ce50">
            <text:p>Ministerial Department</text:p>
          </table:table-cell>
          <table:table-cell office:value-type="string" table:style-name="ce51">
            <text:p>Department for Work and Pensions</text:p>
          </table:table-cell>
          <table:table-cell office:value-type="float" office:value="34453" table:style-name="ce40">
            <text:p>34,453</text:p>
          </table:table-cell>
          <table:table-cell office:value-type="float" office:value="29578" table:style-name="ce43">
            <text:p>29,578.00</text:p>
          </table:table-cell>
          <table:table-cell office:value-type="float" office:value="37973" table:style-name="ce40">
            <text:p>37,973</text:p>
          </table:table-cell>
          <table:table-cell office:value-type="float" office:value="33841" table:style-name="ce43">
            <text:p>33,841.00</text:p>
          </table:table-cell>
          <table:table-cell office:value-type="float" office:value="9115" table:style-name="ce40">
            <text:p>9,115</text:p>
          </table:table-cell>
          <table:table-cell office:value-type="float" office:value="8693" table:style-name="ce43">
            <text:p>8,693.00</text:p>
          </table:table-cell>
          <table:table-cell office:value-type="float" office:value="2307" table:style-name="ce40">
            <text:p>2,307</text:p>
          </table:table-cell>
          <table:table-cell office:value-type="float" office:value="2237" table:style-name="ce43">
            <text:p>2,237.00</text:p>
          </table:table-cell>
          <table:table-cell office:value-type="float" office:value="204" table:style-name="ce41">
            <text:p>204</text:p>
          </table:table-cell>
          <table:table-cell office:value-type="float" office:value="201" table:style-name="ce43">
            <text:p>201.0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4">
            <text:p>0.00</text:p>
          </table:table-cell>
          <table:table-cell office:value-type="float" office:value="84052" table:content-validation-name="val1" table:style-name="ce13">
            <text:p>84,052</text:p>
          </table:table-cell>
          <table:table-cell office:value-type="float" office:value="74549" table:content-validation-name="val1" table:style-name="ce13">
            <text:p>74,549</text:p>
          </table:table-cell>
          <table:table-cell table:style-name="ce46"/>
          <table:table-cell table:style-name="ce44"/>
          <table:table-cell office:value-type="float" office:value="393" table:style-name="ce46">
            <text:p>393</text:p>
          </table:table-cell>
          <table:table-cell office:value-type="float" office:value="393" table:style-name="ce44">
            <text:p>393.00</text:p>
          </table:table-cell>
          <table:table-cell table:style-name="ce65"/>
          <table:table-cell table:style-name="ce75"/>
          <table:table-cell table:style-name="ce48"/>
          <table:table-cell table:style-name="ce55"/>
          <table:table-cell office:value-type="float" office:value="393" table:style-name="ce15">
            <text:p>393</text:p>
          </table:table-cell>
          <table:table-cell office:value-type="float" office:value="393" table:style-name="ce16">
            <text:p>393.00</text:p>
          </table:table-cell>
          <table:table-cell office:value-type="float" office:value="84445" table:content-validation-name="val1" table:style-name="ce17">
            <text:p>84,445</text:p>
          </table:table-cell>
          <table:table-cell office:value-type="float" office:value="74942" table:content-validation-name="val1" table:style-name="ce18">
            <text:p>74,942.00</text:p>
          </table:table-cell>
          <table:table-cell office:value-type="currency" office:value="154842933.72" table:content-validation-name="val2" table:style-name="ce19">
            <text:p>£154,842,933.72</text:p>
          </table:table-cell>
          <table:table-cell office:value-type="currency" office:value="2487550.2000000002" table:content-validation-name="val2" table:style-name="ce19">
            <text:p>£2,487,550.20</text:p>
          </table:table-cell>
          <table:table-cell office:value-type="currency" office:value="989976.22" table:content-validation-name="val2" table:style-name="ce19">
            <text:p>£989,976.22</text:p>
          </table:table-cell>
          <table:table-cell office:value-type="currency" office:value="3406511.37" table:content-validation-name="val2" table:style-name="ce19">
            <text:p>£3,406,511.37</text:p>
          </table:table-cell>
          <table:table-cell office:value-type="currency" office:value="31752684.190000001" table:content-validation-name="val2" table:style-name="ce19">
            <text:p>£31,752,684.19</text:p>
          </table:table-cell>
          <table:table-cell office:value-type="currency" office:value="13796525.710000001" table:content-validation-name="val2" table:style-name="ce19">
            <text:p>£13,796,525.71</text:p>
          </table:table-cell>
          <table:table-cell office:value-type="currency" office:value="207276181.41" table:style-name="ce20">
            <text:p>£207,276,181</text:p>
          </table:table-cell>
          <table:table-cell office:value-type="currency" office:value="5025048" table:content-validation-name="val2" table:style-name="ce21">
            <text:p>£5,025,048.00</text:p>
          </table:table-cell>
          <table:table-cell office:value-type="currency" office:value="413729" table:content-validation-name="val3" table:style-name="ce21">
            <text:p>£413,729.00</text:p>
          </table:table-cell>
          <table:table-cell office:value-type="currency" office:value="5438777" table:style-name="ce22">
            <text:p>£5,438,777.00</text:p>
          </table:table-cell>
          <table:table-cell office:value-type="currency" office:value="212714958.41" table:style-name="ce23">
            <text:p>£212,714,958</text:p>
          </table:table-cell>
          <table:table-cell table:style-name="ce24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4">
          <table:table-cell office:value-type="string" table:style-name="ce8">
            <text:p>Health and Safety Executive</text:p>
          </table:table-cell>
          <table:table-cell office:value-type="string" table:style-name="ce50">
            <text:p>Crown Non Departmental Public Body</text:p>
          </table:table-cell>
          <table:table-cell office:value-type="string" table:style-name="ce51">
            <text:p>Department for Work and Pensions</text:p>
          </table:table-cell>
          <table:table-cell office:value-type="float" office:value="402" table:style-name="ce41">
            <text:p>402</text:p>
          </table:table-cell>
          <table:table-cell office:value-type="float" office:value="351" table:style-name="ce43">
            <text:p>351.00</text:p>
          </table:table-cell>
          <table:table-cell office:value-type="float" office:value="433" table:style-name="ce41">
            <text:p>433</text:p>
          </table:table-cell>
          <table:table-cell office:value-type="float" office:value="399" table:style-name="ce43">
            <text:p>399.00</text:p>
          </table:table-cell>
          <table:table-cell office:value-type="float" office:value="1407" table:style-name="ce40">
            <text:p>1,407</text:p>
          </table:table-cell>
          <table:table-cell office:value-type="float" office:value="1325" table:style-name="ce43">
            <text:p>1,325.00</text:p>
          </table:table-cell>
          <table:table-cell office:value-type="float" office:value="441" table:style-name="ce41">
            <text:p>441</text:p>
          </table:table-cell>
          <table:table-cell office:value-type="float" office:value="416" table:style-name="ce43">
            <text:p>416.00</text:p>
          </table:table-cell>
          <table:table-cell office:value-type="float" office:value="27" table:style-name="ce41">
            <text:p>27</text:p>
          </table:table-cell>
          <table:table-cell office:value-type="float" office:value="26" table:style-name="ce43">
            <text:p>26.0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4">
            <text:p>0.00</text:p>
          </table:table-cell>
          <table:table-cell office:value-type="float" office:value="2710" table:content-validation-name="val1" table:style-name="ce13">
            <text:p>2,710</text:p>
          </table:table-cell>
          <table:table-cell office:value-type="float" office:value="2517" table:content-validation-name="val1" table:style-name="ce13">
            <text:p>2,517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4">
            <text:p>0.00</text:p>
          </table:table-cell>
          <table:table-cell office:value-type="float" office:value="2" table:style-name="ce49">
            <text:p>2</text:p>
          </table:table-cell>
          <table:table-cell office:value-type="float" office:value="1.91" table:style-name="ce64">
            <text:p>1.91</text:p>
          </table:table-cell>
          <table:table-cell office:value-type="float" office:value="2" table:style-name="ce65">
            <text:p>2</text:p>
          </table:table-cell>
          <table:table-cell office:value-type="float" office:value="2" table:style-name="ce75">
            <text:p>2.0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4">
            <text:p>0.00</text:p>
          </table:table-cell>
          <table:table-cell office:value-type="float" office:value="4" table:style-name="ce15">
            <text:p>4</text:p>
          </table:table-cell>
          <table:table-cell office:value-type="float" office:value="3.91" table:style-name="ce16">
            <text:p>3.91</text:p>
          </table:table-cell>
          <table:table-cell office:value-type="float" office:value="2714" table:content-validation-name="val1" table:style-name="ce17">
            <text:p>2,714</text:p>
          </table:table-cell>
          <table:table-cell office:value-type="float" office:value="2521" table:content-validation-name="val1" table:style-name="ce18">
            <text:p>2,521.00</text:p>
          </table:table-cell>
          <table:table-cell office:value-type="currency" office:value="10123108.060000001" table:content-validation-name="val2" table:style-name="ce19">
            <text:p>£10,123,108.06</text:p>
          </table:table-cell>
          <table:table-cell office:value-type="currency" office:value="147124.01999999999" table:content-validation-name="val2" table:style-name="ce19">
            <text:p>£147,124.02</text:p>
          </table:table-cell>
          <table:table-cell office:value-type="currency" office:value="0" table:content-validation-name="val2" table:style-name="ce19">
            <text:p>£0.00</text:p>
          </table:table-cell>
          <table:table-cell office:value-type="currency" office:value="25312.06" table:content-validation-name="val2" table:style-name="ce19">
            <text:p>£25,312.06</text:p>
          </table:table-cell>
          <table:table-cell office:value-type="currency" office:value="1840266.75" table:content-validation-name="val2" table:style-name="ce19">
            <text:p>£1,840,266.75</text:p>
          </table:table-cell>
          <table:table-cell office:value-type="currency" office:value="950492.48" table:content-validation-name="val2" table:style-name="ce19">
            <text:p>£950,492.48</text:p>
          </table:table-cell>
          <table:table-cell office:value-type="currency" office:value="13086303" table:style-name="ce20">
            <text:p>£13,086,303</text:p>
          </table:table-cell>
          <table:table-cell office:value-type="currency" office:value="49129.93" table:content-validation-name="val2" table:style-name="ce21">
            <text:p>£49,129.93</text:p>
          </table:table-cell>
          <table:table-cell office:value-type="currency" office:value="0" table:content-validation-name="val2" table:style-name="ce21">
            <text:p>£0.00</text:p>
          </table:table-cell>
          <table:table-cell office:value-type="currency" office:value="49129.93" table:style-name="ce22">
            <text:p>£49,129.93</text:p>
          </table:table-cell>
          <table:table-cell office:value-type="currency" office:value="13135433.300000001" table:style-name="ce20">
            <text:p>£13,135,433</text:p>
          </table:table-cell>
          <table:table-cell table:content-validation-name="val1" table:style-name="ce25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4">
          <table:table-cell office:value-type="string" table:style-name="ce8">
            <text:p>National Employment Savings Trust Corporation</text:p>
          </table:table-cell>
          <table:table-cell office:value-type="string" table:style-name="ce50">
            <text:p>Executive Non-Departmental Public Body</text:p>
          </table:table-cell>
          <table:table-cell office:value-type="string" table:style-name="ce51">
            <text:p>Department for Work and Pensions</text:p>
          </table:table-cell>
          <table:table-cell table:style-name="ce40"/>
          <table:table-cell table:style-name="ce44"/>
          <table:table-cell table:style-name="ce40"/>
          <table:table-cell table:style-name="ce44"/>
          <table:table-cell table:style-name="ce40"/>
          <table:table-cell table:style-name="ce44"/>
          <table:table-cell table:style-name="ce40"/>
          <table:table-cell table:style-name="ce44"/>
          <table:table-cell table:style-name="ce40"/>
          <table:table-cell table:style-name="ce44"/>
          <table:table-cell office:value-type="float" office:value="242" table:style-name="ce40">
            <text:p>242</text:p>
          </table:table-cell>
          <table:table-cell office:value-type="float" office:value="236.9" table:style-name="ce44">
            <text:p>236.90</text:p>
          </table:table-cell>
          <table:table-cell office:value-type="float" office:value="242" table:content-validation-name="val1" table:style-name="ce13">
            <text:p>242</text:p>
          </table:table-cell>
          <table:table-cell office:value-type="float" office:value="237" table:content-validation-name="val1" table:style-name="ce13">
            <text:p>237</text:p>
          </table:table-cell>
          <table:table-cell table:style-name="ce46"/>
          <table:table-cell table:style-name="ce44"/>
          <table:table-cell office:value-type="float" office:value="12" table:style-name="ce48">
            <text:p>12</text:p>
          </table:table-cell>
          <table:table-cell office:value-type="float" office:value="11.2" table:style-name="ce55">
            <text:p>11.20</text:p>
          </table:table-cell>
          <table:table-cell table:style-name="ce46"/>
          <table:table-cell table:style-name="ce44"/>
          <table:table-cell table:style-name="ce48"/>
          <table:table-cell table:style-name="ce55"/>
          <table:table-cell office:value-type="float" office:value="12" table:style-name="ce15">
            <text:p>12</text:p>
          </table:table-cell>
          <table:table-cell office:value-type="float" office:value="11.2" table:style-name="ce16">
            <text:p>11.20</text:p>
          </table:table-cell>
          <table:table-cell office:value-type="float" office:value="254" table:content-validation-name="val1" table:style-name="ce17">
            <text:p>254</text:p>
          </table:table-cell>
          <table:table-cell office:value-type="float" office:value="248" table:content-validation-name="val1" table:style-name="ce18">
            <text:p>248.00</text:p>
          </table:table-cell>
          <table:table-cell office:value-type="currency" office:value="1154386.51" table:content-validation-name="val2" table:style-name="ce19">
            <text:p>£1,154,386.51</text:p>
          </table:table-cell>
          <table:table-cell table:content-validation-name="val2" table:style-name="ce19"/>
          <table:table-cell office:value-type="currency" office:value="0" table:content-validation-name="val2" table:style-name="ce19">
            <text:p>£0.00</text:p>
          </table:table-cell>
          <table:table-cell office:value-type="currency" office:value="205" table:content-validation-name="val2" table:style-name="ce19">
            <text:p>£205.00</text:p>
          </table:table-cell>
          <table:table-cell office:value-type="currency" office:value="87659.28" table:content-validation-name="val2" table:style-name="ce19">
            <text:p>£87,659.28</text:p>
          </table:table-cell>
          <table:table-cell office:value-type="currency" office:value="137055.07" table:content-validation-name="val2" table:style-name="ce19">
            <text:p>£137,055.07</text:p>
          </table:table-cell>
          <table:table-cell office:value-type="currency" office:value="1379306" table:style-name="ce20">
            <text:p>£1,379,306</text:p>
          </table:table-cell>
          <table:table-cell office:value-type="currency" office:value="181392.4" table:content-validation-name="val2" table:style-name="ce21">
            <text:p>£181,392.40</text:p>
          </table:table-cell>
          <table:table-cell table:content-validation-name="val2" table:style-name="ce21"/>
          <table:table-cell office:value-type="currency" office:value="181392.4" table:style-name="ce22">
            <text:p>£181,392.40</text:p>
          </table:table-cell>
          <table:table-cell office:value-type="currency" office:value="1560698.26" table:style-name="ce20">
            <text:p>£1,560,698</text:p>
          </table:table-cell>
          <table:table-cell table:content-validation-name="val1" table:style-name="ce26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28" table:style-name="ce1"/>
        </table:table-row>
        <table:table-row table:style-name="ro4">
          <table:table-cell office:value-type="string" table:style-name="ce8">
            <text:p>The Pensions Advisory Service</text:p>
          </table:table-cell>
          <table:table-cell office:value-type="string" table:style-name="ce50">
            <text:p>Executive Non-Departmental Public Body</text:p>
          </table:table-cell>
          <table:table-cell office:value-type="string" table:style-name="ce51">
            <text:p>Department for Work and Pensions</text:p>
          </table:table-cell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office:value-type="float" office:value="78" table:style-name="ce41">
            <text:p>78</text:p>
          </table:table-cell>
          <table:table-cell office:value-type="float" office:value="67.260000000000005" table:style-name="ce44">
            <text:p>67.26</text:p>
          </table:table-cell>
          <table:table-cell office:value-type="float" office:value="78" table:content-validation-name="val1" table:style-name="ce13">
            <text:p>78</text:p>
          </table:table-cell>
          <table:table-cell office:value-type="float" office:value="67" table:content-validation-name="val1" table:style-name="ce13">
            <text:p>67</text:p>
          </table:table-cell>
          <table:table-cell office:value-type="float" office:value="2" table:style-name="ce46">
            <text:p>2</text:p>
          </table:table-cell>
          <table:table-cell office:value-type="float" office:value="2" table:style-name="ce44">
            <text:p>2.00</text:p>
          </table:table-cell>
          <table:table-cell office:value-type="float" office:value="2" table:style-name="ce46">
            <text:p>2</text:p>
          </table:table-cell>
          <table:table-cell office:value-type="float" office:value="2" table:style-name="ce60">
            <text:p>2.00</text:p>
          </table:table-cell>
          <table:table-cell office:value-type="float" office:value="3" table:style-name="ce46">
            <text:p>3</text:p>
          </table:table-cell>
          <table:table-cell office:value-type="float" office:value="3" table:style-name="ce44">
            <text:p>3.00</text:p>
          </table:table-cell>
          <table:table-cell table:style-name="ce46"/>
          <table:table-cell table:style-name="ce44"/>
          <table:table-cell office:value-type="float" office:value="7" table:style-name="ce15">
            <text:p>7</text:p>
          </table:table-cell>
          <table:table-cell office:value-type="float" office:value="7" table:style-name="ce16">
            <text:p>7.00</text:p>
          </table:table-cell>
          <table:table-cell office:value-type="float" office:value="85" table:content-validation-name="val1" table:style-name="ce17">
            <text:p>85</text:p>
          </table:table-cell>
          <table:table-cell office:value-type="float" office:value="74" table:content-validation-name="val1" table:style-name="ce18">
            <text:p>74.00</text:p>
          </table:table-cell>
          <table:table-cell office:value-type="currency" office:value="217889.95" table:content-validation-name="val2" table:style-name="ce19">
            <text:p>£217,889.95</text:p>
          </table:table-cell>
          <table:table-cell table:content-validation-name="val2" table:style-name="ce19"/>
          <table:table-cell table:content-validation-name="val2" table:style-name="ce19"/>
          <table:table-cell office:value-type="currency" office:value="5792.74" table:content-validation-name="val2" table:style-name="ce19">
            <text:p>£5,792.74</text:p>
          </table:table-cell>
          <table:table-cell office:value-type="currency" office:value="42686.95" table:content-validation-name="val2" table:style-name="ce19">
            <text:p>£42,686.95</text:p>
          </table:table-cell>
          <table:table-cell office:value-type="currency" office:value="22832.26" table:content-validation-name="val2" table:style-name="ce19">
            <text:p>£22,832.26</text:p>
          </table:table-cell>
          <table:table-cell office:value-type="currency" office:value="289202" table:style-name="ce20">
            <text:p>£289,202</text:p>
          </table:table-cell>
          <table:table-cell office:value-type="currency" office:value="34277.879999999997" table:content-validation-name="val2" table:style-name="ce21">
            <text:p>£34,277.88</text:p>
          </table:table-cell>
          <table:table-cell office:value-type="currency" office:value="42062.32" table:content-validation-name="val2" table:style-name="ce21">
            <text:p>£42,062.32</text:p>
          </table:table-cell>
          <table:table-cell office:value-type="currency" office:value="76340.2" table:style-name="ce22">
            <text:p>£76,340.20</text:p>
          </table:table-cell>
          <table:table-cell office:value-type="currency" office:value="365542.1" table:style-name="ce20">
            <text:p>£365,542</text:p>
          </table:table-cell>
          <table:table-cell table:content-validation-name="val1" table:style-name="ce27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28" table:style-name="ce1"/>
        </table:table-row>
        <table:table-row table:style-name="ro4">
          <table:table-cell office:value-type="string" table:style-name="ce8">
            <text:p>The Pensions Regulator</text:p>
          </table:table-cell>
          <table:table-cell office:value-type="string" table:style-name="ce50">
            <text:p>Executive Non-Departmental Public Body</text:p>
          </table:table-cell>
          <table:table-cell office:value-type="string" table:style-name="ce51">
            <text:p>Department for Work and Pensions</text:p>
          </table:table-cell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office:value-type="float" office:value="567" table:style-name="ce41">
            <text:p>567</text:p>
          </table:table-cell>
          <table:table-cell office:value-type="float" office:value="546.78570999999999" table:style-name="ce44">
            <text:p>546.79</text:p>
          </table:table-cell>
          <table:table-cell office:value-type="float" office:value="567" table:content-validation-name="val1" table:style-name="ce13">
            <text:p>567</text:p>
          </table:table-cell>
          <table:table-cell office:value-type="float" office:value="547" table:content-validation-name="val1" table:style-name="ce13">
            <text:p>547</text:p>
          </table:table-cell>
          <table:table-cell office:value-type="float" office:value="20" table:style-name="ce48">
            <text:p>20</text:p>
          </table:table-cell>
          <table:table-cell office:value-type="float" office:value="19.2" table:style-name="ce55">
            <text:p>19.20</text:p>
          </table:table-cell>
          <table:table-cell table:style-name="ce46"/>
          <table:table-cell table:style-name="ce44"/>
          <table:table-cell office:value-type="float" office:value="1" table:style-name="ce48">
            <text:p>1</text:p>
          </table:table-cell>
          <table:table-cell office:value-type="float" office:value="0.94" table:style-name="ce55">
            <text:p>0.94</text:p>
          </table:table-cell>
          <table:table-cell office:value-type="float" office:value="6" table:style-name="ce46">
            <text:p>6</text:p>
          </table:table-cell>
          <table:table-cell office:value-type="float" office:value="6" table:style-name="ce44">
            <text:p>6.00</text:p>
          </table:table-cell>
          <table:table-cell office:value-type="float" office:value="27" table:style-name="ce15">
            <text:p>27</text:p>
          </table:table-cell>
          <table:table-cell office:value-type="float" office:value="26.14" table:style-name="ce16">
            <text:p>26.14</text:p>
          </table:table-cell>
          <table:table-cell office:value-type="float" office:value="594" table:content-validation-name="val1" table:style-name="ce17">
            <text:p>594</text:p>
          </table:table-cell>
          <table:table-cell office:value-type="float" office:value="573" table:content-validation-name="val1" table:style-name="ce18">
            <text:p>573.00</text:p>
          </table:table-cell>
          <table:table-cell office:value-type="currency" office:value="2648128.39" table:content-validation-name="val2" table:style-name="ce19">
            <text:p>£2,648,128.39</text:p>
          </table:table-cell>
          <table:table-cell office:value-type="currency" office:value="3130.83" table:content-validation-name="val2" table:style-name="ce19">
            <text:p>£3,130.83</text:p>
          </table:table-cell>
          <table:table-cell office:value-type="currency" office:value="42118.64" table:content-validation-name="val2" table:style-name="ce19">
            <text:p>£42,118.64</text:p>
          </table:table-cell>
          <table:table-cell office:value-type="currency" office:value="7477.23" table:content-validation-name="val2" table:style-name="ce19">
            <text:p>£7,477.23</text:p>
          </table:table-cell>
          <table:table-cell office:value-type="currency" office:value="493511.57" table:content-validation-name="val2" table:style-name="ce19">
            <text:p>£493,511.57</text:p>
          </table:table-cell>
          <table:table-cell office:value-type="currency" office:value="276704.95" table:content-validation-name="val2" table:style-name="ce19">
            <text:p>£276,704.95</text:p>
          </table:table-cell>
          <table:table-cell office:value-type="currency" office:value="3471072" table:style-name="ce20">
            <text:p>£3,471,072</text:p>
          </table:table-cell>
          <table:table-cell office:value-type="currency" office:value="216023.99" table:content-validation-name="val2" table:style-name="ce21">
            <text:p>£216,023.99</text:p>
          </table:table-cell>
          <table:table-cell office:value-type="currency" office:value="116521.48" table:content-validation-name="val2" table:style-name="ce21">
            <text:p>£116,521.48</text:p>
          </table:table-cell>
          <table:table-cell office:value-type="currency" office:value="332545.46999999997" table:style-name="ce22">
            <text:p>£332,545.47</text:p>
          </table:table-cell>
          <table:table-cell office:value-type="currency" office:value="3803617.08" table:style-name="ce23">
            <text:p>£3,803,617</text:p>
          </table:table-cell>
          <table:table-cell table:style-name="ce28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28" table:style-name="ce1"/>
        </table:table-row>
        <table:table-row table:style-name="ro1">
          <table:table-cell table:style-name="ce8"/>
          <table:table-cell table:style-name="ce50"/>
          <table:table-cell table:style-name="ce51"/>
          <table:table-cell table:style-name="ce42"/>
          <table:table-cell table:style-name="ce45"/>
          <table:table-cell table:style-name="ce42"/>
          <table:table-cell table:style-name="ce45"/>
          <table:table-cell table:style-name="ce42"/>
          <table:table-cell table:style-name="ce45"/>
          <table:table-cell table:style-name="ce42"/>
          <table:table-cell table:style-name="ce45"/>
          <table:table-cell table:style-name="ce42"/>
          <table:table-cell table:style-name="ce45"/>
          <table:table-cell table:style-name="ce42"/>
          <table:table-cell table:style-name="ce45"/>
          <table:table-cell table:content-validation-name="val1" table:style-name="ce15"/>
          <table:table-cell table:content-validation-name="val1" table:style-name="ce16"/>
          <table:table-cell table:style-name="ce47"/>
          <table:table-cell table:style-name="ce56"/>
          <table:table-cell table:style-name="ce47"/>
          <table:table-cell table:style-name="ce56"/>
          <table:table-cell table:style-name="ce62"/>
          <table:table-cell table:style-name="ce71"/>
          <table:table-cell table:style-name="ce47"/>
          <table:table-cell table:style-name="ce56"/>
          <table:table-cell table:style-name="ce15"/>
          <table:table-cell table:style-name="ce16"/>
          <table:table-cell table:content-validation-name="val1" table:style-name="ce17"/>
          <table:table-cell table:content-validation-name="val1" table:style-name="ce18"/>
          <table:table-cell table:content-validation-name="val2" table:style-name="ce30"/>
          <table:table-cell table:content-validation-name="val2" table:style-name="ce30"/>
          <table:table-cell table:content-validation-name="val2" table:style-name="ce30"/>
          <table:table-cell table:content-validation-name="val2" table:style-name="ce30"/>
          <table:table-cell table:content-validation-name="val2" table:style-name="ce30"/>
          <table:table-cell table:content-validation-name="val2" table:style-name="ce30"/>
          <table:table-cell table:style-name="ce20"/>
          <table:table-cell table:content-validation-name="val2" table:style-name="ce30"/>
          <table:table-cell table:content-validation-name="val2" table:style-name="ce30"/>
          <table:table-cell table:number-columns-repeated="2" table:style-name="ce20"/>
          <table:table-cell table:content-validation-name="val1" table:style-name="ce25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28" table:style-name="ce1"/>
        </table:table-row>
        <table:table-row table:style-name="ro4">
          <table:table-cell table:style-name="ce8"/>
          <table:table-cell table:style-name="ce50"/>
          <table:table-cell table:style-name="ce51"/>
          <table:table-cell table:style-name="ce52"/>
          <table:table-cell table:style-name="ce53"/>
          <table:table-cell table:style-name="ce66"/>
          <table:table-cell table:style-name="ce70"/>
          <table:table-cell table:style-name="ce67"/>
          <table:table-cell table:style-name="ce68"/>
          <table:table-cell table:style-name="ce69"/>
          <table:table-cell table:style-name="ce54"/>
          <table:table-cell table:style-name="ce52"/>
          <table:table-cell table:style-name="ce53"/>
          <table:table-cell table:style-name="ce52"/>
          <table:table-cell table:style-name="ce53"/>
          <table:table-cell table:content-validation-name="val1" table:style-name="ce15"/>
          <table:table-cell table:content-validation-name="val1" table:style-name="ce16"/>
          <table:table-cell table:style-name="ce58"/>
          <table:table-cell table:style-name="ce57"/>
          <table:table-cell table:style-name="ce61"/>
          <table:table-cell table:style-name="ce59"/>
          <table:table-cell table:style-name="ce63"/>
          <table:table-cell table:style-name="ce72"/>
          <table:table-cell table:style-name="ce74"/>
          <table:table-cell table:style-name="ce73"/>
          <table:table-cell table:style-name="ce32"/>
          <table:table-cell table:style-name="ce16"/>
          <table:table-cell table:content-validation-name="val1" table:style-name="ce17"/>
          <table:table-cell table:content-validation-name="val1" table:style-name="ce18"/>
          <table:table-cell table:content-validation-name="val2" table:style-name="ce30"/>
          <table:table-cell table:content-validation-name="val2" table:style-name="ce30"/>
          <table:table-cell table:content-validation-name="val2" table:style-name="ce30"/>
          <table:table-cell table:content-validation-name="val2" table:style-name="ce30"/>
          <table:table-cell table:content-validation-name="val2" table:style-name="ce30"/>
          <table:table-cell table:content-validation-name="val2" table:style-name="ce30"/>
          <table:table-cell table:style-name="ce20"/>
          <table:table-cell table:content-validation-name="val2" table:style-name="ce30"/>
          <table:table-cell table:content-validation-name="val2" table:style-name="ce30"/>
          <table:table-cell table:style-name="ce20"/>
          <table:table-cell table:style-name="ce22"/>
          <table:table-cell table:content-validation-name="val1" table:style-name="ce26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28" table:style-name="ce1"/>
        </table:table-row>
        <table:table-row table:style-name="ro4">
          <table:table-cell table:style-name="ce8"/>
          <table:table-cell table:style-name="ce50"/>
          <table:table-cell table:style-name="ce51"/>
          <table:table-cell table:style-name="ce52"/>
          <table:table-cell table:style-name="ce53"/>
          <table:table-cell table:style-name="ce66"/>
          <table:table-cell table:style-name="ce70"/>
          <table:table-cell table:style-name="ce67"/>
          <table:table-cell table:style-name="ce68"/>
          <table:table-cell table:style-name="ce69"/>
          <table:table-cell table:style-name="ce54"/>
          <table:table-cell table:style-name="ce52"/>
          <table:table-cell table:style-name="ce53"/>
          <table:table-cell table:style-name="ce52"/>
          <table:table-cell table:style-name="ce53"/>
          <table:table-cell table:content-validation-name="val1" table:style-name="ce15"/>
          <table:table-cell table:content-validation-name="val1" table:style-name="ce16"/>
          <table:table-cell table:style-name="ce58"/>
          <table:table-cell table:style-name="ce57"/>
          <table:table-cell table:style-name="ce61"/>
          <table:table-cell table:style-name="ce59"/>
          <table:table-cell table:style-name="ce63"/>
          <table:table-cell table:style-name="ce72"/>
          <table:table-cell table:style-name="ce74"/>
          <table:table-cell table:style-name="ce73"/>
          <table:table-cell table:style-name="ce32"/>
          <table:table-cell table:style-name="ce16"/>
          <table:table-cell table:content-validation-name="val1" table:style-name="ce17"/>
          <table:table-cell table:content-validation-name="val1" table:style-name="ce18"/>
          <table:table-cell table:content-validation-name="val2" table:style-name="ce30"/>
          <table:table-cell table:content-validation-name="val2" table:style-name="ce30"/>
          <table:table-cell table:content-validation-name="val2" table:style-name="ce30"/>
          <table:table-cell table:content-validation-name="val2" table:style-name="ce30"/>
          <table:table-cell table:number-columns-repeated="2" table:style-name="ce30"/>
          <table:table-cell table:style-name="ce20"/>
          <table:table-cell table:content-validation-name="val2" table:style-name="ce30"/>
          <table:table-cell table:content-validation-name="val2" table:style-name="ce30"/>
          <table:table-cell table:style-name="ce20"/>
          <table:table-cell table:style-name="ce22"/>
          <table:table-cell table:content-validation-name="val1" table:style-name="ce26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28" table:style-name="ce1"/>
        </table:table-row>
        <table:table-row table:number-rows-repeated="87" table:style-name="ro4">
          <table:table-cell table:style-name="ce8"/>
          <table:table-cell table:style-name="ce50"/>
          <table:table-cell table:style-name="ce51"/>
          <table:table-cell table:style-name="ce52"/>
          <table:table-cell table:style-name="ce53"/>
          <table:table-cell table:style-name="ce66"/>
          <table:table-cell table:style-name="ce70"/>
          <table:table-cell table:style-name="ce67"/>
          <table:table-cell table:style-name="ce68"/>
          <table:table-cell table:style-name="ce69"/>
          <table:table-cell table:style-name="ce54"/>
          <table:table-cell table:style-name="ce52"/>
          <table:table-cell table:style-name="ce53"/>
          <table:table-cell table:style-name="ce52"/>
          <table:table-cell table:style-name="ce53"/>
          <table:table-cell table:content-validation-name="val1" table:style-name="ce15"/>
          <table:table-cell table:content-validation-name="val1" table:style-name="ce16"/>
          <table:table-cell table:style-name="ce58"/>
          <table:table-cell table:style-name="ce57"/>
          <table:table-cell table:style-name="ce61"/>
          <table:table-cell table:style-name="ce59"/>
          <table:table-cell table:style-name="ce63"/>
          <table:table-cell table:style-name="ce72"/>
          <table:table-cell table:style-name="ce74"/>
          <table:table-cell table:style-name="ce73"/>
          <table:table-cell table:style-name="ce32"/>
          <table:table-cell table:style-name="ce16"/>
          <table:table-cell table:content-validation-name="val1" table:style-name="ce17"/>
          <table:table-cell table:content-validation-name="val1" table:style-name="ce18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content-validation-name="val2" table:style-name="ce33"/>
          <table:table-cell table:style-name="ce22"/>
          <table:table-cell table:content-validation-name="val2" table:style-name="ce33"/>
          <table:table-cell table:content-validation-name="val2" table:style-name="ce33"/>
          <table:table-cell table:number-columns-repeated="2" table:style-name="ce22"/>
          <table:table-cell table:content-validation-name="val1" table:style-name="ce34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content-validation-name="val1" table:style-name="ce1"/>
          <table:table-cell table:number-columns-repeated="16128" table:style-name="ce1"/>
        </table:table-row>
        <table:table-row table:number-rows-repeated="65436" table:style-name="ro4"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6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5"/>
          <table:table-cell table:content-validation-name="val1" table:style-name="ce36"/>
          <table:table-cell table:content-validation-name="val1" table:style-name="ce2"/>
          <table:table-cell table:content-validation-name="val1" table:style-name="ce37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number-rows-repeated="983042" table:style-name="ro4">
          <table:table-cell table:number-columns-repeated="16384"/>
        </table:table-row>
        <table:named-expressions>
          <table:named-range table:name="Print_Area" table:cell-range-address="Data_sheet.$A$1:Data_sheet.$AO$19" table:base-cell-address="Data_shee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 CE" svg:font-family="&quot;Arial CE&quot;"/>
    <style:font-face style:name="Courier" svg:font-family="Courier"/>
    <style:font-face style:name="Helv" svg:font-family="Helv"/>
    <style:font-face style:name="Gill Sans MT" svg:font-family="&quot;Gill Sans MT&quot;"/>
    <style:font-face style:name="MS Sans Serif" svg:font-family="&quot;MS Sans Serif&quot;"/>
    <style:font-face style:name="Univers 45 Light" svg:font-family="&quot;Univers 45 Light&quot;"/>
    <style:font-face style:name="Book Antiqua" svg:font-family="&quot;Book Antiqua&quot;"/>
    <style:font-face style:name="Times New Roman" svg:font-family="&quot;Times New Roman&quot;"/>
    <style:font-face style:name="Helvetica Black" svg:font-family="&quot;Helvetica Black&quot;"/>
    <style:font-face style:name="Times New Roman CE" svg:font-family="&quot;Times New Roman CE&quot;"/>
    <style:font-face style:name="Verdana" svg:font-family="Verdana"/>
    <style:font-face style:name="Univers (WN)" svg:font-family="&quot;Univers (WN)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-</number:text>
      <number:number number:decimal-places="0" number:min-integer-digits="1" number:grouping="true"/>
      <style:map style:condition="value()&gt;=0" style:apply-style-name="N37P0"/>
    </number:number-style>
    <number:number-style style:name="N38P0">
      <number:number number:decimal-places="0" number:min-integer-digits="1" number:grouping="true"/>
    </number:number-style>
    <number:number-style style:name="N3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number-style style:name="N39">
      <number:text> </number:text>
      <number:number number:min-integer-digits="1"/>
    </number:number-style>
    <number:number-style style:name="N40P0">
      <number:text> </number:text>
      <number:number number:decimal-places="3" number:min-integer-digits="1" number:grouping="true"/>
      <number:text>    </number:text>
    </number:number-style>
    <number:number-style style:name="N40P1">
      <number:text>-</number:text>
      <number:number number:decimal-places="3" number:min-integer-digits="1" number:grouping="true"/>
      <number:text>    </number:text>
    </number:number-style>
    <number:number-style style:name="N40P2">
      <number:text> -</number:text>
      <number:number number:decimal-places="0" number:min-integer-digits="2">
        <number:embedded-text number:position="0">   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1" number:min-integer-digits="1" number:grouping="true"/>
      <number:text> </number:text>
    </number:number-style>
    <number:number-style style:name="N4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41P0"/>
    </number:number-style>
    <number:number-style style:name="N42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"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2P0"/>
    </number:number-style>
    <number:number-style style:name="N43P0">
      <number:text> </number:text>
      <number:number number:decimal-places="1" number:min-integer-digits="1" number:grouping="true"/>
      <number:text> </number:text>
    </number:number-style>
    <number:number-style style:name="N43P1">
      <number:text> (</number:text>
      <number:number number:decimal-places="1" number:min-integer-digits="1" number:grouping="true"/>
      <number:text>)</number:text>
    </number:number-style>
    <number:number-style style:name="N43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3"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number number:decimal-places="0" number:min-integer-digits="1" number:grouping="true"/>
    </number:number-style>
    <number:number-style style:name="N44">
      <style:text-properties fo:color="#FF0000"/>
      <number:text>-</number:text>
      <number:number number:decimal-places="0" number:min-integer-digits="1" number:grouping="true"/>
      <style:map style:condition="value()&gt;=0" style:apply-style-name="N44P0"/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P0">
      <number:number number:decimal-places="0" number:min-integer-digits="1" number:grouping="true"/>
    </number:number-style>
    <number:number-style style:name="N46P1">
      <number:text>-</number:text>
      <number:number number:decimal-places="0" number:min-integer-digits="1" number:grouping="true"/>
    </number:number-style>
    <number:text-style style:name="N46">
      <number:text>-</number:text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1" number:grouping="true"/>
    </number:number-style>
    <number:number-style style:name="N4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7P0"/>
    </number:number-style>
    <number:currency-style style:name="N4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49" number:language="en" number:country="GB">
      <number:currency-symbol number:language="en" number:country="GB">£</number:currency-symbol>
      <number:number number:decimal-places="0" number:min-integer-digits="1" number:grouping="true"/>
    </number:currency-style>
    <number:number-style style:name="N50P0">
      <number:number number:decimal-places="0" number:min-integer-digits="1" number:grouping="true"/>
    </number:number-style>
    <number:number-style style:name="N50P1">
      <number:text>(</number:text>
      <number:number number:decimal-places="0" number:min-integer-digits="1" number:grouping="true">
        <number:embedded-text number:position="0"> </number:embedded-text>
      </number:number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">
      <style:text-properties fo:color="#FF0000"/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2P0"/>
    </number:number-style>
    <number:number-style style:name="N53P0">
      <number:text>$</number:text>
      <number:number number:decimal-places="2" number:min-integer-digits="1" number:grouping="true"/>
      <number:text> </number:text>
    </number:number-style>
    <number:number-style style:name="N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3P0"/>
    </number:number-style>
    <number:currency-style style:name="N54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4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4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date-style style:name="N55">
      <number:day number:style="long"/>
      <number:text>:</number:text>
      <number:hours number:style="long"/>
      <number:text>:</number:text>
      <number:minutes number:style="long"/>
    </number:date-style>
    <number:date-style style:name="N56">
      <number:day-of-week number:style="long"/>
      <number:text>/</number:text>
      <number:month number:style="long"/>
      <number:text>/</number:text>
      <number:year number:style="long"/>
    </number:date-style>
    <number:date-style style:name="N57">
      <number:day/>
      <number:text>-</number:text>
      <number:month number:textual="true"/>
      <number:text>-</number:text>
      <number:year/>
      <number:text>   </number:text>
      <number:hours/>
      <number:text>:</number:text>
      <number:minutes number:style="long"/>
    </number:date-style>
    <number:date-style style:name="N58">
      <number:month/>
      <number:text>/</number:text>
      <number:day/>
      <number:text>/</number:text>
      <number:year number:style="long"/>
    </number:date-style>
    <number:number-style style:name="N59P0">
      <number:number number:decimal-places="1" number:min-integer-digits="1" number:grouping="true"/>
      <number:text> </number:text>
    </number:number-style>
    <number:number-style style:name="N59">
      <number:text>(</number:text>
      <number:number number:decimal-places="1" number:min-integer-digits="1" number:grouping="true"/>
      <number:text>)</number:text>
      <style:map style:condition="value()&gt;=0" style:apply-style-name="N59P0"/>
    </number:number-style>
    <number:number-style style:name="N60P0">
      <number:number number:decimal-places="2" number:min-integer-digits="1" number:grouping="true"/>
    </number:number-style>
    <number:number-style style:name="N60">
      <number:text>-</number:text>
      <number:number number:decimal-places="2" number:min-integer-digits="1" number:grouping="true"/>
      <style:map style:condition="value()&gt;=0" style:apply-style-name="N60P0"/>
    </number:number-style>
    <number:number-style style:name="N61P0">
      <number:number number:decimal-places="3" number:min-integer-digits="1" number:grouping="true"/>
      <number:text> </number:text>
    </number:number-style>
    <number:number-style style:name="N61">
      <number:text>(</number:text>
      <number:number number:decimal-places="3" number:min-integer-digits="1" number:grouping="true"/>
      <number:text>)</number:text>
      <style:map style:condition="value()&gt;=0" style:apply-style-name="N61P0"/>
    </number:number-style>
    <number:number-style style:name="N62P0">
      <number:text> </number:text>
      <number:number number:decimal-places="2" number:min-integer-digits="1" number:grouping="true"/>
      <number:text>   </number:text>
    </number:number-style>
    <number:number-style style:name="N62P1">
      <number:text>-</number:text>
      <number:number number:decimal-places="2" number:min-integer-digits="1" number:grouping="true"/>
      <number:text>   </number:text>
    </number:number-style>
    <number:number-style style:name="N62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date-style style:name="N63">
      <number:month number:style="long"/>
      <number:text>/</number:text>
      <number:day number:style="long"/>
      <number:text>/</number:text>
      <number:year/>
    </number:date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percentage-style style:name="N65P0">
      <number:number number:decimal-places="2" number:min-integer-digits="1"/>
      <number:text>%</number:text>
    </number:percentage-style>
    <number:percentage-style style:name="N65">
      <style:text-properties fo:color="#FF0000"/>
      <number:text>(</number:text>
      <number:number number:decimal-places="2" number:min-integer-digits="1"/>
      <number:text>%)</number:text>
      <style:map style:condition="value()&gt;=0" style:apply-style-name="N65P0"/>
    </number:percentage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66P0"/>
    </number:number-style>
    <number:percentage-style style:name="N67">
      <number:number number:decimal-places="1" number:min-integer-digits="1"/>
      <number:text>%</number:text>
    </number:percentage-style>
    <number:time-style style:name="N68">
      <number:hours number:style="long"/>
      <number:text>:</number:text>
      <number:minutes number:style="long"/>
    </number:time-style>
    <number:number-style style:name="N69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70P0">
      <number:number number:decimal-places="0" number:min-integer-digits="1" number:grouping="true"/>
    </number:number-style>
    <number:number-style style:name="N70P1">
      <number:text>(</number:text>
      <number:number number:decimal-places="0" number:min-integer-digits="1" number:grouping="true">
        <number:embedded-text number:position="0">)</number:embedded-text>
      </number:number>
    </number:number-style>
    <number:text-style style:name="N70">
      <number:text>-</number:text>
      <style:map style:condition="value()&gt;0" style:apply-style-name="N70P0"/>
      <style:map style:condition="value()&lt;0" style:apply-style-name="N70P1"/>
    </number:text-style>
    <number:percentage-style style:name="N71P0">
      <number:number number:decimal-places="0" number:min-integer-digits="1"/>
      <number:text>%</number:text>
    </number:percentage-style>
    <number:percentage-style style:name="N71P1">
      <number:text>(</number:text>
      <number:number number:decimal-places="0" number:min-integer-digits="1">
        <number:embedded-text number:position="0">)</number:embedded-text>
      </number:number>
      <number:text>%</number:text>
    </number:percentage-style>
    <number:text-style style:name="N71">
      <number:text>-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4" number:min-integer-digits="1" number:grouping="true"/>
    </number:number-style>
    <number:number-style style:name="N72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72P0"/>
    </number:number-style>
    <number:number-style style:name="N73P0">
      <number:text>$</number:text>
      <number:number number:decimal-places="0" number:min-integer-digits="1" number:grouping="true"/>
    </number:number-style>
    <number:number-style style:name="N73">
      <number:text>-$</number:text>
      <number:number number:decimal-places="0" number:min-integer-digits="1" number:grouping="true"/>
      <style:map style:condition="value()&gt;=0" style:apply-style-name="N73P0"/>
    </number:number-style>
    <number:number-style style:name="N74P0">
      <number:text>$</number:text>
      <number:number number:decimal-places="2" number:min-integer-digits="1" number:grouping="true"/>
    </number:number-style>
    <number:number-style style:name="N74">
      <number:text>-$</number:text>
      <number:number number:decimal-places="2" number:min-integer-digits="1" number:grouping="true"/>
      <style:map style:condition="value()&gt;=0" style:apply-style-name="N74P0"/>
    </number:number-style>
    <number:number-style style:name="N75P0">
      <number:text> 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75P1">
      <number:text>-</number:text>
      <number:number number:decimal-places="0" number:min-integer-digits="1" number:grouping="true">
        <number:embedded-text number:position="0">   </number:embedded-text>
      </number:number>
    </number:number-style>
    <number:text-style style:name="N75P2">
      <number:text> -   </number:text>
    </number:text-style>
    <number:text-style style:name="N75">
      <number:text> </number:text>
      <number:text-content/>
      <number:text> </number:text>
      <style:map style:condition="value()&gt;0" style:apply-style-name="N75P0"/>
      <style:map style:condition="value()&lt;0" style:apply-style-name="N75P1"/>
      <style:map style:condition="value()=0" style:apply-style-name="N75P2"/>
    </number:text-style>
    <number:number-style style:name="N76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6P1">
      <number:text> $ -</number:text>
      <number:number number:decimal-places="0" number:min-integer-digits="1" number:grouping="true">
        <number:embedded-text number:position="0"> </number:embedded-text>
      </number:number>
    </number:number-style>
    <number:text-style style:name="N76P2">
      <number:text> $ - </number:text>
    </number:text-style>
    <number:text-style style:name="N76">
      <number:text> </number:text>
      <number:text-content/>
      <number:text> </number:text>
      <style:map style:condition="value()&gt;0" style:apply-style-name="N76P0"/>
      <style:map style:condition="value()&lt;0" style:apply-style-name="N76P1"/>
      <style:map style:condition="value()=0" style:apply-style-name="N76P2"/>
    </number:text-style>
    <number:number-style style:name="N77P0">
      <number:text> $ </number:text>
      <number:number number:decimal-places="2" number:min-integer-digits="1" number:grouping="true"/>
      <number:text> </number:text>
    </number:number-style>
    <number:number-style style:name="N77P1">
      <number:text> $ -</number:text>
      <number:number number:decimal-places="2" number:min-integer-digits="1" number:grouping="true"/>
      <number:text> </number:text>
    </number:number-style>
    <number:number-style style:name="N77P2">
      <number:text> $ -</number:text>
      <number:number number:decimal-places="0" number:min-integer-digits="2">
        <number:embedded-text number:position="0"> </number:embedded-text>
      </number:number>
    </number:number-style>
    <number:text-style style:name="N77">
      <number:text> </number:text>
      <number:text-content/>
      <number:text> </number:text>
      <style:map style:condition="value()&gt;0" style:apply-style-name="N77P0"/>
      <style:map style:condition="value()&lt;0" style:apply-style-name="N77P1"/>
      <style:map style:condition="value()=0" style:apply-style-name="N77P2"/>
    </number:text-style>
    <number:number-style style:name="N78P0">
      <number:text> </number:text>
      <number:number number:decimal-places="2" number:min-integer-digits="1" number:grouping="true"/>
      <number:text> </number:text>
    </number:number-style>
    <number:number-style style:name="N78P1">
      <number:text> -</number:text>
      <number:number number:decimal-places="2" number:min-integer-digits="1" number:grouping="true"/>
      <number:text> </number:text>
    </number:number-style>
    <number:number-style style:name="N7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8">
      <number:text> </number:text>
      <number:text-content/>
      <number:text> </number:text>
      <style:map style:condition="value()&gt;0" style:apply-style-name="N78P0"/>
      <style:map style:condition="value()&lt;0" style:apply-style-name="N78P1"/>
      <style:map style:condition="value()=0" style:apply-style-name="N78P2"/>
    </number:text-style>
    <number:number-style style:name="N79P0">
      <number:text>$</number:text>
      <number:number number:decimal-places="0" number:min-integer-digits="1" number:grouping="true"/>
    </number:number-style>
    <number:number-style style:name="N79">
      <style:text-properties fo:color="#FF0000"/>
      <number:text>-$</number:text>
      <number:number number:decimal-places="0" number:min-integer-digits="1" number:grouping="true"/>
      <style:map style:condition="value()&gt;=0" style:apply-style-name="N79P0"/>
    </number:number-style>
    <number:date-style style:name="N80">
      <number:month number:textual="true"/>
      <number:text>-</number:text>
      <number:year/>
      <number:text> </number:text>
    </number:date-style>
    <number:number-style style:name="N81P0">
      <number:number number:decimal-places="0" number:min-integer-digits="1" number:grouping="true">
        <number:embedded-text number:position="0"> $</number:embedded-text>
      </number:number>
    </number:number-style>
    <number:number-style style:name="N81">
      <number:text>-</number:text>
      <number:number number:decimal-places="0" number:min-integer-digits="1" number:grouping="true">
        <number:embedded-text number:position="0"> $</number:embedded-text>
      </number:number>
      <style:map style:condition="value()&gt;=0" style:apply-style-name="N81P0"/>
    </number:number-style>
    <number:currency-style style:name="N82P0" number:language="en" number:country="GB">
      <number:text> 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82P1" number:language="en" number:country="GB">
      <number:text>-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82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82">
      <number:text> </number:text>
      <number:text-content/>
      <number:text> </number:text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3P0">
      <number:number number:decimal-places="2" number:min-integer-digits="1" number:grouping="true"/>
    </number:number-style>
    <number:number-style style:name="N83P1">
      <style:text-properties fo:color="#FF0000"/>
      <number:text>(</number:text>
      <number:number number:decimal-places="2" number:min-integer-digits="1" number:grouping="true"/>
      <number:text>)</number:text>
    </number:number-style>
    <number:text-style style:name="N83">
      <number:text>-</number:text>
      <style:map style:condition="value()&gt;0" style:apply-style-name="N83P0"/>
      <style:map style:condition="value()&lt;0" style:apply-style-name="N83P1"/>
    </number:text-style>
    <number:percentage-style style:name="N84P0">
      <number:number number:decimal-places="1" number:min-integer-digits="1"/>
      <number:text>%</number:text>
    </number:percentage-style>
    <number:percentage-style style:name="N84">
      <number:text>(</number:text>
      <number:number number:decimal-places="1" number:min-integer-digits="1"/>
      <number:text>%)</number:text>
      <style:map style:condition="value()&gt;=0" style:apply-style-name="N84P0"/>
    </number:percentage-style>
    <number:percentage-style style:name="N85P0">
      <number:number number:decimal-places="0" number:min-integer-digits="1"/>
      <number:text>% </number:text>
    </number:percentage-style>
    <number:percentage-style style:name="N85">
      <style:text-properties fo:color="#FF0000"/>
      <number:text>(</number:text>
      <number:number number:decimal-places="0" number:min-integer-digits="1"/>
      <number:text>%)</number:text>
      <style:map style:condition="value()&gt;=0" style:apply-style-name="N85P0"/>
    </number:percentage-style>
    <number:percentage-style style:name="N86P0">
      <number:number number:decimal-places="1" number:min-integer-digits="1"/>
      <number:text>% </number:text>
    </number:percentage-style>
    <number:percentage-style style:name="N86">
      <style:text-properties fo:color="#FF0000"/>
      <number:text>(</number:text>
      <number:number number:decimal-places="1" number:min-integer-digits="1"/>
      <number:text>%)</number:text>
      <style:map style:condition="value()&gt;=0" style:apply-style-name="N86P0"/>
    </number:percentage-style>
    <number:percentage-style style:name="N87P0">
      <number:number number:decimal-places="1" number:min-integer-digits="1"/>
      <number:text>%</number:text>
    </number:percentage-style>
    <number:percentage-style style:name="N87">
      <style:text-properties fo:color="#FF0000"/>
      <number:text>-</number:text>
      <number:number number:decimal-places="1" number:min-integer-digits="1"/>
      <number:text>%</number:text>
      <style:map style:condition="value()&gt;=0" style:apply-style-name="N87P0"/>
    </number:percentage-style>
    <number:number-style style:name="N88">
      <number:number number:decimal-places="0" number:min-integer-digits="11">
        <number:embedded-text number:position="5"> </number:embedded-text>
      </number:number>
    </number:number-style>
    <number:number-style style:name="N89P0">
      <number:number number:decimal-places="0" number:min-integer-digits="4"/>
    </number:number-style>
    <number:number-style style:name="N89">
      <number:number number:min-integer-digits="1"/>
      <style:map style:condition="value()&lt;=9999" style:apply-style-name="N89P0"/>
    </number:number-style>
    <number:number-style style:name="N90P0">
      <number:text>N-</number:text>
      <number:number number:decimal-places="0" number:min-integer-digits="4"/>
    </number:number-style>
    <number:number-style style:name="N90">
      <number:number number:min-integer-digits="1"/>
      <style:map style:condition="value()&lt;=9999" style:apply-style-name="N90P0"/>
    </number:number-style>
    <number:text-style style:name="N91P0"/>
    <number:text-style style:name="N91P1"/>
    <number:text-style style:name="N91P2"/>
    <number:text-style style:name="N91">
      <style:map style:condition="value()&gt;0" style:apply-style-name="N91P0"/>
      <style:map style:condition="value()&lt;0" style:apply-style-name="N91P1"/>
      <style:map style:condition="value()=0" style:apply-style-name="N91P2"/>
    </number:text-style>
    <number:text-style style:name="N92P0"/>
    <number:text-style style:name="N92P1"/>
    <number:text-style style:name="N92">
      <style:map style:condition="value()&gt;0" style:apply-style-name="N92P0"/>
      <style:map style:condition="value()&lt;0" style:apply-style-name="N92P1"/>
    </number:text-style>
    <number:number-style style:name="N93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93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93P0"/>
    </number:number-style>
    <number:number-style style:name="N94P0">
      <number:number number:decimal-places="0" number:min-integer-digits="0" number:grouping="true" number:display-factor="1000">
        <number:embedded-text number:position="0"> </number:embedded-text>
      </number:number>
    </number:number-style>
    <number:number-style style:name="N94">
      <style:text-properties fo:color="#FF0000"/>
      <number:text>(</number:text>
      <number:number number:decimal-places="0" number:min-integer-digits="0" number:grouping="true" number:display-factor="1000">
        <number:embedded-text number:position="0">)</number:embedded-text>
      </number:number>
      <style:map style:condition="value()&gt;=0" style:apply-style-name="N94P0"/>
    </number:number-style>
    <number:number-style style:name="N95P0">
      <number:number number:decimal-places="1" number:min-integer-digits="0" number:grouping="true" number:display-factor="1000"/>
      <number:text> </number:text>
    </number:number-style>
    <number:number-style style:name="N95">
      <style:text-properties fo:color="#FF0000"/>
      <number:text>(</number:text>
      <number:number number:decimal-places="1" number:min-integer-digits="0" number:grouping="true" number:display-factor="1000"/>
      <number:text>)</number:text>
      <style:map style:condition="value()&gt;=0" style:apply-style-name="N95P0"/>
    </number:number-style>
    <number:time-style style:name="N96">
      <number:hours/>
      <number:text>:</number:text>
      <number:minutes number:style="long"/>
      <number:text> </number:text>
      <number:am-pm/>
    </number:time-style>
    <number:time-style style:name="N97" number:truncate-on-overflow="false">
      <number:hours/>
      <number:text>:</number:text>
      <number:minutes number:style="long"/>
    </number:time-style>
    <number:time-style style:name="N98" number:truncate-on-overflow="false">
      <number:hours number:style="long"/>
      <number:text>:</number:text>
      <number:minutes number:style="long"/>
    </number:time-style>
    <number:number-style style:name="N99">
      <number:number number:decimal-places="0" number:min-integer-digits="2"/>
    </number:number-style>
    <number:number-style style:name="N100">
      <number:number number:decimal-places="0" number:min-integer-digits="3"/>
    </number:number-style>
    <number:number-style style:name="N101">
      <number:number number:decimal-places="0" number:min-integer-digits="1" number:grouping="true" number:display-factor="1000"/>
    </number:number-style>
    <number:number-style style:name="N102P0">
      <style:text-properties fo:color="#0000FF"/>
      <number:number number:decimal-places="2" number:min-integer-digits="1" number:grouping="true"/>
    </number:number-style>
    <number:number-style style:name="N102P1">
      <style:text-properties fo:color="#FF0000"/>
      <number:text>-</number:text>
      <number:number number:decimal-places="2" number:min-integer-digits="1" number:grouping="true"/>
    </number:number-style>
    <number:number-style style:name="N102">
      <number:number number:decimal-places="2" number:min-integer-digits="1"/>
      <style:map style:condition="value()&gt;0" style:apply-style-name="N102P0"/>
      <style:map style:condition="value()&lt;0" style:apply-style-name="N102P1"/>
    </number:number-style>
    <number:number-style style:name="N103P0">
      <number:text>kr</number:text>
      <number:number number:decimal-places="0" number:min-integer-digits="1" number:grouping="true" number:display-factor="1000"/>
    </number:number-style>
    <number:number-style style:name="N103">
      <number:text>kr-</number:text>
      <number:number number:decimal-places="0" number:min-integer-digits="1" number:grouping="true" number:display-factor="1000"/>
      <style:map style:condition="value()&gt;=0" style:apply-style-name="N103P0"/>
    </number:number-style>
    <number:number-style style:name="N104P0">
      <style:text-properties fo:color="#0000FF"/>
      <number:text>kr</number:text>
      <number:number number:decimal-places="2" number:min-integer-digits="1" number:grouping="true"/>
    </number:number-style>
    <number:number-style style:name="N104P1">
      <style:text-properties fo:color="#FF0000"/>
      <number:text>kr-</number:text>
      <number:number number:decimal-places="2" number:min-integer-digits="1" number:grouping="true"/>
    </number:number-style>
    <number:number-style style:name="N104">
      <number:number number:decimal-places="2" number:min-integer-digits="1"/>
      <style:map style:condition="value()&gt;0" style:apply-style-name="N104P0"/>
      <style:map style:condition="value()&lt;0" style:apply-style-name="N104P1"/>
    </number:number-style>
    <number:number-style style:name="N105P0">
      <number:text> Ł</number:text>
      <number:number number:decimal-places="0" number:min-integer-digits="1" number:grouping="true">
        <number:embedded-text number:position="0"> </number:embedded-text>
      </number:number>
    </number:number-style>
    <number:number-style style:name="N105P1">
      <number:text>-Ł</number:text>
      <number:number number:decimal-places="0" number:min-integer-digits="1" number:grouping="true">
        <number:embedded-text number:position="0"> </number:embedded-text>
      </number:number>
    </number:number-style>
    <number:text-style style:name="N105P2">
      <number:text> Ł- </number:text>
    </number:text-style>
    <number:text-style style:name="N105">
      <number:text> </number:text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number-style style:name="N106P0">
      <number:text> Ł</number:text>
      <number:number number:decimal-places="2" number:min-integer-digits="1" number:grouping="true"/>
      <number:text> </number:text>
    </number:number-style>
    <number:number-style style:name="N106P1">
      <number:text>-Ł</number:text>
      <number:number number:decimal-places="2" number:min-integer-digits="1" number:grouping="true"/>
      <number:text> </number:text>
    </number:number-style>
    <number:number-style style:name="N106P2">
      <number:text> Ł-</number:text>
      <number:number number:decimal-places="0" number:min-integer-digits="2">
        <number:embedded-text number:position="0"> </number:embedded-text>
      </number:number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">
      <number:number number:decimal-places="0" number:min-integer-digits="1">
        <number:embedded-text number:position="0"> </number:embedded-text>
      </number:number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2_1_32_2" style:display-name=" 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2_1_32_3" style:display-name=" 1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10_JournalTemplate_61_C_58__92_COMFO_92_CTALK_92_JOURSTD.TPL_10_LbStateAddress_61_3_32_3_32_0_32_251_32_1_32_89_32_2_32_311_10_LbStateJou_32_2" style:display-name="&#10;JournalTemplate=C:\COMFO\CTALK\JOURSTD.TPL&#10;LbStateAddress=3 3 0 251 1 89 2 311&#10;LbStateJou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10_JournalTemplate_61_C_58__92_COMFO_92_CTALK_92_JOURSTD.TPL_10_LbStateAddress_61_3_32_3_32_0_32_251_32_1_32_89_32_2_32_311_10_LbStateJou_32_3" style:display-name="&#10;JournalTemplate=C:\COMFO\CTALK\JOURSTD.TPL&#10;LbStateAddress=3 3 0 251 1 89 2 311&#10;LbStateJou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37__32_2" style:display-name="% 2" style:family="table-cell" style:data-style-name="N0">
      <style:table-cell-properties style:vertical-align="automatic" fo:background-color="transparent"/>
    </style:style>
    <style:style style:name="_37__32_2_32_2" style:display-name="%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7__32_2_32_2_32_2" style:display-name="%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7__32_2_32_2_32_3" style:display-name="% 2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7__32_2_32_3" style:display-name="% 2 3" style:family="table-cell" style:data-style-name="N0">
      <style:table-cell-properties style:vertical-align="automatic" fo:background-color="transparent"/>
    </style:style>
    <style:style style:name="_37__32_2_32_4" style:display-name="% 2 4" style:family="table-cell" style:data-style-name="N0">
      <style:table-cell-properties style:vertical-align="automatic" fo:background-color="transparent"/>
    </style:style>
    <style:style style:name="_37__32_3" style:display-name="% 3" style:family="table-cell" style:data-style-name="N0">
      <style:table-cell-properties style:vertical-align="automatic" fo:background-color="transparent"/>
    </style:style>
    <style:style style:name="_37__32_3_32_2" style:display-name="% 3 2" style:family="table-cell" style:data-style-name="N0">
      <style:table-cell-properties style:vertical-align="automatic" fo:background-color="transparent"/>
    </style:style>
    <style:style style:name="_37__32_3_32_3" style:display-name="% 3 3" style:family="table-cell" style:data-style-name="N0">
      <style:table-cell-properties style:vertical-align="automatic" fo:background-color="transparent"/>
    </style:style>
    <style:style style:name="_37__32_4" style:display-name="% 4" style:family="table-cell" style:data-style-name="N0">
      <style:table-cell-properties style:vertical-align="automatic" fo:background-color="transparent"/>
    </style:style>
    <style:style style:name="_37__32_5" style:display-name="% 5" style:family="table-cell" style:data-style-name="N0">
      <style:table-cell-properties style:vertical-align="automatic" fo:background-color="transparent"/>
    </style:style>
    <style:style style:name="_37__32_6" style:display-name="% 6" style:family="table-cell" style:data-style-name="N0">
      <style:table-cell-properties style:vertical-align="automatic" fo:background-color="transparent"/>
    </style:style>
    <style:style style:name="_37__Apr_32_12_32_template_32_v1" style:display-name="%_Apr 12 template v1" style:family="table-cell" style:data-style-name="N0">
      <style:table-cell-properties style:vertical-align="automatic" fo:background-color="transparent"/>
    </style:style>
    <style:style style:name="_37__Apr_32_12_32_template_32_v1_32_2" style:display-name="%_Apr 12 template v1 2" style:family="table-cell" style:data-style-name="N0">
      <style:table-cell-properties style:vertical-align="automatic" fo:background-color="transparent"/>
    </style:style>
    <style:style style:name="_37__Apr_32_12_32_template_32_v1_32_3" style:display-name="%_Apr 12 template v1 3" style:family="table-cell" style:data-style-name="N0">
      <style:table-cell-properties style:vertical-align="automatic" fo:background-color="transparent"/>
    </style:style>
    <style:style style:name="_37__Checking_32_file" style:display-name="%_Checking file" style:family="table-cell" style:data-style-name="N0">
      <style:table-cell-properties style:vertical-align="automatic" fo:background-color="transparent"/>
    </style:style>
    <style:style style:name="_37__Checking_32_file_32_2" style:display-name="%_Checking file 2" style:family="table-cell" style:data-style-name="N0">
      <style:table-cell-properties style:vertical-align="automatic" fo:background-color="transparent"/>
    </style:style>
    <style:style style:name="_37__Checking_32_file_32_3" style:display-name="%_Checking file 3" style:family="table-cell" style:data-style-name="N0">
      <style:table-cell-properties style:vertical-align="automatic" fo:background-color="transparent"/>
    </style:style>
    <style:style style:name="_PERSONAL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32_2" style:display-name="_PERSONAL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32_3" style:display-name="_PERSONAL 3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_32_2" style:display-name="_PERSONAL_1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_32_3" style:display-name="_PERSONAL_1 3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168__160_L_338_B" style:display-name="¨ LŒB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72__181_rka" style:display-name="¬µrk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172__181_rka_32_2" style:display-name="¬µrk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172__181_rka_32_3" style:display-name="¬µrka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49__32_000_32_K_63__0f83zm4yytAvDZPSbNxjaUl2F" style:display-name="1 000 K?_0f83zm4yytAvDZPSbNxjaUl2F" style:family="table-cell" style:data-style-name="N39"/>
    <style:style style:name="_49__32_000_32_Kc_CTD" style:display-name="1 000 Kc_CTD" style:family="table-cell" style:data-style-name="N40"/>
    <style:style style:name="_50_0_37__32_-_32_Accent1_32_2" style:display-name="20% - Accent1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" style:display-name="20% - Accent1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" style:display-name="20% - Accent1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_32_2" style:display-name="20% - Accent1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_32_2_32_2" style:display-name="20% - Accent1 2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_32_2_32_3" style:display-name="20% - Accent1 2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_32_3" style:display-name="20% - Accent1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_32_4" style:display-name="20% - Accent1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3" style:display-name="20% - Accent1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3_32_2" style:display-name="20% - Accent1 2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3_32_3" style:display-name="20% - Accent1 2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4" style:display-name="20% - Accent1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5" style:display-name="20% - Accent1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" style:display-name="20% - Accent1 2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_32_2" style:display-name="20% - Accent1 2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_32_2_32_2" style:display-name="20% - Accent1 2 3 2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_32_2_32_3" style:display-name="20% - Accent1 2 3 2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_32_3" style:display-name="20% - Accent1 2 3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_32_4" style:display-name="20% - Accent1 2 3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4" style:display-name="20% - Accent1 2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4_32_2" style:display-name="20% - Accent1 2 4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4_32_3" style:display-name="20% - Accent1 2 4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5" style:display-name="20% - Accent1 2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6" style:display-name="20% - Accent1 2 6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" style:display-name="20% - Accent1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" style:display-name="20% - Accent1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_32_2" style:display-name="20% - Accent1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_32_2_32_2" style:display-name="20% - Accent1 3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_32_2_32_3" style:display-name="20% - Accent1 3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_32_3" style:display-name="20% - Accent1 3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_32_4" style:display-name="20% - Accent1 3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3" style:display-name="20% - Accent1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3_32_2" style:display-name="20% - Accent1 3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3_32_3" style:display-name="20% - Accent1 3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4" style:display-name="20% - Accent1 3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5" style:display-name="20% - Accent1 3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" style:display-name="20% - Accent1 3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_32_2" style:display-name="20% - Accent1 3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_32_2_32_2" style:display-name="20% - Accent1 3 3 2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_32_2_32_3" style:display-name="20% - Accent1 3 3 2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_32_3" style:display-name="20% - Accent1 3 3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_32_4" style:display-name="20% - Accent1 3 3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4" style:display-name="20% - Accent1 3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4_32_2" style:display-name="20% - Accent1 3 4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4_32_3" style:display-name="20% - Accent1 3 4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5" style:display-name="20% - Accent1 3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6" style:display-name="20% - Accent1 3 6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" style:display-name="20% - Accent1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" style:display-name="20% - Accent1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" style:display-name="20% - Accent1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_32_2" style:display-name="20% - Accent1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_32_2_32_2" style:display-name="20% - Accent1 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_32_2_32_3" style:display-name="20% - Accent1 4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_32_3" style:display-name="20% - Accent1 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_32_4" style:display-name="20% - Accent1 4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3" style:display-name="20% - Accent1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3_32_2" style:display-name="20% - Accent1 4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3_32_3" style:display-name="20% - Accent1 4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4" style:display-name="20% - Accent1 4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5" style:display-name="20% - Accent1 4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" style:display-name="20% - Accent1 4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_32_2" style:display-name="20% - Accent1 4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_32_2_32_2" style:display-name="20% - Accent1 4 3 2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_32_2_32_3" style:display-name="20% - Accent1 4 3 2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_32_3" style:display-name="20% - Accent1 4 3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_32_4" style:display-name="20% - Accent1 4 3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4" style:display-name="20% - Accent1 4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4_32_2" style:display-name="20% - Accent1 4 4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4_32_3" style:display-name="20% - Accent1 4 4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5" style:display-name="20% - Accent1 4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6" style:display-name="20% - Accent1 4 6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" style:display-name="20% - Accent1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" style:display-name="20% - Accent1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" style:display-name="20% - Accent1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_32_2" style:display-name="20% - Accent1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_32_2_32_2" style:display-name="20% - Accent1 5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_32_2_32_3" style:display-name="20% - Accent1 5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_32_3" style:display-name="20% - Accent1 5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_32_4" style:display-name="20% - Accent1 5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3" style:display-name="20% - Accent1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3_32_2" style:display-name="20% - Accent1 5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3_32_3" style:display-name="20% - Accent1 5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4" style:display-name="20% - Accent1 5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5" style:display-name="20% - Accent1 5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" style:display-name="20% - Accent1 5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_32_2" style:display-name="20% - Accent1 5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_32_2_32_2" style:display-name="20% - Accent1 5 3 2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_32_2_32_3" style:display-name="20% - Accent1 5 3 2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_32_3" style:display-name="20% - Accent1 5 3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_32_4" style:display-name="20% - Accent1 5 3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4" style:display-name="20% - Accent1 5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4_32_2" style:display-name="20% - Accent1 5 4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4_32_3" style:display-name="20% - Accent1 5 4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5" style:display-name="20% - Accent1 5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6" style:display-name="20% - Accent1 5 6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" style:display-name="20% - Accent1 6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" style:display-name="20% - Accent1 6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_32_2" style:display-name="20% - Accent1 6 2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_32_2_32_2" style:display-name="20% - Accent1 6 2 2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_32_2_32_3" style:display-name="20% - Accent1 6 2 2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_32_3" style:display-name="20% - Accent1 6 2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_32_4" style:display-name="20% - Accent1 6 2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3" style:display-name="20% - Accent1 6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3_32_2" style:display-name="20% - Accent1 6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3_32_3" style:display-name="20% - Accent1 6 3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4" style:display-name="20% - Accent1 6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5" style:display-name="20% - Accent1 6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" style:display-name="20% - Accent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" style:display-name="20% - Accent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_32_2" style:display-name="20% - Accent2 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_32_2_32_2" style:display-name="20% - Accent2 2 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_32_2_32_3" style:display-name="20% - Accent2 2 2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_32_3" style:display-name="20% - Accent2 2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_32_4" style:display-name="20% - Accent2 2 2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3" style:display-name="20% - Accent2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3_32_2" style:display-name="20% - Accent2 2 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3_32_3" style:display-name="20% - Accent2 2 2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4" style:display-name="20% - Accent2 2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5" style:display-name="20% - Accent2 2 2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" style:display-name="20% - Accent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_32_2" style:display-name="20% - Accent2 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_32_2_32_2" style:display-name="20% - Accent2 2 3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_32_2_32_3" style:display-name="20% - Accent2 2 3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_32_3" style:display-name="20% - Accent2 2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_32_4" style:display-name="20% - Accent2 2 3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4" style:display-name="20% - Accent2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4_32_2" style:display-name="20% - Accent2 2 4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4_32_3" style:display-name="20% - Accent2 2 4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5" style:display-name="20% - Accent2 2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6" style:display-name="20% - Accent2 2 6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" style:display-name="20% - Accent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" style:display-name="20% - Accent2 3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_32_2" style:display-name="20% - Accent2 3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_32_2_32_2" style:display-name="20% - Accent2 3 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_32_2_32_3" style:display-name="20% - Accent2 3 2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_32_3" style:display-name="20% - Accent2 3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_32_4" style:display-name="20% - Accent2 3 2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3" style:display-name="20% - Accent2 3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3_32_2" style:display-name="20% - Accent2 3 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3_32_3" style:display-name="20% - Accent2 3 2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4" style:display-name="20% - Accent2 3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5" style:display-name="20% - Accent2 3 2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" style:display-name="20% - Accent2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_32_2" style:display-name="20% - Accent2 3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_32_2_32_2" style:display-name="20% - Accent2 3 3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_32_2_32_3" style:display-name="20% - Accent2 3 3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_32_3" style:display-name="20% - Accent2 3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_32_4" style:display-name="20% - Accent2 3 3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4" style:display-name="20% - Accent2 3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4_32_2" style:display-name="20% - Accent2 3 4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4_32_3" style:display-name="20% - Accent2 3 4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5" style:display-name="20% - Accent2 3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6" style:display-name="20% - Accent2 3 6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" style:display-name="20% - Accent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" style:display-name="20% - Accent2 4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" style:display-name="20% - Accent2 4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_32_2" style:display-name="20% - Accent2 4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_32_2_32_2" style:display-name="20% - Accent2 4 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_32_2_32_3" style:display-name="20% - Accent2 4 2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_32_3" style:display-name="20% - Accent2 4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_32_4" style:display-name="20% - Accent2 4 2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3" style:display-name="20% - Accent2 4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3_32_2" style:display-name="20% - Accent2 4 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3_32_3" style:display-name="20% - Accent2 4 2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4" style:display-name="20% - Accent2 4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5" style:display-name="20% - Accent2 4 2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" style:display-name="20% - Accent2 4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_32_2" style:display-name="20% - Accent2 4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_32_2_32_2" style:display-name="20% - Accent2 4 3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_32_2_32_3" style:display-name="20% - Accent2 4 3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_32_3" style:display-name="20% - Accent2 4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_32_4" style:display-name="20% - Accent2 4 3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4" style:display-name="20% - Accent2 4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4_32_2" style:display-name="20% - Accent2 4 4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4_32_3" style:display-name="20% - Accent2 4 4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5" style:display-name="20% - Accent2 4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6" style:display-name="20% - Accent2 4 6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" style:display-name="20% - Accent2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" style:display-name="20% - Accent2 5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" style:display-name="20% - Accent2 5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_32_2" style:display-name="20% - Accent2 5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_32_2_32_2" style:display-name="20% - Accent2 5 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_32_2_32_3" style:display-name="20% - Accent2 5 2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_32_3" style:display-name="20% - Accent2 5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_32_4" style:display-name="20% - Accent2 5 2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3" style:display-name="20% - Accent2 5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3_32_2" style:display-name="20% - Accent2 5 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3_32_3" style:display-name="20% - Accent2 5 2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4" style:display-name="20% - Accent2 5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5" style:display-name="20% - Accent2 5 2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" style:display-name="20% - Accent2 5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_32_2" style:display-name="20% - Accent2 5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_32_2_32_2" style:display-name="20% - Accent2 5 3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_32_2_32_3" style:display-name="20% - Accent2 5 3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_32_3" style:display-name="20% - Accent2 5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_32_4" style:display-name="20% - Accent2 5 3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4" style:display-name="20% - Accent2 5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4_32_2" style:display-name="20% - Accent2 5 4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4_32_3" style:display-name="20% - Accent2 5 4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5" style:display-name="20% - Accent2 5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6" style:display-name="20% - Accent2 5 6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" style:display-name="20% - Accent2 6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" style:display-name="20% - Accent2 6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_32_2" style:display-name="20% - Accent2 6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_32_2_32_2" style:display-name="20% - Accent2 6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_32_2_32_3" style:display-name="20% - Accent2 6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_32_3" style:display-name="20% - Accent2 6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_32_4" style:display-name="20% - Accent2 6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3" style:display-name="20% - Accent2 6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3_32_2" style:display-name="20% - Accent2 6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3_32_3" style:display-name="20% - Accent2 6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4" style:display-name="20% - Accent2 6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5" style:display-name="20% - Accent2 6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" style:display-name="20% - Accent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" style:display-name="20% - Accent3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_32_2" style:display-name="20% - Accent3 2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_32_2_32_2" style:display-name="20% - Accent3 2 2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_32_2_32_3" style:display-name="20% - Accent3 2 2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_32_3" style:display-name="20% - Accent3 2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_32_4" style:display-name="20% - Accent3 2 2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3" style:display-name="20% - Accent3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3_32_2" style:display-name="20% - Accent3 2 2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3_32_3" style:display-name="20% - Accent3 2 2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4" style:display-name="20% - Accent3 2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5" style:display-name="20% - Accent3 2 2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" style:display-name="20% - Accent3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_32_2" style:display-name="20% - Accent3 2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_32_2_32_2" style:display-name="20% - Accent3 2 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_32_2_32_3" style:display-name="20% - Accent3 2 3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_32_3" style:display-name="20% - Accent3 2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_32_4" style:display-name="20% - Accent3 2 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4" style:display-name="20% - Accent3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4_32_2" style:display-name="20% - Accent3 2 4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4_32_3" style:display-name="20% - Accent3 2 4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5" style:display-name="20% - Accent3 2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6" style:display-name="20% - Accent3 2 6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" style:display-name="20% - Accent3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" style:display-name="20% - Accent3 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_32_2" style:display-name="20% - Accent3 3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_32_2_32_2" style:display-name="20% - Accent3 3 2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_32_2_32_3" style:display-name="20% - Accent3 3 2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_32_3" style:display-name="20% - Accent3 3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_32_4" style:display-name="20% - Accent3 3 2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3" style:display-name="20% - Accent3 3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3_32_2" style:display-name="20% - Accent3 3 2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3_32_3" style:display-name="20% - Accent3 3 2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4" style:display-name="20% - Accent3 3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5" style:display-name="20% - Accent3 3 2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" style:display-name="20% - Accent3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_32_2" style:display-name="20% - Accent3 3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_32_2_32_2" style:display-name="20% - Accent3 3 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_32_2_32_3" style:display-name="20% - Accent3 3 3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_32_3" style:display-name="20% - Accent3 3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_32_4" style:display-name="20% - Accent3 3 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4" style:display-name="20% - Accent3 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4_32_2" style:display-name="20% - Accent3 3 4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4_32_3" style:display-name="20% - Accent3 3 4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5" style:display-name="20% - Accent3 3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6" style:display-name="20% - Accent3 3 6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" style:display-name="20% - Accent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" style:display-name="20% - Accent3 4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" style:display-name="20% - Accent3 4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_32_2" style:display-name="20% - Accent3 4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_32_2_32_2" style:display-name="20% - Accent3 4 2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_32_2_32_3" style:display-name="20% - Accent3 4 2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_32_3" style:display-name="20% - Accent3 4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_32_4" style:display-name="20% - Accent3 4 2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3" style:display-name="20% - Accent3 4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3_32_2" style:display-name="20% - Accent3 4 2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3_32_3" style:display-name="20% - Accent3 4 2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4" style:display-name="20% - Accent3 4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5" style:display-name="20% - Accent3 4 2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" style:display-name="20% - Accent3 4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_32_2" style:display-name="20% - Accent3 4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_32_2_32_2" style:display-name="20% - Accent3 4 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_32_2_32_3" style:display-name="20% - Accent3 4 3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_32_3" style:display-name="20% - Accent3 4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_32_4" style:display-name="20% - Accent3 4 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4" style:display-name="20% - Accent3 4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4_32_2" style:display-name="20% - Accent3 4 4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4_32_3" style:display-name="20% - Accent3 4 4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5" style:display-name="20% - Accent3 4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6" style:display-name="20% - Accent3 4 6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" style:display-name="20% - Accent3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" style:display-name="20% - Accent3 5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" style:display-name="20% - Accent3 5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_32_2" style:display-name="20% - Accent3 5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_32_2_32_2" style:display-name="20% - Accent3 5 2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_32_2_32_3" style:display-name="20% - Accent3 5 2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_32_3" style:display-name="20% - Accent3 5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_32_4" style:display-name="20% - Accent3 5 2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3" style:display-name="20% - Accent3 5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3_32_2" style:display-name="20% - Accent3 5 2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3_32_3" style:display-name="20% - Accent3 5 2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4" style:display-name="20% - Accent3 5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5" style:display-name="20% - Accent3 5 2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" style:display-name="20% - Accent3 5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_32_2" style:display-name="20% - Accent3 5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_32_2_32_2" style:display-name="20% - Accent3 5 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_32_2_32_3" style:display-name="20% - Accent3 5 3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_32_3" style:display-name="20% - Accent3 5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_32_4" style:display-name="20% - Accent3 5 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4" style:display-name="20% - Accent3 5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4_32_2" style:display-name="20% - Accent3 5 4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4_32_3" style:display-name="20% - Accent3 5 4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5" style:display-name="20% - Accent3 5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6" style:display-name="20% - Accent3 5 6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" style:display-name="20% - Accent3 6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" style:display-name="20% - Accent3 6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_32_2" style:display-name="20% - Accent3 6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_32_2_32_2" style:display-name="20% - Accent3 6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_32_2_32_3" style:display-name="20% - Accent3 6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_32_3" style:display-name="20% - Accent3 6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_32_4" style:display-name="20% - Accent3 6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3" style:display-name="20% - Accent3 6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3_32_2" style:display-name="20% - Accent3 6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3_32_3" style:display-name="20% - Accent3 6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4" style:display-name="20% - Accent3 6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5" style:display-name="20% - Accent3 6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" style:display-name="20% - Accent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" style:display-name="20% - Accent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_32_2" style:display-name="20% - Accent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_32_2_32_2" style:display-name="20% - Accent4 2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_32_2_32_3" style:display-name="20% - Accent4 2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_32_3" style:display-name="20% - Accent4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_32_4" style:display-name="20% - Accent4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3" style:display-name="20% - Accent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3_32_2" style:display-name="20% - Accent4 2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3_32_3" style:display-name="20% - Accent4 2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4" style:display-name="20% - Accent4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5" style:display-name="20% - Accent4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" style:display-name="20% - Accent4 2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_32_2" style:display-name="20% - Accent4 2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_32_2_32_2" style:display-name="20% - Accent4 2 3 2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_32_2_32_3" style:display-name="20% - Accent4 2 3 2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_32_3" style:display-name="20% - Accent4 2 3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_32_4" style:display-name="20% - Accent4 2 3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4" style:display-name="20% - Accent4 2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4_32_2" style:display-name="20% - Accent4 2 4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4_32_3" style:display-name="20% - Accent4 2 4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5" style:display-name="20% - Accent4 2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6" style:display-name="20% - Accent4 2 6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" style:display-name="20% - Accent4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" style:display-name="20% - Accent4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_32_2" style:display-name="20% - Accent4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_32_2_32_2" style:display-name="20% - Accent4 3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_32_2_32_3" style:display-name="20% - Accent4 3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_32_3" style:display-name="20% - Accent4 3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_32_4" style:display-name="20% - Accent4 3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3" style:display-name="20% - Accent4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3_32_2" style:display-name="20% - Accent4 3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3_32_3" style:display-name="20% - Accent4 3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4" style:display-name="20% - Accent4 3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5" style:display-name="20% - Accent4 3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" style:display-name="20% - Accent4 3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_32_2" style:display-name="20% - Accent4 3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_32_2_32_2" style:display-name="20% - Accent4 3 3 2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_32_2_32_3" style:display-name="20% - Accent4 3 3 2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_32_3" style:display-name="20% - Accent4 3 3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_32_4" style:display-name="20% - Accent4 3 3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4" style:display-name="20% - Accent4 3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4_32_2" style:display-name="20% - Accent4 3 4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4_32_3" style:display-name="20% - Accent4 3 4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5" style:display-name="20% - Accent4 3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6" style:display-name="20% - Accent4 3 6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" style:display-name="20% - Accent4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" style:display-name="20% - Accent4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" style:display-name="20% - Accent4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_32_2" style:display-name="20% - Accent4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_32_2_32_2" style:display-name="20% - Accent4 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_32_2_32_3" style:display-name="20% - Accent4 4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_32_3" style:display-name="20% - Accent4 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_32_4" style:display-name="20% - Accent4 4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3" style:display-name="20% - Accent4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3_32_2" style:display-name="20% - Accent4 4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3_32_3" style:display-name="20% - Accent4 4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4" style:display-name="20% - Accent4 4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5" style:display-name="20% - Accent4 4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" style:display-name="20% - Accent4 4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_32_2" style:display-name="20% - Accent4 4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_32_2_32_2" style:display-name="20% - Accent4 4 3 2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_32_2_32_3" style:display-name="20% - Accent4 4 3 2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_32_3" style:display-name="20% - Accent4 4 3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_32_4" style:display-name="20% - Accent4 4 3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4" style:display-name="20% - Accent4 4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4_32_2" style:display-name="20% - Accent4 4 4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4_32_3" style:display-name="20% - Accent4 4 4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5" style:display-name="20% - Accent4 4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6" style:display-name="20% - Accent4 4 6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" style:display-name="20% - Accent4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" style:display-name="20% - Accent4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" style:display-name="20% - Accent4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_32_2" style:display-name="20% - Accent4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_32_2_32_2" style:display-name="20% - Accent4 5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_32_2_32_3" style:display-name="20% - Accent4 5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_32_3" style:display-name="20% - Accent4 5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_32_4" style:display-name="20% - Accent4 5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3" style:display-name="20% - Accent4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3_32_2" style:display-name="20% - Accent4 5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3_32_3" style:display-name="20% - Accent4 5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4" style:display-name="20% - Accent4 5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5" style:display-name="20% - Accent4 5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" style:display-name="20% - Accent4 5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_32_2" style:display-name="20% - Accent4 5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_32_2_32_2" style:display-name="20% - Accent4 5 3 2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_32_2_32_3" style:display-name="20% - Accent4 5 3 2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_32_3" style:display-name="20% - Accent4 5 3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_32_4" style:display-name="20% - Accent4 5 3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4" style:display-name="20% - Accent4 5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4_32_2" style:display-name="20% - Accent4 5 4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4_32_3" style:display-name="20% - Accent4 5 4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5" style:display-name="20% - Accent4 5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6" style:display-name="20% - Accent4 5 6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" style:display-name="20% - Accent4 6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" style:display-name="20% - Accent4 6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_32_2" style:display-name="20% - Accent4 6 2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_32_2_32_2" style:display-name="20% - Accent4 6 2 2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_32_2_32_3" style:display-name="20% - Accent4 6 2 2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_32_3" style:display-name="20% - Accent4 6 2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_32_4" style:display-name="20% - Accent4 6 2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3" style:display-name="20% - Accent4 6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3_32_2" style:display-name="20% - Accent4 6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3_32_3" style:display-name="20% - Accent4 6 3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4" style:display-name="20% - Accent4 6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5" style:display-name="20% - Accent4 6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" style:display-name="20% - Accent5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" style:display-name="20% - Accent5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_32_2" style:display-name="20% - Accent5 2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_32_2_32_2" style:display-name="20% - Accent5 2 2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_32_2_32_3" style:display-name="20% - Accent5 2 2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_32_3" style:display-name="20% - Accent5 2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_32_4" style:display-name="20% - Accent5 2 2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3" style:display-name="20% - Accent5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3_32_2" style:display-name="20% - Accent5 2 2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3_32_3" style:display-name="20% - Accent5 2 2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4" style:display-name="20% - Accent5 2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5" style:display-name="20% - Accent5 2 2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" style:display-name="20% - Accent5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_32_2" style:display-name="20% - Accent5 2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_32_2_32_2" style:display-name="20% - Accent5 2 3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_32_2_32_3" style:display-name="20% - Accent5 2 3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_32_3" style:display-name="20% - Accent5 2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_32_4" style:display-name="20% - Accent5 2 3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4" style:display-name="20% - Accent5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4_32_2" style:display-name="20% - Accent5 2 4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4_32_3" style:display-name="20% - Accent5 2 4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5" style:display-name="20% - Accent5 2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6" style:display-name="20% - Accent5 2 6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" style:display-name="20% - Accent5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" style:display-name="20% - Accent5 3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_32_2" style:display-name="20% - Accent5 3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_32_2_32_2" style:display-name="20% - Accent5 3 2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_32_2_32_3" style:display-name="20% - Accent5 3 2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_32_3" style:display-name="20% - Accent5 3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_32_4" style:display-name="20% - Accent5 3 2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3" style:display-name="20% - Accent5 3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3_32_2" style:display-name="20% - Accent5 3 2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3_32_3" style:display-name="20% - Accent5 3 2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4" style:display-name="20% - Accent5 3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5" style:display-name="20% - Accent5 3 2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" style:display-name="20% - Accent5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_32_2" style:display-name="20% - Accent5 3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_32_2_32_2" style:display-name="20% - Accent5 3 3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_32_2_32_3" style:display-name="20% - Accent5 3 3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_32_3" style:display-name="20% - Accent5 3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_32_4" style:display-name="20% - Accent5 3 3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4" style:display-name="20% - Accent5 3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4_32_2" style:display-name="20% - Accent5 3 4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4_32_3" style:display-name="20% - Accent5 3 4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5" style:display-name="20% - Accent5 3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6" style:display-name="20% - Accent5 3 6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" style:display-name="20% - Accent5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" style:display-name="20% - Accent5 4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" style:display-name="20% - Accent5 4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_32_2" style:display-name="20% - Accent5 4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_32_2_32_2" style:display-name="20% - Accent5 4 2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_32_2_32_3" style:display-name="20% - Accent5 4 2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_32_3" style:display-name="20% - Accent5 4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_32_4" style:display-name="20% - Accent5 4 2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3" style:display-name="20% - Accent5 4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3_32_2" style:display-name="20% - Accent5 4 2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3_32_3" style:display-name="20% - Accent5 4 2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4" style:display-name="20% - Accent5 4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5" style:display-name="20% - Accent5 4 2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" style:display-name="20% - Accent5 4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_32_2" style:display-name="20% - Accent5 4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_32_2_32_2" style:display-name="20% - Accent5 4 3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_32_2_32_3" style:display-name="20% - Accent5 4 3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_32_3" style:display-name="20% - Accent5 4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_32_4" style:display-name="20% - Accent5 4 3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4" style:display-name="20% - Accent5 4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4_32_2" style:display-name="20% - Accent5 4 4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4_32_3" style:display-name="20% - Accent5 4 4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5" style:display-name="20% - Accent5 4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6" style:display-name="20% - Accent5 4 6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" style:display-name="20% - Accent5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" style:display-name="20% - Accent5 5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" style:display-name="20% - Accent5 5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_32_2" style:display-name="20% - Accent5 5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_32_2_32_2" style:display-name="20% - Accent5 5 2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_32_2_32_3" style:display-name="20% - Accent5 5 2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_32_3" style:display-name="20% - Accent5 5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_32_4" style:display-name="20% - Accent5 5 2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3" style:display-name="20% - Accent5 5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3_32_2" style:display-name="20% - Accent5 5 2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3_32_3" style:display-name="20% - Accent5 5 2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4" style:display-name="20% - Accent5 5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5" style:display-name="20% - Accent5 5 2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" style:display-name="20% - Accent5 5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_32_2" style:display-name="20% - Accent5 5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_32_2_32_2" style:display-name="20% - Accent5 5 3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_32_2_32_3" style:display-name="20% - Accent5 5 3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_32_3" style:display-name="20% - Accent5 5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_32_4" style:display-name="20% - Accent5 5 3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4" style:display-name="20% - Accent5 5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4_32_2" style:display-name="20% - Accent5 5 4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4_32_3" style:display-name="20% - Accent5 5 4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5" style:display-name="20% - Accent5 5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6" style:display-name="20% - Accent5 5 6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" style:display-name="20% - Accent5 6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" style:display-name="20% - Accent5 6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_32_2" style:display-name="20% - Accent5 6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_32_2_32_2" style:display-name="20% - Accent5 6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_32_2_32_3" style:display-name="20% - Accent5 6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_32_3" style:display-name="20% - Accent5 6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_32_4" style:display-name="20% - Accent5 6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3" style:display-name="20% - Accent5 6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3_32_2" style:display-name="20% - Accent5 6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3_32_3" style:display-name="20% - Accent5 6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4" style:display-name="20% - Accent5 6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5" style:display-name="20% - Accent5 6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" style:display-name="20% - Accent6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" style:display-name="20% - Accent6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_32_2" style:display-name="20% - Accent6 2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_32_2_32_2" style:display-name="20% - Accent6 2 2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_32_2_32_3" style:display-name="20% - Accent6 2 2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_32_3" style:display-name="20% - Accent6 2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_32_4" style:display-name="20% - Accent6 2 2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3" style:display-name="20% - Accent6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3_32_2" style:display-name="20% - Accent6 2 2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3_32_3" style:display-name="20% - Accent6 2 2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4" style:display-name="20% - Accent6 2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5" style:display-name="20% - Accent6 2 2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" style:display-name="20% - Accent6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_32_2" style:display-name="20% - Accent6 2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_32_2_32_2" style:display-name="20% - Accent6 2 3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_32_2_32_3" style:display-name="20% - Accent6 2 3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_32_3" style:display-name="20% - Accent6 2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_32_4" style:display-name="20% - Accent6 2 3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4" style:display-name="20% - Accent6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4_32_2" style:display-name="20% - Accent6 2 4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4_32_3" style:display-name="20% - Accent6 2 4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5" style:display-name="20% - Accent6 2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6" style:display-name="20% - Accent6 2 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" style:display-name="20% - Accent6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" style:display-name="20% - Accent6 3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_32_2" style:display-name="20% - Accent6 3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_32_2_32_2" style:display-name="20% - Accent6 3 2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_32_2_32_3" style:display-name="20% - Accent6 3 2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_32_3" style:display-name="20% - Accent6 3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_32_4" style:display-name="20% - Accent6 3 2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3" style:display-name="20% - Accent6 3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3_32_2" style:display-name="20% - Accent6 3 2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3_32_3" style:display-name="20% - Accent6 3 2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4" style:display-name="20% - Accent6 3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5" style:display-name="20% - Accent6 3 2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" style:display-name="20% - Accent6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_32_2" style:display-name="20% - Accent6 3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_32_2_32_2" style:display-name="20% - Accent6 3 3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_32_2_32_3" style:display-name="20% - Accent6 3 3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_32_3" style:display-name="20% - Accent6 3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_32_4" style:display-name="20% - Accent6 3 3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4" style:display-name="20% - Accent6 3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4_32_2" style:display-name="20% - Accent6 3 4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4_32_3" style:display-name="20% - Accent6 3 4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5" style:display-name="20% - Accent6 3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6" style:display-name="20% - Accent6 3 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" style:display-name="20% - Accent6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" style:display-name="20% - Accent6 4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" style:display-name="20% - Accent6 4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_32_2" style:display-name="20% - Accent6 4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_32_2_32_2" style:display-name="20% - Accent6 4 2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_32_2_32_3" style:display-name="20% - Accent6 4 2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_32_3" style:display-name="20% - Accent6 4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_32_4" style:display-name="20% - Accent6 4 2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3" style:display-name="20% - Accent6 4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3_32_2" style:display-name="20% - Accent6 4 2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3_32_3" style:display-name="20% - Accent6 4 2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4" style:display-name="20% - Accent6 4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5" style:display-name="20% - Accent6 4 2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" style:display-name="20% - Accent6 4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_32_2" style:display-name="20% - Accent6 4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_32_2_32_2" style:display-name="20% - Accent6 4 3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_32_2_32_3" style:display-name="20% - Accent6 4 3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_32_3" style:display-name="20% - Accent6 4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_32_4" style:display-name="20% - Accent6 4 3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4" style:display-name="20% - Accent6 4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4_32_2" style:display-name="20% - Accent6 4 4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4_32_3" style:display-name="20% - Accent6 4 4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5" style:display-name="20% - Accent6 4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6" style:display-name="20% - Accent6 4 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" style:display-name="20% - Accent6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" style:display-name="20% - Accent6 5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" style:display-name="20% - Accent6 5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_32_2" style:display-name="20% - Accent6 5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_32_2_32_2" style:display-name="20% - Accent6 5 2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_32_2_32_3" style:display-name="20% - Accent6 5 2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_32_3" style:display-name="20% - Accent6 5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_32_4" style:display-name="20% - Accent6 5 2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3" style:display-name="20% - Accent6 5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3_32_2" style:display-name="20% - Accent6 5 2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3_32_3" style:display-name="20% - Accent6 5 2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4" style:display-name="20% - Accent6 5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5" style:display-name="20% - Accent6 5 2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" style:display-name="20% - Accent6 5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_32_2" style:display-name="20% - Accent6 5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_32_2_32_2" style:display-name="20% - Accent6 5 3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_32_2_32_3" style:display-name="20% - Accent6 5 3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_32_3" style:display-name="20% - Accent6 5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_32_4" style:display-name="20% - Accent6 5 3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4" style:display-name="20% - Accent6 5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4_32_2" style:display-name="20% - Accent6 5 4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4_32_3" style:display-name="20% - Accent6 5 4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5" style:display-name="20% - Accent6 5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6" style:display-name="20% - Accent6 5 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" style:display-name="20% - Accent6 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" style:display-name="20% - Accent6 6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_32_2" style:display-name="20% - Accent6 6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_32_2_32_2" style:display-name="20% - Accent6 6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_32_2_32_3" style:display-name="20% - Accent6 6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_32_3" style:display-name="20% - Accent6 6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_32_4" style:display-name="20% - Accent6 6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3" style:display-name="20% - Accent6 6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3_32_2" style:display-name="20% - Accent6 6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3_32_3" style:display-name="20% - Accent6 6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4" style:display-name="20% - Accent6 6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5" style:display-name="20% - Accent6 6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" style:display-name="40% - Accent1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" style:display-name="40% - Accent1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_32_2" style:display-name="40% - Accent1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_32_2_32_2" style:display-name="40% - Accent1 2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_32_2_32_3" style:display-name="40% - Accent1 2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_32_3" style:display-name="40% - Accent1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_32_4" style:display-name="40% - Accent1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3" style:display-name="40% - Accent1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3_32_2" style:display-name="40% - Accent1 2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3_32_3" style:display-name="40% - Accent1 2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4" style:display-name="40% - Accent1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5" style:display-name="40% - Accent1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" style:display-name="40% - Accent1 2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_32_2" style:display-name="40% - Accent1 2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_32_2_32_2" style:display-name="40% - Accent1 2 3 2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_32_2_32_3" style:display-name="40% - Accent1 2 3 2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_32_3" style:display-name="40% - Accent1 2 3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_32_4" style:display-name="40% - Accent1 2 3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4" style:display-name="40% - Accent1 2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4_32_2" style:display-name="40% - Accent1 2 4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4_32_3" style:display-name="40% - Accent1 2 4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5" style:display-name="40% - Accent1 2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6" style:display-name="40% - Accent1 2 6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" style:display-name="40% - Accent1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" style:display-name="40% - Accent1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_32_2" style:display-name="40% - Accent1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_32_2_32_2" style:display-name="40% - Accent1 3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_32_2_32_3" style:display-name="40% - Accent1 3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_32_3" style:display-name="40% - Accent1 3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_32_4" style:display-name="40% - Accent1 3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3" style:display-name="40% - Accent1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3_32_2" style:display-name="40% - Accent1 3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3_32_3" style:display-name="40% - Accent1 3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4" style:display-name="40% - Accent1 3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5" style:display-name="40% - Accent1 3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" style:display-name="40% - Accent1 3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_32_2" style:display-name="40% - Accent1 3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_32_2_32_2" style:display-name="40% - Accent1 3 3 2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_32_2_32_3" style:display-name="40% - Accent1 3 3 2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_32_3" style:display-name="40% - Accent1 3 3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_32_4" style:display-name="40% - Accent1 3 3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4" style:display-name="40% - Accent1 3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4_32_2" style:display-name="40% - Accent1 3 4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4_32_3" style:display-name="40% - Accent1 3 4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5" style:display-name="40% - Accent1 3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6" style:display-name="40% - Accent1 3 6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" style:display-name="40% - Accent1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" style:display-name="40% - Accent1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" style:display-name="40% - Accent1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_32_2" style:display-name="40% - Accent1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_32_2_32_2" style:display-name="40% - Accent1 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_32_2_32_3" style:display-name="40% - Accent1 4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_32_3" style:display-name="40% - Accent1 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_32_4" style:display-name="40% - Accent1 4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3" style:display-name="40% - Accent1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3_32_2" style:display-name="40% - Accent1 4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3_32_3" style:display-name="40% - Accent1 4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4" style:display-name="40% - Accent1 4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5" style:display-name="40% - Accent1 4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" style:display-name="40% - Accent1 4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_32_2" style:display-name="40% - Accent1 4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_32_2_32_2" style:display-name="40% - Accent1 4 3 2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_32_2_32_3" style:display-name="40% - Accent1 4 3 2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_32_3" style:display-name="40% - Accent1 4 3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_32_4" style:display-name="40% - Accent1 4 3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4" style:display-name="40% - Accent1 4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4_32_2" style:display-name="40% - Accent1 4 4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4_32_3" style:display-name="40% - Accent1 4 4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5" style:display-name="40% - Accent1 4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6" style:display-name="40% - Accent1 4 6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" style:display-name="40% - Accent1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" style:display-name="40% - Accent1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" style:display-name="40% - Accent1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_32_2" style:display-name="40% - Accent1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_32_2_32_2" style:display-name="40% - Accent1 5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_32_2_32_3" style:display-name="40% - Accent1 5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_32_3" style:display-name="40% - Accent1 5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_32_4" style:display-name="40% - Accent1 5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3" style:display-name="40% - Accent1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3_32_2" style:display-name="40% - Accent1 5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3_32_3" style:display-name="40% - Accent1 5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4" style:display-name="40% - Accent1 5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5" style:display-name="40% - Accent1 5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" style:display-name="40% - Accent1 5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_32_2" style:display-name="40% - Accent1 5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_32_2_32_2" style:display-name="40% - Accent1 5 3 2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_32_2_32_3" style:display-name="40% - Accent1 5 3 2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_32_3" style:display-name="40% - Accent1 5 3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_32_4" style:display-name="40% - Accent1 5 3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4" style:display-name="40% - Accent1 5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4_32_2" style:display-name="40% - Accent1 5 4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4_32_3" style:display-name="40% - Accent1 5 4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5" style:display-name="40% - Accent1 5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6" style:display-name="40% - Accent1 5 6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" style:display-name="40% - Accent1 6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" style:display-name="40% - Accent1 6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_32_2" style:display-name="40% - Accent1 6 2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_32_2_32_2" style:display-name="40% - Accent1 6 2 2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_32_2_32_3" style:display-name="40% - Accent1 6 2 2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_32_3" style:display-name="40% - Accent1 6 2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_32_4" style:display-name="40% - Accent1 6 2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3" style:display-name="40% - Accent1 6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3_32_2" style:display-name="40% - Accent1 6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3_32_3" style:display-name="40% - Accent1 6 3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4" style:display-name="40% - Accent1 6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5" style:display-name="40% - Accent1 6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" style:display-name="40% - Accent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" style:display-name="40% - Accent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_32_2" style:display-name="40% - Accent2 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_32_2_32_2" style:display-name="40% - Accent2 2 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_32_2_32_3" style:display-name="40% - Accent2 2 2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_32_3" style:display-name="40% - Accent2 2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_32_4" style:display-name="40% - Accent2 2 2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3" style:display-name="40% - Accent2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3_32_2" style:display-name="40% - Accent2 2 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3_32_3" style:display-name="40% - Accent2 2 2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4" style:display-name="40% - Accent2 2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5" style:display-name="40% - Accent2 2 2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" style:display-name="40% - Accent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_32_2" style:display-name="40% - Accent2 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_32_2_32_2" style:display-name="40% - Accent2 2 3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_32_2_32_3" style:display-name="40% - Accent2 2 3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_32_3" style:display-name="40% - Accent2 2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_32_4" style:display-name="40% - Accent2 2 3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4" style:display-name="40% - Accent2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4_32_2" style:display-name="40% - Accent2 2 4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4_32_3" style:display-name="40% - Accent2 2 4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5" style:display-name="40% - Accent2 2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6" style:display-name="40% - Accent2 2 6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" style:display-name="40% - Accent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" style:display-name="40% - Accent2 3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_32_2" style:display-name="40% - Accent2 3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_32_2_32_2" style:display-name="40% - Accent2 3 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_32_2_32_3" style:display-name="40% - Accent2 3 2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_32_3" style:display-name="40% - Accent2 3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_32_4" style:display-name="40% - Accent2 3 2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3" style:display-name="40% - Accent2 3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3_32_2" style:display-name="40% - Accent2 3 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3_32_3" style:display-name="40% - Accent2 3 2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4" style:display-name="40% - Accent2 3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5" style:display-name="40% - Accent2 3 2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" style:display-name="40% - Accent2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_32_2" style:display-name="40% - Accent2 3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_32_2_32_2" style:display-name="40% - Accent2 3 3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_32_2_32_3" style:display-name="40% - Accent2 3 3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_32_3" style:display-name="40% - Accent2 3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_32_4" style:display-name="40% - Accent2 3 3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4" style:display-name="40% - Accent2 3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4_32_2" style:display-name="40% - Accent2 3 4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4_32_3" style:display-name="40% - Accent2 3 4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5" style:display-name="40% - Accent2 3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6" style:display-name="40% - Accent2 3 6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" style:display-name="40% - Accent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" style:display-name="40% - Accent2 4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" style:display-name="40% - Accent2 4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_32_2" style:display-name="40% - Accent2 4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_32_2_32_2" style:display-name="40% - Accent2 4 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_32_2_32_3" style:display-name="40% - Accent2 4 2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_32_3" style:display-name="40% - Accent2 4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_32_4" style:display-name="40% - Accent2 4 2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3" style:display-name="40% - Accent2 4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3_32_2" style:display-name="40% - Accent2 4 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3_32_3" style:display-name="40% - Accent2 4 2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4" style:display-name="40% - Accent2 4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5" style:display-name="40% - Accent2 4 2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" style:display-name="40% - Accent2 4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_32_2" style:display-name="40% - Accent2 4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_32_2_32_2" style:display-name="40% - Accent2 4 3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_32_2_32_3" style:display-name="40% - Accent2 4 3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_32_3" style:display-name="40% - Accent2 4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_32_4" style:display-name="40% - Accent2 4 3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4" style:display-name="40% - Accent2 4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4_32_2" style:display-name="40% - Accent2 4 4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4_32_3" style:display-name="40% - Accent2 4 4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5" style:display-name="40% - Accent2 4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6" style:display-name="40% - Accent2 4 6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" style:display-name="40% - Accent2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" style:display-name="40% - Accent2 5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" style:display-name="40% - Accent2 5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_32_2" style:display-name="40% - Accent2 5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_32_2_32_2" style:display-name="40% - Accent2 5 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_32_2_32_3" style:display-name="40% - Accent2 5 2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_32_3" style:display-name="40% - Accent2 5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_32_4" style:display-name="40% - Accent2 5 2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3" style:display-name="40% - Accent2 5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3_32_2" style:display-name="40% - Accent2 5 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3_32_3" style:display-name="40% - Accent2 5 2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4" style:display-name="40% - Accent2 5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5" style:display-name="40% - Accent2 5 2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" style:display-name="40% - Accent2 5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_32_2" style:display-name="40% - Accent2 5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_32_2_32_2" style:display-name="40% - Accent2 5 3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_32_2_32_3" style:display-name="40% - Accent2 5 3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_32_3" style:display-name="40% - Accent2 5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_32_4" style:display-name="40% - Accent2 5 3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4" style:display-name="40% - Accent2 5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4_32_2" style:display-name="40% - Accent2 5 4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4_32_3" style:display-name="40% - Accent2 5 4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5" style:display-name="40% - Accent2 5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6" style:display-name="40% - Accent2 5 6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" style:display-name="40% - Accent2 6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" style:display-name="40% - Accent2 6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_32_2" style:display-name="40% - Accent2 6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_32_2_32_2" style:display-name="40% - Accent2 6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_32_2_32_3" style:display-name="40% - Accent2 6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_32_3" style:display-name="40% - Accent2 6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_32_4" style:display-name="40% - Accent2 6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3" style:display-name="40% - Accent2 6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3_32_2" style:display-name="40% - Accent2 6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3_32_3" style:display-name="40% - Accent2 6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4" style:display-name="40% - Accent2 6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5" style:display-name="40% - Accent2 6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" style:display-name="40% - Accent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" style:display-name="40% - Accent3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_32_2" style:display-name="40% - Accent3 2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_32_2_32_2" style:display-name="40% - Accent3 2 2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_32_2_32_3" style:display-name="40% - Accent3 2 2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_32_3" style:display-name="40% - Accent3 2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_32_4" style:display-name="40% - Accent3 2 2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3" style:display-name="40% - Accent3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3_32_2" style:display-name="40% - Accent3 2 2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3_32_3" style:display-name="40% - Accent3 2 2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4" style:display-name="40% - Accent3 2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5" style:display-name="40% - Accent3 2 2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" style:display-name="40% - Accent3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_32_2" style:display-name="40% - Accent3 2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_32_2_32_2" style:display-name="40% - Accent3 2 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_32_2_32_3" style:display-name="40% - Accent3 2 3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_32_3" style:display-name="40% - Accent3 2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_32_4" style:display-name="40% - Accent3 2 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4" style:display-name="40% - Accent3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4_32_2" style:display-name="40% - Accent3 2 4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4_32_3" style:display-name="40% - Accent3 2 4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5" style:display-name="40% - Accent3 2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6" style:display-name="40% - Accent3 2 6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" style:display-name="40% - Accent3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" style:display-name="40% - Accent3 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_32_2" style:display-name="40% - Accent3 3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_32_2_32_2" style:display-name="40% - Accent3 3 2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_32_2_32_3" style:display-name="40% - Accent3 3 2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_32_3" style:display-name="40% - Accent3 3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_32_4" style:display-name="40% - Accent3 3 2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3" style:display-name="40% - Accent3 3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3_32_2" style:display-name="40% - Accent3 3 2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3_32_3" style:display-name="40% - Accent3 3 2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4" style:display-name="40% - Accent3 3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5" style:display-name="40% - Accent3 3 2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" style:display-name="40% - Accent3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_32_2" style:display-name="40% - Accent3 3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_32_2_32_2" style:display-name="40% - Accent3 3 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_32_2_32_3" style:display-name="40% - Accent3 3 3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_32_3" style:display-name="40% - Accent3 3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_32_4" style:display-name="40% - Accent3 3 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4" style:display-name="40% - Accent3 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4_32_2" style:display-name="40% - Accent3 3 4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4_32_3" style:display-name="40% - Accent3 3 4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5" style:display-name="40% - Accent3 3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6" style:display-name="40% - Accent3 3 6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" style:display-name="40% - Accent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" style:display-name="40% - Accent3 4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" style:display-name="40% - Accent3 4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_32_2" style:display-name="40% - Accent3 4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_32_2_32_2" style:display-name="40% - Accent3 4 2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_32_2_32_3" style:display-name="40% - Accent3 4 2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_32_3" style:display-name="40% - Accent3 4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_32_4" style:display-name="40% - Accent3 4 2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3" style:display-name="40% - Accent3 4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3_32_2" style:display-name="40% - Accent3 4 2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3_32_3" style:display-name="40% - Accent3 4 2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4" style:display-name="40% - Accent3 4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5" style:display-name="40% - Accent3 4 2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" style:display-name="40% - Accent3 4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_32_2" style:display-name="40% - Accent3 4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_32_2_32_2" style:display-name="40% - Accent3 4 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_32_2_32_3" style:display-name="40% - Accent3 4 3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_32_3" style:display-name="40% - Accent3 4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_32_4" style:display-name="40% - Accent3 4 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4" style:display-name="40% - Accent3 4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4_32_2" style:display-name="40% - Accent3 4 4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4_32_3" style:display-name="40% - Accent3 4 4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5" style:display-name="40% - Accent3 4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6" style:display-name="40% - Accent3 4 6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" style:display-name="40% - Accent3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" style:display-name="40% - Accent3 5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" style:display-name="40% - Accent3 5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_32_2" style:display-name="40% - Accent3 5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_32_2_32_2" style:display-name="40% - Accent3 5 2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_32_2_32_3" style:display-name="40% - Accent3 5 2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_32_3" style:display-name="40% - Accent3 5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_32_4" style:display-name="40% - Accent3 5 2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3" style:display-name="40% - Accent3 5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3_32_2" style:display-name="40% - Accent3 5 2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3_32_3" style:display-name="40% - Accent3 5 2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4" style:display-name="40% - Accent3 5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5" style:display-name="40% - Accent3 5 2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" style:display-name="40% - Accent3 5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_32_2" style:display-name="40% - Accent3 5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_32_2_32_2" style:display-name="40% - Accent3 5 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_32_2_32_3" style:display-name="40% - Accent3 5 3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_32_3" style:display-name="40% - Accent3 5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_32_4" style:display-name="40% - Accent3 5 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4" style:display-name="40% - Accent3 5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4_32_2" style:display-name="40% - Accent3 5 4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4_32_3" style:display-name="40% - Accent3 5 4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5" style:display-name="40% - Accent3 5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6" style:display-name="40% - Accent3 5 6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" style:display-name="40% - Accent3 6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" style:display-name="40% - Accent3 6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_32_2" style:display-name="40% - Accent3 6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_32_2_32_2" style:display-name="40% - Accent3 6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_32_2_32_3" style:display-name="40% - Accent3 6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_32_3" style:display-name="40% - Accent3 6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_32_4" style:display-name="40% - Accent3 6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3" style:display-name="40% - Accent3 6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3_32_2" style:display-name="40% - Accent3 6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3_32_3" style:display-name="40% - Accent3 6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4" style:display-name="40% - Accent3 6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5" style:display-name="40% - Accent3 6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" style:display-name="40% - Accent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" style:display-name="40% - Accent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_32_2" style:display-name="40% - Accent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_32_2_32_2" style:display-name="40% - Accent4 2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_32_2_32_3" style:display-name="40% - Accent4 2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_32_3" style:display-name="40% - Accent4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_32_4" style:display-name="40% - Accent4 2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3" style:display-name="40% - Accent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3_32_2" style:display-name="40% - Accent4 2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3_32_3" style:display-name="40% - Accent4 2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4" style:display-name="40% - Accent4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5" style:display-name="40% - Accent4 2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" style:display-name="40% - Accent4 2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_32_2" style:display-name="40% - Accent4 2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_32_2_32_2" style:display-name="40% - Accent4 2 3 2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_32_2_32_3" style:display-name="40% - Accent4 2 3 2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_32_3" style:display-name="40% - Accent4 2 3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_32_4" style:display-name="40% - Accent4 2 3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4" style:display-name="40% - Accent4 2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4_32_2" style:display-name="40% - Accent4 2 4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4_32_3" style:display-name="40% - Accent4 2 4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5" style:display-name="40% - Accent4 2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6" style:display-name="40% - Accent4 2 6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" style:display-name="40% - Accent4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" style:display-name="40% - Accent4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_32_2" style:display-name="40% - Accent4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_32_2_32_2" style:display-name="40% - Accent4 3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_32_2_32_3" style:display-name="40% - Accent4 3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_32_3" style:display-name="40% - Accent4 3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_32_4" style:display-name="40% - Accent4 3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3" style:display-name="40% - Accent4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3_32_2" style:display-name="40% - Accent4 3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3_32_3" style:display-name="40% - Accent4 3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4" style:display-name="40% - Accent4 3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5" style:display-name="40% - Accent4 3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" style:display-name="40% - Accent4 3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_32_2" style:display-name="40% - Accent4 3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_32_2_32_2" style:display-name="40% - Accent4 3 3 2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_32_2_32_3" style:display-name="40% - Accent4 3 3 2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_32_3" style:display-name="40% - Accent4 3 3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_32_4" style:display-name="40% - Accent4 3 3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4" style:display-name="40% - Accent4 3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4_32_2" style:display-name="40% - Accent4 3 4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4_32_3" style:display-name="40% - Accent4 3 4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5" style:display-name="40% - Accent4 3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6" style:display-name="40% - Accent4 3 6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" style:display-name="40% - Accent4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" style:display-name="40% - Accent4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" style:display-name="40% - Accent4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_32_2" style:display-name="40% - Accent4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_32_2_32_2" style:display-name="40% - Accent4 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_32_2_32_3" style:display-name="40% - Accent4 4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_32_3" style:display-name="40% - Accent4 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_32_4" style:display-name="40% - Accent4 4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3" style:display-name="40% - Accent4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3_32_2" style:display-name="40% - Accent4 4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3_32_3" style:display-name="40% - Accent4 4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4" style:display-name="40% - Accent4 4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5" style:display-name="40% - Accent4 4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" style:display-name="40% - Accent4 4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_32_2" style:display-name="40% - Accent4 4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_32_2_32_2" style:display-name="40% - Accent4 4 3 2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_32_2_32_3" style:display-name="40% - Accent4 4 3 2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_32_3" style:display-name="40% - Accent4 4 3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_32_4" style:display-name="40% - Accent4 4 3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4" style:display-name="40% - Accent4 4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4_32_2" style:display-name="40% - Accent4 4 4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4_32_3" style:display-name="40% - Accent4 4 4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5" style:display-name="40% - Accent4 4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6" style:display-name="40% - Accent4 4 6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" style:display-name="40% - Accent4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" style:display-name="40% - Accent4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" style:display-name="40% - Accent4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_32_2" style:display-name="40% - Accent4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_32_2_32_2" style:display-name="40% - Accent4 5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_32_2_32_3" style:display-name="40% - Accent4 5 2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_32_3" style:display-name="40% - Accent4 5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_32_4" style:display-name="40% - Accent4 5 2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3" style:display-name="40% - Accent4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3_32_2" style:display-name="40% - Accent4 5 2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3_32_3" style:display-name="40% - Accent4 5 2 3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4" style:display-name="40% - Accent4 5 2 4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5" style:display-name="40% - Accent4 5 2 5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" style:display-name="40% - Accent4 5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_32_2" style:display-name="40% - Accent4 5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_32_2_32_2" style:display-name="40% - Accent4 5 3 2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_32_2_32_3" style:display-name="40% - Accent4 5 3 2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_32_3" style:display-name="40% - Accent4 5 3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_32_4" style:display-name="40% - Accent4 5 3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4" style:display-name="40% - Accent4 5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4_32_2" style:display-name="40% - Accent4 5 4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4_32_3" style:display-name="40% - Accent4 5 4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5" style:display-name="40% - Accent4 5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6" style:display-name="40% - Accent4 5 6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" style:display-name="40% - Accent4 6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" style:display-name="40% - Accent4 6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_32_2" style:display-name="40% - Accent4 6 2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_32_2_32_2" style:display-name="40% - Accent4 6 2 2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_32_2_32_3" style:display-name="40% - Accent4 6 2 2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_32_3" style:display-name="40% - Accent4 6 2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_32_4" style:display-name="40% - Accent4 6 2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3" style:display-name="40% - Accent4 6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3_32_2" style:display-name="40% - Accent4 6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3_32_3" style:display-name="40% - Accent4 6 3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4" style:display-name="40% - Accent4 6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5" style:display-name="40% - Accent4 6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" style:display-name="40% - Accent5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" style:display-name="40% - Accent5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_32_2" style:display-name="40% - Accent5 2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_32_2_32_2" style:display-name="40% - Accent5 2 2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_32_2_32_3" style:display-name="40% - Accent5 2 2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_32_3" style:display-name="40% - Accent5 2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_32_4" style:display-name="40% - Accent5 2 2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3" style:display-name="40% - Accent5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3_32_2" style:display-name="40% - Accent5 2 2 3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3_32_3" style:display-name="40% - Accent5 2 2 3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4" style:display-name="40% - Accent5 2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5" style:display-name="40% - Accent5 2 2 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" style:display-name="40% - Accent5 2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_32_2" style:display-name="40% - Accent5 2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_32_2_32_2" style:display-name="40% - Accent5 2 3 2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_32_2_32_3" style:display-name="40% - Accent5 2 3 2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_32_3" style:display-name="40% - Accent5 2 3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_32_4" style:display-name="40% - Accent5 2 3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4" style:display-name="40% - Accent5 2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4_32_2" style:display-name="40% - Accent5 2 4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4_32_3" style:display-name="40% - Accent5 2 4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5" style:display-name="40% - Accent5 2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6" style:display-name="40% - Accent5 2 6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" style:display-name="40% - Accent5 3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" style:display-name="40% - Accent5 3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_32_2" style:display-name="40% - Accent5 3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_32_2_32_2" style:display-name="40% - Accent5 3 2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_32_2_32_3" style:display-name="40% - Accent5 3 2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_32_3" style:display-name="40% - Accent5 3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_32_4" style:display-name="40% - Accent5 3 2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3" style:display-name="40% - Accent5 3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3_32_2" style:display-name="40% - Accent5 3 2 3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3_32_3" style:display-name="40% - Accent5 3 2 3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4" style:display-name="40% - Accent5 3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5" style:display-name="40% - Accent5 3 2 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" style:display-name="40% - Accent5 3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_32_2" style:display-name="40% - Accent5 3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_32_2_32_2" style:display-name="40% - Accent5 3 3 2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_32_2_32_3" style:display-name="40% - Accent5 3 3 2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_32_3" style:display-name="40% - Accent5 3 3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_32_4" style:display-name="40% - Accent5 3 3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4" style:display-name="40% - Accent5 3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4_32_2" style:display-name="40% - Accent5 3 4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4_32_3" style:display-name="40% - Accent5 3 4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5" style:display-name="40% - Accent5 3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6" style:display-name="40% - Accent5 3 6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" style:display-name="40% - Accent5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" style:display-name="40% - Accent5 4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" style:display-name="40% - Accent5 4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_32_2" style:display-name="40% - Accent5 4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_32_2_32_2" style:display-name="40% - Accent5 4 2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_32_2_32_3" style:display-name="40% - Accent5 4 2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_32_3" style:display-name="40% - Accent5 4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_32_4" style:display-name="40% - Accent5 4 2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3" style:display-name="40% - Accent5 4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3_32_2" style:display-name="40% - Accent5 4 2 3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3_32_3" style:display-name="40% - Accent5 4 2 3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4" style:display-name="40% - Accent5 4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5" style:display-name="40% - Accent5 4 2 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" style:display-name="40% - Accent5 4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_32_2" style:display-name="40% - Accent5 4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_32_2_32_2" style:display-name="40% - Accent5 4 3 2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_32_2_32_3" style:display-name="40% - Accent5 4 3 2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_32_3" style:display-name="40% - Accent5 4 3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_32_4" style:display-name="40% - Accent5 4 3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4" style:display-name="40% - Accent5 4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4_32_2" style:display-name="40% - Accent5 4 4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4_32_3" style:display-name="40% - Accent5 4 4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5" style:display-name="40% - Accent5 4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6" style:display-name="40% - Accent5 4 6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" style:display-name="40% - Accent5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" style:display-name="40% - Accent5 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" style:display-name="40% - Accent5 5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_32_2" style:display-name="40% - Accent5 5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_32_2_32_2" style:display-name="40% - Accent5 5 2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_32_2_32_3" style:display-name="40% - Accent5 5 2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_32_3" style:display-name="40% - Accent5 5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_32_4" style:display-name="40% - Accent5 5 2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3" style:display-name="40% - Accent5 5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3_32_2" style:display-name="40% - Accent5 5 2 3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3_32_3" style:display-name="40% - Accent5 5 2 3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4" style:display-name="40% - Accent5 5 2 4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5" style:display-name="40% - Accent5 5 2 5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" style:display-name="40% - Accent5 5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_32_2" style:display-name="40% - Accent5 5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_32_2_32_2" style:display-name="40% - Accent5 5 3 2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_32_2_32_3" style:display-name="40% - Accent5 5 3 2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_32_3" style:display-name="40% - Accent5 5 3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_32_4" style:display-name="40% - Accent5 5 3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4" style:display-name="40% - Accent5 5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4_32_2" style:display-name="40% - Accent5 5 4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4_32_3" style:display-name="40% - Accent5 5 4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5" style:display-name="40% - Accent5 5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6" style:display-name="40% - Accent5 5 6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" style:display-name="40% - Accent5 6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" style:display-name="40% - Accent5 6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_32_2" style:display-name="40% - Accent5 6 2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_32_2_32_2" style:display-name="40% - Accent5 6 2 2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_32_2_32_3" style:display-name="40% - Accent5 6 2 2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_32_3" style:display-name="40% - Accent5 6 2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_32_4" style:display-name="40% - Accent5 6 2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3" style:display-name="40% - Accent5 6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3_32_2" style:display-name="40% - Accent5 6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3_32_3" style:display-name="40% - Accent5 6 3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4" style:display-name="40% - Accent5 6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5" style:display-name="40% - Accent5 6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" style:display-name="40% - Accent6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" style:display-name="40% - Accent6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_32_2" style:display-name="40% - Accent6 2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_32_2_32_2" style:display-name="40% - Accent6 2 2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_32_2_32_3" style:display-name="40% - Accent6 2 2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_32_3" style:display-name="40% - Accent6 2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_32_4" style:display-name="40% - Accent6 2 2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3" style:display-name="40% - Accent6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3_32_2" style:display-name="40% - Accent6 2 2 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3_32_3" style:display-name="40% - Accent6 2 2 3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4" style:display-name="40% - Accent6 2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5" style:display-name="40% - Accent6 2 2 5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" style:display-name="40% - Accent6 2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_32_2" style:display-name="40% - Accent6 2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_32_2_32_2" style:display-name="40% - Accent6 2 3 2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_32_2_32_3" style:display-name="40% - Accent6 2 3 2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_32_3" style:display-name="40% - Accent6 2 3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_32_4" style:display-name="40% - Accent6 2 3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4" style:display-name="40% - Accent6 2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4_32_2" style:display-name="40% - Accent6 2 4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4_32_3" style:display-name="40% - Accent6 2 4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5" style:display-name="40% - Accent6 2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6" style:display-name="40% - Accent6 2 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" style:display-name="40% - Accent6 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" style:display-name="40% - Accent6 3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_32_2" style:display-name="40% - Accent6 3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_32_2_32_2" style:display-name="40% - Accent6 3 2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_32_2_32_3" style:display-name="40% - Accent6 3 2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_32_3" style:display-name="40% - Accent6 3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_32_4" style:display-name="40% - Accent6 3 2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3" style:display-name="40% - Accent6 3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3_32_2" style:display-name="40% - Accent6 3 2 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3_32_3" style:display-name="40% - Accent6 3 2 3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4" style:display-name="40% - Accent6 3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5" style:display-name="40% - Accent6 3 2 5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" style:display-name="40% - Accent6 3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_32_2" style:display-name="40% - Accent6 3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_32_2_32_2" style:display-name="40% - Accent6 3 3 2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_32_2_32_3" style:display-name="40% - Accent6 3 3 2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_32_3" style:display-name="40% - Accent6 3 3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_32_4" style:display-name="40% - Accent6 3 3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4" style:display-name="40% - Accent6 3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4_32_2" style:display-name="40% - Accent6 3 4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4_32_3" style:display-name="40% - Accent6 3 4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5" style:display-name="40% - Accent6 3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6" style:display-name="40% - Accent6 3 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" style:display-name="40% - Accent6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" style:display-name="40% - Accent6 4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" style:display-name="40% - Accent6 4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_32_2" style:display-name="40% - Accent6 4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_32_2_32_2" style:display-name="40% - Accent6 4 2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_32_2_32_3" style:display-name="40% - Accent6 4 2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_32_3" style:display-name="40% - Accent6 4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_32_4" style:display-name="40% - Accent6 4 2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3" style:display-name="40% - Accent6 4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3_32_2" style:display-name="40% - Accent6 4 2 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3_32_3" style:display-name="40% - Accent6 4 2 3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4" style:display-name="40% - Accent6 4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5" style:display-name="40% - Accent6 4 2 5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" style:display-name="40% - Accent6 4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_32_2" style:display-name="40% - Accent6 4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_32_2_32_2" style:display-name="40% - Accent6 4 3 2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_32_2_32_3" style:display-name="40% - Accent6 4 3 2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_32_3" style:display-name="40% - Accent6 4 3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_32_4" style:display-name="40% - Accent6 4 3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4" style:display-name="40% - Accent6 4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4_32_2" style:display-name="40% - Accent6 4 4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4_32_3" style:display-name="40% - Accent6 4 4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5" style:display-name="40% - Accent6 4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6" style:display-name="40% - Accent6 4 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" style:display-name="40% - Accent6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" style:display-name="40% - Accent6 5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" style:display-name="40% - Accent6 5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_32_2" style:display-name="40% - Accent6 5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_32_2_32_2" style:display-name="40% - Accent6 5 2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_32_2_32_3" style:display-name="40% - Accent6 5 2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_32_3" style:display-name="40% - Accent6 5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_32_4" style:display-name="40% - Accent6 5 2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3" style:display-name="40% - Accent6 5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3_32_2" style:display-name="40% - Accent6 5 2 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3_32_3" style:display-name="40% - Accent6 5 2 3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4" style:display-name="40% - Accent6 5 2 4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5" style:display-name="40% - Accent6 5 2 5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" style:display-name="40% - Accent6 5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_32_2" style:display-name="40% - Accent6 5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_32_2_32_2" style:display-name="40% - Accent6 5 3 2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_32_2_32_3" style:display-name="40% - Accent6 5 3 2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_32_3" style:display-name="40% - Accent6 5 3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_32_4" style:display-name="40% - Accent6 5 3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4" style:display-name="40% - Accent6 5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4_32_2" style:display-name="40% - Accent6 5 4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4_32_3" style:display-name="40% - Accent6 5 4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5" style:display-name="40% - Accent6 5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6" style:display-name="40% - Accent6 5 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" style:display-name="40% - Accent6 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" style:display-name="40% - Accent6 6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_32_2" style:display-name="40% - Accent6 6 2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_32_2_32_2" style:display-name="40% - Accent6 6 2 2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_32_2_32_3" style:display-name="40% - Accent6 6 2 2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_32_3" style:display-name="40% - Accent6 6 2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_32_4" style:display-name="40% - Accent6 6 2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3" style:display-name="40% - Accent6 6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3_32_2" style:display-name="40% - Accent6 6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3_32_3" style:display-name="40% - Accent6 6 3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4" style:display-name="40% - Accent6 6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5" style:display-name="40% - Accent6 6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_32_2" style:display-name="60% - Accent1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_32_2_32_2" style:display-name="60% - Accent1 2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_32_2_32_3" style:display-name="60% - Accent1 2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_32_3" style:display-name="60% - Accent1 2 3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_32_4" style:display-name="60% - Accent1 2 4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_32_2" style:display-name="60% - Accent1 3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_32_2_32_2" style:display-name="60% - Accent1 3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_32_2_32_3" style:display-name="60% - Accent1 3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_32_3" style:display-name="60% - Accent1 3 3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_32_4" style:display-name="60% - Accent1 3 4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" style:display-name="60% - Accent1 4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_32_2" style:display-name="60% - Accent1 4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_32_2_32_2" style:display-name="60% - Accent1 4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_32_2_32_3" style:display-name="60% - Accent1 4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_32_3" style:display-name="60% - Accent1 4 3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_32_4" style:display-name="60% - Accent1 4 4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" style:display-name="60% - Accent1 5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_32_2" style:display-name="60% - Accent1 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_32_2_32_2" style:display-name="60% - Accent1 5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_32_2_32_3" style:display-name="60% - Accent1 5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_32_3" style:display-name="60% - Accent1 5 3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_32_4" style:display-name="60% - Accent1 5 4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6" style:display-name="60% - Accent1 6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6_32_2" style:display-name="60% - Accent1 6 2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6_32_3" style:display-name="60% - Accent1 6 3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_32_2" style:display-name="60% - Accent2 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_32_2_32_2" style:display-name="60% - Accent2 2 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_32_2_32_3" style:display-name="60% - Accent2 2 2 3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_32_3" style:display-name="60% - Accent2 2 3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_32_4" style:display-name="60% - Accent2 2 4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_32_2" style:display-name="60% - Accent2 3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_32_2_32_2" style:display-name="60% - Accent2 3 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_32_2_32_3" style:display-name="60% - Accent2 3 2 3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_32_3" style:display-name="60% - Accent2 3 3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_32_4" style:display-name="60% - Accent2 3 4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" style:display-name="60% - Accent2 4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_32_2" style:display-name="60% - Accent2 4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_32_2_32_2" style:display-name="60% - Accent2 4 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_32_2_32_3" style:display-name="60% - Accent2 4 2 3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_32_3" style:display-name="60% - Accent2 4 3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_32_4" style:display-name="60% - Accent2 4 4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" style:display-name="60% - Accent2 5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_32_2" style:display-name="60% - Accent2 5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_32_2_32_2" style:display-name="60% - Accent2 5 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_32_2_32_3" style:display-name="60% - Accent2 5 2 3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_32_3" style:display-name="60% - Accent2 5 3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_32_4" style:display-name="60% - Accent2 5 4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6" style:display-name="60% - Accent2 6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6_32_2" style:display-name="60% - Accent2 6 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6_32_3" style:display-name="60% - Accent2 6 3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_32_2" style:display-name="60% - Accent3 2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_32_2_32_2" style:display-name="60% - Accent3 2 2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_32_2_32_3" style:display-name="60% - Accent3 2 2 3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_32_3" style:display-name="60% - Accent3 2 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_32_4" style:display-name="60% - Accent3 2 4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_32_2" style:display-name="60% - Accent3 3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_32_2_32_2" style:display-name="60% - Accent3 3 2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_32_2_32_3" style:display-name="60% - Accent3 3 2 3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_32_3" style:display-name="60% - Accent3 3 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_32_4" style:display-name="60% - Accent3 3 4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" style:display-name="60% - Accent3 4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_32_2" style:display-name="60% - Accent3 4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_32_2_32_2" style:display-name="60% - Accent3 4 2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_32_2_32_3" style:display-name="60% - Accent3 4 2 3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_32_3" style:display-name="60% - Accent3 4 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_32_4" style:display-name="60% - Accent3 4 4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" style:display-name="60% - Accent3 5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_32_2" style:display-name="60% - Accent3 5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_32_2_32_2" style:display-name="60% - Accent3 5 2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_32_2_32_3" style:display-name="60% - Accent3 5 2 3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_32_3" style:display-name="60% - Accent3 5 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_32_4" style:display-name="60% - Accent3 5 4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6" style:display-name="60% - Accent3 6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6_32_2" style:display-name="60% - Accent3 6 2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6_32_3" style:display-name="60% - Accent3 6 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_32_2" style:display-name="60% - Accent4 2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_32_2_32_2" style:display-name="60% - Accent4 2 2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_32_2_32_3" style:display-name="60% - Accent4 2 2 3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_32_3" style:display-name="60% - Accent4 2 3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_32_4" style:display-name="60% - Accent4 2 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_32_2" style:display-name="60% - Accent4 3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_32_2_32_2" style:display-name="60% - Accent4 3 2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_32_2_32_3" style:display-name="60% - Accent4 3 2 3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_32_3" style:display-name="60% - Accent4 3 3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_32_4" style:display-name="60% - Accent4 3 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" style:display-name="60% - Accent4 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_32_2" style:display-name="60% - Accent4 4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_32_2_32_2" style:display-name="60% - Accent4 4 2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_32_2_32_3" style:display-name="60% - Accent4 4 2 3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_32_3" style:display-name="60% - Accent4 4 3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_32_4" style:display-name="60% - Accent4 4 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" style:display-name="60% - Accent4 5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_32_2" style:display-name="60% - Accent4 5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_32_2_32_2" style:display-name="60% - Accent4 5 2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_32_2_32_3" style:display-name="60% - Accent4 5 2 3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_32_3" style:display-name="60% - Accent4 5 3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_32_4" style:display-name="60% - Accent4 5 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6" style:display-name="60% - Accent4 6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6_32_2" style:display-name="60% - Accent4 6 2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6_32_3" style:display-name="60% - Accent4 6 3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_32_2" style:display-name="60% - Accent5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_32_2_32_2" style:display-name="60% - Accent5 2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_32_2_32_3" style:display-name="60% - Accent5 2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_32_3" style:display-name="60% - Accent5 2 3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_32_4" style:display-name="60% - Accent5 2 4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_32_2" style:display-name="60% - Accent5 3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_32_2_32_2" style:display-name="60% - Accent5 3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_32_2_32_3" style:display-name="60% - Accent5 3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_32_3" style:display-name="60% - Accent5 3 3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_32_4" style:display-name="60% - Accent5 3 4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" style:display-name="60% - Accent5 4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_32_2" style:display-name="60% - Accent5 4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_32_2_32_2" style:display-name="60% - Accent5 4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_32_2_32_3" style:display-name="60% - Accent5 4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_32_3" style:display-name="60% - Accent5 4 3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_32_4" style:display-name="60% - Accent5 4 4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" style:display-name="60% - Accent5 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_32_2" style:display-name="60% - Accent5 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_32_2_32_2" style:display-name="60% - Accent5 5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_32_2_32_3" style:display-name="60% - Accent5 5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_32_3" style:display-name="60% - Accent5 5 3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_32_4" style:display-name="60% - Accent5 5 4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6" style:display-name="60% - Accent5 6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6_32_2" style:display-name="60% - Accent5 6 2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6_32_3" style:display-name="60% - Accent5 6 3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_32_2" style:display-name="60% - Accent6 2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_32_2_32_2" style:display-name="60% - Accent6 2 2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_32_2_32_3" style:display-name="60% - Accent6 2 2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_32_3" style:display-name="60% - Accent6 2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_32_4" style:display-name="60% - Accent6 2 4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_32_2" style:display-name="60% - Accent6 3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_32_2_32_2" style:display-name="60% - Accent6 3 2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_32_2_32_3" style:display-name="60% - Accent6 3 2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_32_3" style:display-name="60% - Accent6 3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_32_4" style:display-name="60% - Accent6 3 4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" style:display-name="60% - Accent6 4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_32_2" style:display-name="60% - Accent6 4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_32_2_32_2" style:display-name="60% - Accent6 4 2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_32_2_32_3" style:display-name="60% - Accent6 4 2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_32_3" style:display-name="60% - Accent6 4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_32_4" style:display-name="60% - Accent6 4 4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" style:display-name="60% - Accent6 5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_32_2" style:display-name="60% - Accent6 5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_32_2_32_2" style:display-name="60% - Accent6 5 2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_32_2_32_3" style:display-name="60% - Accent6 5 2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_32_3" style:display-name="60% - Accent6 5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_32_4" style:display-name="60% - Accent6 5 4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6" style:display-name="60% - Accent6 6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6_32_2" style:display-name="60% - Accent6 6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6_32_3" style:display-name="60% - Accent6 6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" style:display-name="Accent1 2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_32_2" style:display-name="Accent1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_32_2_32_2" style:display-name="Accent1 2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_32_2_32_3" style:display-name="Accent1 2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_32_3" style:display-name="Accent1 2 3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_32_4" style:display-name="Accent1 2 4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_32_2" style:display-name="Accent1 3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_32_2_32_2" style:display-name="Accent1 3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_32_2_32_3" style:display-name="Accent1 3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_32_3" style:display-name="Accent1 3 3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_32_4" style:display-name="Accent1 3 4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" style:display-name="Accent1 4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_32_2" style:display-name="Accent1 4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_32_2_32_2" style:display-name="Accent1 4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_32_2_32_3" style:display-name="Accent1 4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_32_3" style:display-name="Accent1 4 3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_32_4" style:display-name="Accent1 4 4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" style:display-name="Accent1 5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_32_2" style:display-name="Accent1 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_32_2_32_2" style:display-name="Accent1 5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_32_2_32_3" style:display-name="Accent1 5 2 3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_32_3" style:display-name="Accent1 5 3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_32_4" style:display-name="Accent1 5 4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6" style:display-name="Accent1 6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6_32_2" style:display-name="Accent1 6 2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6_32_3" style:display-name="Accent1 6 3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" style:display-name="Accent2 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_32_2" style:display-name="Accent2 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_32_2_32_2" style:display-name="Accent2 2 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_32_2_32_3" style:display-name="Accent2 2 2 3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_32_3" style:display-name="Accent2 2 3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_32_4" style:display-name="Accent2 2 4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_32_2" style:display-name="Accent2 3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_32_2_32_2" style:display-name="Accent2 3 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_32_2_32_3" style:display-name="Accent2 3 2 3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_32_3" style:display-name="Accent2 3 3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_32_4" style:display-name="Accent2 3 4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" style:display-name="Accent2 4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_32_2" style:display-name="Accent2 4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_32_2_32_2" style:display-name="Accent2 4 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_32_2_32_3" style:display-name="Accent2 4 2 3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_32_3" style:display-name="Accent2 4 3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_32_4" style:display-name="Accent2 4 4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" style:display-name="Accent2 5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_32_2" style:display-name="Accent2 5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_32_2_32_2" style:display-name="Accent2 5 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_32_2_32_3" style:display-name="Accent2 5 2 3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_32_3" style:display-name="Accent2 5 3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_32_4" style:display-name="Accent2 5 4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6" style:display-name="Accent2 6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6_32_2" style:display-name="Accent2 6 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6_32_3" style:display-name="Accent2 6 3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" style:display-name="Accent3 2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_32_2" style:display-name="Accent3 2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_32_2_32_2" style:display-name="Accent3 2 2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_32_2_32_3" style:display-name="Accent3 2 2 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_32_3" style:display-name="Accent3 2 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_32_4" style:display-name="Accent3 2 4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" style:display-name="Accent3 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_32_2" style:display-name="Accent3 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_32_2_32_2" style:display-name="Accent3 3 2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_32_2_32_3" style:display-name="Accent3 3 2 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_32_3" style:display-name="Accent3 3 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_32_4" style:display-name="Accent3 3 4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" style:display-name="Accent3 4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_32_2" style:display-name="Accent3 4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_32_2_32_2" style:display-name="Accent3 4 2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_32_2_32_3" style:display-name="Accent3 4 2 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_32_3" style:display-name="Accent3 4 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_32_4" style:display-name="Accent3 4 4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" style:display-name="Accent3 5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_32_2" style:display-name="Accent3 5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_32_2_32_2" style:display-name="Accent3 5 2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_32_2_32_3" style:display-name="Accent3 5 2 3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_32_3" style:display-name="Accent3 5 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_32_4" style:display-name="Accent3 5 4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6" style:display-name="Accent3 6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6_32_2" style:display-name="Accent3 6 2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6_32_3" style:display-name="Accent3 6 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" style:display-name="Accent4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_32_2" style:display-name="Accent4 2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_32_2_32_2" style:display-name="Accent4 2 2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_32_2_32_3" style:display-name="Accent4 2 2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_32_3" style:display-name="Accent4 2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_32_4" style:display-name="Accent4 2 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_32_2" style:display-name="Accent4 3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_32_2_32_2" style:display-name="Accent4 3 2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_32_2_32_3" style:display-name="Accent4 3 2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_32_3" style:display-name="Accent4 3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_32_4" style:display-name="Accent4 3 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" style:display-name="Accent4 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_32_2" style:display-name="Accent4 4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_32_2_32_2" style:display-name="Accent4 4 2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_32_2_32_3" style:display-name="Accent4 4 2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_32_3" style:display-name="Accent4 4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_32_4" style:display-name="Accent4 4 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" style:display-name="Accent4 5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_32_2" style:display-name="Accent4 5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_32_2_32_2" style:display-name="Accent4 5 2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_32_2_32_3" style:display-name="Accent4 5 2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_32_3" style:display-name="Accent4 5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_32_4" style:display-name="Accent4 5 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6" style:display-name="Accent4 6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6_32_2" style:display-name="Accent4 6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6_32_3" style:display-name="Accent4 6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" style:display-name="Accent5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_32_2" style:display-name="Accent5 2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_32_2_32_2" style:display-name="Accent5 2 2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_32_2_32_3" style:display-name="Accent5 2 2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_32_3" style:display-name="Accent5 2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_32_4" style:display-name="Accent5 2 4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_32_2" style:display-name="Accent5 3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_32_2_32_2" style:display-name="Accent5 3 2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_32_2_32_3" style:display-name="Accent5 3 2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_32_3" style:display-name="Accent5 3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_32_4" style:display-name="Accent5 3 4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" style:display-name="Accent5 4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_32_2" style:display-name="Accent5 4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_32_2_32_2" style:display-name="Accent5 4 2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_32_2_32_3" style:display-name="Accent5 4 2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_32_3" style:display-name="Accent5 4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_32_4" style:display-name="Accent5 4 4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" style:display-name="Accent5 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_32_2" style:display-name="Accent5 5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_32_2_32_2" style:display-name="Accent5 5 2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_32_2_32_3" style:display-name="Accent5 5 2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_32_3" style:display-name="Accent5 5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_32_4" style:display-name="Accent5 5 4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6" style:display-name="Accent5 6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6_32_2" style:display-name="Accent5 6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6_32_3" style:display-name="Accent5 6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" style:display-name="Accent6 2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_32_2" style:display-name="Accent6 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_32_2_32_2" style:display-name="Accent6 2 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_32_2_32_3" style:display-name="Accent6 2 2 3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_32_3" style:display-name="Accent6 2 3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_32_4" style:display-name="Accent6 2 4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" style:display-name="Accent6 3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_32_2" style:display-name="Accent6 3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_32_2_32_2" style:display-name="Accent6 3 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_32_2_32_3" style:display-name="Accent6 3 2 3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_32_3" style:display-name="Accent6 3 3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_32_4" style:display-name="Accent6 3 4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" style:display-name="Accent6 4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_32_2" style:display-name="Accent6 4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_32_2_32_2" style:display-name="Accent6 4 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_32_2_32_3" style:display-name="Accent6 4 2 3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_32_3" style:display-name="Accent6 4 3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_32_4" style:display-name="Accent6 4 4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" style:display-name="Accent6 5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_32_2" style:display-name="Accent6 5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_32_2_32_2" style:display-name="Accent6 5 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_32_2_32_3" style:display-name="Accent6 5 2 3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_32_3" style:display-name="Accent6 5 3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_32_4" style:display-name="Accent6 5 4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6" style:display-name="Accent6 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6_32_2" style:display-name="Accent6 6 2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6_32_3" style:display-name="Accent6 6 3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_197_rMndDag_32_2" style:display-name="ÅrMndDag 2" style:family="table-cell" style:data-style-name="N36"/>
    <style:style style:name="_197_rMndDag_32_3" style:display-name="ÅrMndDag 3" style:family="table-cell" style:data-style-name="N36"/>
    <style:style style:name="B_38_W" style:display-name="B&amp;W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_32_2" style:display-name="B&amp;W 2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_32_3" style:display-name="B&amp;W 3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bold" style:display-name="B&amp;Wbold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_38_Wbold_32_2" style:display-name="B&amp;Wbold 2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_38_Wbold_32_3" style:display-name="B&amp;Wbold 3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ad_32_2" style:display-name="Bad 2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2_32_2" style:display-name="Bad 2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2_32_2_32_2" style:display-name="Bad 2 2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2_32_2_32_3" style:display-name="Bad 2 2 3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2_32_3" style:display-name="Bad 2 3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2_32_4" style:display-name="Bad 2 4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" style:display-name="Bad 3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_32_2" style:display-name="Bad 3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_32_2_32_2" style:display-name="Bad 3 2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_32_2_32_3" style:display-name="Bad 3 2 3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_32_3" style:display-name="Bad 3 3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_32_4" style:display-name="Bad 3 4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" style:display-name="Bad 4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_32_2" style:display-name="Bad 4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_32_2_32_2" style:display-name="Bad 4 2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_32_2_32_3" style:display-name="Bad 4 2 3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_32_3" style:display-name="Bad 4 3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_32_4" style:display-name="Bad 4 4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" style:display-name="Bad 5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_32_2" style:display-name="Bad 5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_32_2_32_2" style:display-name="Bad 5 2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_32_2_32_3" style:display-name="Bad 5 2 3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_32_3" style:display-name="Bad 5 3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_32_4" style:display-name="Bad 5 4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6" style:display-name="Bad 6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6_32_2" style:display-name="Bad 6 2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6_32_3" style:display-name="Bad 6 3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old_32_11" style:display-name="Bold 11" style:family="table-cell" style:data-style-name="N41">
      <style:text-properties fo:font-size="11pt" style:font-size-asian="11pt" style:font-size-complex="11pt" fo:font-weight="bold" style:font-weight-asian="bold" style:font-weight-complex="bold"/>
    </style:style>
    <style:style style:name="Bold_32_11_32_2" style:display-name="Bold 11 2" style:family="table-cell" style:data-style-name="N41">
      <style:text-properties fo:font-size="11pt" style:font-size-asian="11pt" style:font-size-complex="11pt" fo:font-weight="bold" style:font-weight-asian="bold" style:font-weight-complex="bold"/>
    </style:style>
    <style:style style:name="Bold_32_11_32_3" style:display-name="Bold 11 3" style:family="table-cell" style:data-style-name="N41">
      <style:text-properties fo:font-size="11pt" style:font-size-asian="11pt" style:font-size-complex="11pt" fo:font-weight="bold" style:font-weight-asian="bold" style:font-weight-complex="bold"/>
    </style:style>
    <style:style style:name="Border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" style:display-name="Border 2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_32_2" style:display-name="Border 2 2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_32_3" style:display-name="Border 2 3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3" style:display-name="Border 3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4" style:display-name="Border 4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rand_32_Default" style:display-name="Brand Default" style:family="table-cell" style:data-style-name="N43">
      <style:table-cell-properties fo:background-color="transparent"/>
      <style:text-properties fo:font-size="9pt" style:font-size-asian="9pt" style:font-size-complex="9pt"/>
    </style:style>
    <style:style style:name="Brand_32_Default_32_2" style:display-name="Brand Default 2" style:family="table-cell" style:data-style-name="N43">
      <style:table-cell-properties fo:background-color="transparent"/>
      <style:text-properties fo:font-size="9pt" style:font-size-asian="9pt" style:font-size-complex="9pt"/>
    </style:style>
    <style:style style:name="Brand_32_Default_32_3" style:display-name="Brand Default 3" style:family="table-cell" style:data-style-name="N43">
      <style:table-cell-properties fo:background-color="transparent"/>
      <style:text-properties fo:font-size="9pt" style:font-size-asian="9pt" style:font-size-complex="9pt"/>
    </style:style>
    <style:style style:name="Calc" style:family="table-cell" style:data-style-name="N0">
      <style:table-cell-properties fo:border="thin dashed #333333" style:vertical-align="middle" fo:background-color="#CCFFFF"/>
      <style:text-properties fo:font-size="10pt" style:font-size-asian="10pt" style:font-size-complex="10pt"/>
    </style:style>
    <style:style style:name="Calc_32_-_32_Blue" style:display-name="Calc - Blue" style:family="table-cell" style:data-style-name="N46">
      <style:table-cell-properties fo:border="thin dashed #333333" style:vertical-align="middle" fo:background-color="#FFFFCC"/>
      <style:text-properties fo:font-size="10pt" style:font-size-asian="10pt" style:font-size-complex="10pt"/>
    </style:style>
    <style:style style:name="Calc_32_-_32_Blue_32_2" style:display-name="Calc - Blue 2" style:family="table-cell" style:data-style-name="N46">
      <style:table-cell-properties fo:border="thin dashed #333333" style:vertical-align="middle" fo:background-color="#FFFFCC"/>
      <style:text-properties fo:font-size="10pt" style:font-size-asian="10pt" style:font-size-complex="10pt"/>
    </style:style>
    <style:style style:name="Calc_32_-_32_Blue_32_3" style:display-name="Calc - Blue 3" style:family="table-cell" style:data-style-name="N46">
      <style:table-cell-properties fo:border="thin dashed #333333" style:vertical-align="middle" fo:background-color="#FFFFCC"/>
      <style:text-properties fo:font-size="10pt" style:font-size-asian="10pt" style:font-size-complex="10pt"/>
    </style:style>
    <style:style style:name="Calc_32_-_32_Feed" style:display-name="Calc - Feed" style:family="table-cell" style:data-style-name="N1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Feed_32_2" style:display-name="Calc - Feed 2" style:family="table-cell" style:data-style-name="N1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Feed_32_3" style:display-name="Calc - Feed 3" style:family="table-cell" style:data-style-name="N1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Green" style:display-name="Calc - Green" style:family="table-cell" style:data-style-name="N47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Green_32_2" style:display-name="Calc - Green 2" style:family="table-cell" style:data-style-name="N47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Green_32_3" style:display-name="Calc - Green 3" style:family="table-cell" style:data-style-name="N47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Grey" style:display-name="Calc - Grey" style:family="table-cell" style:data-style-name="N47">
      <style:table-cell-properties fo:border="thin dashed #333333" style:vertical-align="middle" fo:background-color="#C0C0C0"/>
      <style:text-properties fo:font-size="10pt" style:font-size-asian="10pt" style:font-size-complex="10pt"/>
    </style:style>
    <style:style style:name="Calc_32_-_32_Grey_32_2" style:display-name="Calc - Grey 2" style:family="table-cell" style:data-style-name="N47">
      <style:table-cell-properties fo:border="thin dashed #333333" style:vertical-align="middle" fo:background-color="#C0C0C0"/>
      <style:text-properties fo:font-size="10pt" style:font-size-asian="10pt" style:font-size-complex="10pt"/>
    </style:style>
    <style:style style:name="Calc_32_-_32_Grey_32_3" style:display-name="Calc - Grey 3" style:family="table-cell" style:data-style-name="N47">
      <style:table-cell-properties fo:border="thin dashed #333333" style:vertical-align="middle" fo:background-color="#C0C0C0"/>
      <style:text-properties fo:font-size="10pt" style:font-size-asian="10pt" style:font-size-complex="10pt"/>
    </style:style>
    <style:style style:name="Calc_32_-_32_White" style:display-name="Calc - White" style:family="table-cell" style:data-style-name="N3">
      <style:table-cell-properties fo:border="thin dashed #333333" style:vertical-align="middle" fo:background-color="transparent"/>
      <style:text-properties fo:font-size="10pt" style:font-size-asian="10pt" style:font-size-complex="10pt"/>
    </style:style>
    <style:style style:name="Calc_32_-_32_White_32_2" style:display-name="Calc - White 2" style:family="table-cell" style:data-style-name="N3">
      <style:table-cell-properties fo:border="thin dashed #333333" style:vertical-align="middle" fo:background-color="transparent"/>
      <style:text-properties fo:font-size="10pt" style:font-size-asian="10pt" style:font-size-complex="10pt"/>
    </style:style>
    <style:style style:name="Calc_32_-_32_White_32_3" style:display-name="Calc - White 3" style:family="table-cell" style:data-style-name="N3">
      <style:table-cell-properties fo:border="thin dashed #333333" style:vertical-align="middle" fo:background-color="transparent"/>
      <style:text-properties fo:font-size="10pt" style:font-size-asian="10pt" style:font-size-complex="10pt"/>
    </style:style>
    <style:style style:name="Calc_32_2" style:display-name="Calc 2" style:family="table-cell" style:data-style-name="N0">
      <style:table-cell-properties fo:border="thin dashed #333333" style:vertical-align="middle" fo:background-color="#CCFFFF"/>
      <style:text-properties fo:font-size="10pt" style:font-size-asian="10pt" style:font-size-complex="10pt"/>
    </style:style>
    <style:style style:name="Calc_32_3" style:display-name="Calc 3" style:family="table-cell" style:data-style-name="N0">
      <style:table-cell-properties fo:border="thin dashed #333333" style:vertical-align="middle" fo:background-color="#CCFFFF"/>
      <style:text-properties fo:font-size="10pt" style:font-size-asian="10pt" style:font-size-complex="10pt"/>
    </style:style>
    <style:style style:name="Calc_32_4" style:display-name="Calc 4" style:family="table-cell" style:data-style-name="N0">
      <style:table-cell-properties fo:border="thin dashed #333333" style:vertical-align="middle" fo:background-color="#CCFFFF"/>
      <style:text-properties fo:font-size="10pt" style:font-size-asian="10pt" style:font-size-complex="10pt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_32_2" style:display-name="Calculation 2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_32_2_32_2" style:display-name="Calculation 2 2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_32_2_32_3" style:display-name="Calculation 2 2 3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_32_3" style:display-name="Calculation 2 3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_32_4" style:display-name="Calculation 2 4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_32_2" style:display-name="Calculation 3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_32_2_32_2" style:display-name="Calculation 3 2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_32_2_32_3" style:display-name="Calculation 3 2 3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_32_3" style:display-name="Calculation 3 3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_32_4" style:display-name="Calculation 3 4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_32_2" style:display-name="Calculation 4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_32_2_32_2" style:display-name="Calculation 4 2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_32_2_32_3" style:display-name="Calculation 4 2 3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_32_3" style:display-name="Calculation 4 3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_32_4" style:display-name="Calculation 4 4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" style:display-name="Calculation 5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_32_2" style:display-name="Calculation 5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_32_2_32_2" style:display-name="Calculation 5 2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_32_2_32_3" style:display-name="Calculation 5 2 3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_32_3" style:display-name="Calculation 5 3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_32_4" style:display-name="Calculation 5 4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6" style:display-name="Calculation 6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6_32_2" style:display-name="Calculation 6 2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6_32_3" style:display-name="Calculation 6 3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4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aption_32_2" style:display-name="Caption 2" style:family="table-cell" style:data-style-name="N4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aption_32_3" style:display-name="Caption 3" style:family="table-cell" style:data-style-name="N4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_225_rky_32__91_0_93__CTD" style:display-name="cárky [0]_CTD" style:family="table-cell" style:data-style-name="N44"/>
    <style:style style:name="c_225_rky_CTD" style:display-name="cárky_CTD" style:family="table-cell" style:data-style-name="N45"/>
    <style:style style:name="Celkem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elkem_32_2" style:display-name="Celkem 2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elkem_32_3" style:display-name="Celkem 3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f1" style:family="table-cell" style:data-style-name="N0">
      <style:table-cell-properties fo:background-color="#FF0000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_32_2" style:display-name="Check Cell 2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_32_2_32_2" style:display-name="Check Cell 2 2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_32_2_32_3" style:display-name="Check Cell 2 2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_32_3" style:display-name="Check Cell 2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_32_4" style:display-name="Check Cell 2 4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_32_2" style:display-name="Check Cell 3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_32_2_32_2" style:display-name="Check Cell 3 2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_32_2_32_3" style:display-name="Check Cell 3 2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_32_3" style:display-name="Check Cell 3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_32_4" style:display-name="Check Cell 3 4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_32_2" style:display-name="Check Cell 4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_32_2_32_2" style:display-name="Check Cell 4 2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_32_2_32_3" style:display-name="Check Cell 4 2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_32_3" style:display-name="Check Cell 4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_32_4" style:display-name="Check Cell 4 4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" style:display-name="Check Cell 5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_32_2" style:display-name="Check Cell 5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_32_2_32_2" style:display-name="Check Cell 5 2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_32_2_32_3" style:display-name="Check Cell 5 2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_32_3" style:display-name="Check Cell 5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_32_4" style:display-name="Check Cell 5 4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6" style:display-name="Check Cell 6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6_32_2" style:display-name="Check Cell 6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6_32_3" style:display-name="Check Cell 6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_268__237_slo__35__32__35__35_0" style:display-name="Číslo_# ##0" style:family="table-cell" style:data-style-name="N38"/>
    <style:style style:name="ColHead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Head_32_2" style:display-name="ColHead 2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Head_32_3" style:display-name="ColHead 3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or_Anna" style:family="table-cell" style:data-style-name="N38">
      <style:table-cell-properties fo:background-color="#99CCFF"/>
    </style:style>
    <style:style style:name="Comma_32_10" style:display-name="Comma 10" style:family="table-cell" style:data-style-name="N51"/>
    <style:style style:name="Comma_32_10_32_2" style:display-name="Comma 10 2" style:family="table-cell" style:data-style-name="N51"/>
    <style:style style:name="Comma_32_10_32_2_32_2" style:display-name="Comma 10 2 2" style:family="table-cell" style:data-style-name="N51"/>
    <style:style style:name="Comma_32_10_32_2_32_2_32_2" style:display-name="Comma 10 2 2 2" style:family="table-cell" style:data-style-name="N51"/>
    <style:style style:name="Comma_32_10_32_2_32_2_32_3" style:display-name="Comma 10 2 2 3" style:family="table-cell" style:data-style-name="N51"/>
    <style:style style:name="Comma_32_10_32_2_32_3" style:display-name="Comma 10 2 3" style:family="table-cell" style:data-style-name="N51"/>
    <style:style style:name="Comma_32_10_32_2_32_3_32_2" style:display-name="Comma 10 2 3 2" style:family="table-cell" style:data-style-name="N51"/>
    <style:style style:name="Comma_32_10_32_2_32_3_32_3" style:display-name="Comma 10 2 3 3" style:family="table-cell" style:data-style-name="N51"/>
    <style:style style:name="Comma_32_10_32_2_32_4" style:display-name="Comma 10 2 4" style:family="table-cell" style:data-style-name="N51"/>
    <style:style style:name="Comma_32_10_32_2_32_5" style:display-name="Comma 10 2 5" style:family="table-cell" style:data-style-name="N51"/>
    <style:style style:name="Comma_32_10_32_3" style:display-name="Comma 10 3" style:family="table-cell" style:data-style-name="N51"/>
    <style:style style:name="Comma_32_10_32_3_32_2" style:display-name="Comma 10 3 2" style:family="table-cell" style:data-style-name="N51"/>
    <style:style style:name="Comma_32_10_32_3_32_3" style:display-name="Comma 10 3 3" style:family="table-cell" style:data-style-name="N51"/>
    <style:style style:name="Comma_32_10_32_4" style:display-name="Comma 10 4" style:family="table-cell" style:data-style-name="N51"/>
    <style:style style:name="Comma_32_10_32_5" style:display-name="Comma 10 5" style:family="table-cell" style:data-style-name="N51"/>
    <style:style style:name="Comma_32_11" style:display-name="Comma 11" style:family="table-cell" style:data-style-name="N51"/>
    <style:style style:name="Comma_32_11_32_2" style:display-name="Comma 11 2" style:family="table-cell" style:data-style-name="N51"/>
    <style:style style:name="Comma_32_11_32_2_32_2" style:display-name="Comma 11 2 2" style:family="table-cell" style:data-style-name="N51"/>
    <style:style style:name="Comma_32_11_32_2_32_3" style:display-name="Comma 11 2 3" style:family="table-cell" style:data-style-name="N51"/>
    <style:style style:name="Comma_32_11_32_3" style:display-name="Comma 11 3" style:family="table-cell" style:data-style-name="N51"/>
    <style:style style:name="Comma_32_11_32_4" style:display-name="Comma 11 4" style:family="table-cell" style:data-style-name="N51"/>
    <style:style style:name="Comma_32_12" style:display-name="Comma 12" style:family="table-cell" style:data-style-name="N51"/>
    <style:style style:name="Comma_32_12_32_2" style:display-name="Comma 12 2" style:family="table-cell" style:data-style-name="N51"/>
    <style:style style:name="Comma_32_12_32_3" style:display-name="Comma 12 3" style:family="table-cell" style:data-style-name="N51"/>
    <style:style style:name="Comma_32_13" style:display-name="Comma 13" style:family="table-cell" style:data-style-name="N51"/>
    <style:style style:name="Comma_32_13_32_2" style:display-name="Comma 13 2" style:family="table-cell" style:data-style-name="N51"/>
    <style:style style:name="Comma_32_13_32_3" style:display-name="Comma 13 3" style:family="table-cell" style:data-style-name="N51"/>
    <style:style style:name="Comma_32_2" style:display-name="Comma 2" style:family="table-cell" style:data-style-name="N51"/>
    <style:style style:name="Comma_32_2_32_2" style:display-name="Comma 2 2" style:family="table-cell" style:data-style-name="N51"/>
    <style:style style:name="Comma_32_2_32_2_32_2" style:display-name="Comma 2 2 2" style:family="table-cell" style:data-style-name="N51"/>
    <style:style style:name="Comma_32_2_32_2_32_2_32_2" style:display-name="Comma 2 2 2 2" style:family="table-cell" style:data-style-name="N51"/>
    <style:style style:name="Comma_32_2_32_2_32_2_32_2_32_2" style:display-name="Comma 2 2 2 2 2" style:family="table-cell" style:data-style-name="N51"/>
    <style:style style:name="Comma_32_2_32_2_32_2_32_2_32_3" style:display-name="Comma 2 2 2 2 3" style:family="table-cell" style:data-style-name="N51"/>
    <style:style style:name="Comma_32_2_32_2_32_2_32_3" style:display-name="Comma 2 2 2 3" style:family="table-cell" style:data-style-name="N51"/>
    <style:style style:name="Comma_32_2_32_2_32_2_32_4" style:display-name="Comma 2 2 2 4" style:family="table-cell" style:data-style-name="N51"/>
    <style:style style:name="Comma_32_2_32_2_32_3" style:display-name="Comma 2 2 3" style:family="table-cell" style:data-style-name="N51"/>
    <style:style style:name="Comma_32_2_32_2_32_3_32_2" style:display-name="Comma 2 2 3 2" style:family="table-cell" style:data-style-name="N51"/>
    <style:style style:name="Comma_32_2_32_2_32_3_32_3" style:display-name="Comma 2 2 3 3" style:family="table-cell" style:data-style-name="N51"/>
    <style:style style:name="Comma_32_2_32_2_32_4" style:display-name="Comma 2 2 4" style:family="table-cell" style:data-style-name="N51"/>
    <style:style style:name="Comma_32_2_32_2_32_4_32_2" style:display-name="Comma 2 2 4 2" style:family="table-cell" style:data-style-name="N51"/>
    <style:style style:name="Comma_32_2_32_2_32_4_32_2_32_2" style:display-name="Comma 2 2 4 2 2" style:family="table-cell" style:data-style-name="N51"/>
    <style:style style:name="Comma_32_2_32_2_32_4_32_2_32_3" style:display-name="Comma 2 2 4 2 3" style:family="table-cell" style:data-style-name="N51"/>
    <style:style style:name="Comma_32_2_32_2_32_4_32_3" style:display-name="Comma 2 2 4 3" style:family="table-cell" style:data-style-name="N51"/>
    <style:style style:name="Comma_32_2_32_2_32_4_32_4" style:display-name="Comma 2 2 4 4" style:family="table-cell" style:data-style-name="N51"/>
    <style:style style:name="Comma_32_2_32_2_32_5" style:display-name="Comma 2 2 5" style:family="table-cell" style:data-style-name="N51"/>
    <style:style style:name="Comma_32_2_32_2_32_5_32_2" style:display-name="Comma 2 2 5 2" style:family="table-cell" style:data-style-name="N51"/>
    <style:style style:name="Comma_32_2_32_2_32_5_32_3" style:display-name="Comma 2 2 5 3" style:family="table-cell" style:data-style-name="N51"/>
    <style:style style:name="Comma_32_2_32_2_32_6" style:display-name="Comma 2 2 6" style:family="table-cell" style:data-style-name="N51"/>
    <style:style style:name="Comma_32_2_32_2_32_7" style:display-name="Comma 2 2 7" style:family="table-cell" style:data-style-name="N51"/>
    <style:style style:name="Comma_32_2_32_3" style:display-name="Comma 2 3" style:family="table-cell" style:data-style-name="N51"/>
    <style:style style:name="Comma_32_2_32_3_32_2" style:display-name="Comma 2 3 2" style:family="table-cell" style:data-style-name="N51"/>
    <style:style style:name="Comma_32_2_32_3_32_3" style:display-name="Comma 2 3 3" style:family="table-cell" style:data-style-name="N51"/>
    <style:style style:name="Comma_32_2_32_4" style:display-name="Comma 2 4" style:family="table-cell" style:data-style-name="N51"/>
    <style:style style:name="Comma_32_2_32_4_32_2" style:display-name="Comma 2 4 2" style:family="table-cell" style:data-style-name="N51"/>
    <style:style style:name="Comma_32_2_32_4_32_3" style:display-name="Comma 2 4 3" style:family="table-cell" style:data-style-name="N51"/>
    <style:style style:name="Comma_32_2_32_5" style:display-name="Comma 2 5" style:family="table-cell" style:data-style-name="N51"/>
    <style:style style:name="Comma_32_2_32_5_32_2" style:display-name="Comma 2 5 2" style:family="table-cell" style:data-style-name="N51"/>
    <style:style style:name="Comma_32_2_32_5_32_3" style:display-name="Comma 2 5 3" style:family="table-cell" style:data-style-name="N51"/>
    <style:style style:name="Comma_32_2_32_6" style:display-name="Comma 2 6" style:family="table-cell" style:data-style-name="N51"/>
    <style:style style:name="Comma_32_2_32_6_32_2" style:display-name="Comma 2 6 2" style:family="table-cell" style:data-style-name="N51"/>
    <style:style style:name="Comma_32_2_32_6_32_3" style:display-name="Comma 2 6 3" style:family="table-cell" style:data-style-name="N51"/>
    <style:style style:name="Comma_32_2_32_7" style:display-name="Comma 2 7" style:family="table-cell" style:data-style-name="N51"/>
    <style:style style:name="Comma_32_2_32_7_32_2" style:display-name="Comma 2 7 2" style:family="table-cell" style:data-style-name="N51"/>
    <style:style style:name="Comma_32_2_32_7_32_3" style:display-name="Comma 2 7 3" style:family="table-cell" style:data-style-name="N51"/>
    <style:style style:name="Comma_32_2_32_8" style:display-name="Comma 2 8" style:family="table-cell" style:data-style-name="N51"/>
    <style:style style:name="Comma_32_2_32_9" style:display-name="Comma 2 9" style:family="table-cell" style:data-style-name="N51"/>
    <style:style style:name="Comma_32_3" style:display-name="Comma 3" style:family="table-cell" style:data-style-name="N51"/>
    <style:style style:name="Comma_32_3_32_2" style:display-name="Comma 3 2" style:family="table-cell" style:data-style-name="N51"/>
    <style:style style:name="Comma_32_3_32_2_32_2" style:display-name="Comma 3 2 2" style:family="table-cell" style:data-style-name="N51"/>
    <style:style style:name="Comma_32_3_32_2_32_2_32_2" style:display-name="Comma 3 2 2 2" style:family="table-cell" style:data-style-name="N51"/>
    <style:style style:name="Comma_32_3_32_2_32_2_32_3" style:display-name="Comma 3 2 2 3" style:family="table-cell" style:data-style-name="N51"/>
    <style:style style:name="Comma_32_3_32_2_32_3" style:display-name="Comma 3 2 3" style:family="table-cell" style:data-style-name="N51"/>
    <style:style style:name="Comma_32_3_32_2_32_4" style:display-name="Comma 3 2 4" style:family="table-cell" style:data-style-name="N51"/>
    <style:style style:name="Comma_32_3_32_3" style:display-name="Comma 3 3" style:family="table-cell" style:data-style-name="N51"/>
    <style:style style:name="Comma_32_3_32_3_32_2" style:display-name="Comma 3 3 2" style:family="table-cell" style:data-style-name="N51"/>
    <style:style style:name="Comma_32_3_32_3_32_3" style:display-name="Comma 3 3 3" style:family="table-cell" style:data-style-name="N51"/>
    <style:style style:name="Comma_32_3_32_4" style:display-name="Comma 3 4" style:family="table-cell" style:data-style-name="N51"/>
    <style:style style:name="Comma_32_3_32_4_32_2" style:display-name="Comma 3 4 2" style:family="table-cell" style:data-style-name="N51"/>
    <style:style style:name="Comma_32_3_32_4_32_3" style:display-name="Comma 3 4 3" style:family="table-cell" style:data-style-name="N51"/>
    <style:style style:name="Comma_32_3_32_5" style:display-name="Comma 3 5" style:family="table-cell" style:data-style-name="N51"/>
    <style:style style:name="Comma_32_3_32_5_32_2" style:display-name="Comma 3 5 2" style:family="table-cell" style:data-style-name="N51"/>
    <style:style style:name="Comma_32_3_32_5_32_3" style:display-name="Comma 3 5 3" style:family="table-cell" style:data-style-name="N51"/>
    <style:style style:name="Comma_32_3_32_6" style:display-name="Comma 3 6" style:family="table-cell" style:data-style-name="N51"/>
    <style:style style:name="Comma_32_3_32_7" style:display-name="Comma 3 7" style:family="table-cell" style:data-style-name="N51"/>
    <style:style style:name="Comma_32_3_32_8" style:display-name="Comma 3 8" style:family="table-cell" style:data-style-name="N51"/>
    <style:style style:name="Comma_32_4" style:display-name="Comma 4" style:family="table-cell" style:data-style-name="N51"/>
    <style:style style:name="Comma_32_4_32_2" style:display-name="Comma 4 2" style:family="table-cell" style:data-style-name="N51"/>
    <style:style style:name="Comma_32_4_32_2_32_2" style:display-name="Comma 4 2 2" style:family="table-cell" style:data-style-name="N51"/>
    <style:style style:name="Comma_32_4_32_2_32_3" style:display-name="Comma 4 2 3" style:family="table-cell" style:data-style-name="N51"/>
    <style:style style:name="Comma_32_4_32_3" style:display-name="Comma 4 3" style:family="table-cell" style:data-style-name="N51"/>
    <style:style style:name="Comma_32_4_32_4" style:display-name="Comma 4 4" style:family="table-cell" style:data-style-name="N51"/>
    <style:style style:name="Comma_32_5" style:display-name="Comma 5" style:family="table-cell" style:data-style-name="N51"/>
    <style:style style:name="Comma_32_5_32_2" style:display-name="Comma 5 2" style:family="table-cell" style:data-style-name="N51"/>
    <style:style style:name="Comma_32_5_32_2_32_2" style:display-name="Comma 5 2 2" style:family="table-cell" style:data-style-name="N51"/>
    <style:style style:name="Comma_32_5_32_2_32_2_32_2" style:display-name="Comma 5 2 2 2" style:family="table-cell" style:data-style-name="N51"/>
    <style:style style:name="Comma_32_5_32_2_32_2_32_3" style:display-name="Comma 5 2 2 3" style:family="table-cell" style:data-style-name="N51"/>
    <style:style style:name="Comma_32_5_32_2_32_3" style:display-name="Comma 5 2 3" style:family="table-cell" style:data-style-name="N51"/>
    <style:style style:name="Comma_32_5_32_2_32_4" style:display-name="Comma 5 2 4" style:family="table-cell" style:data-style-name="N51"/>
    <style:style style:name="Comma_32_5_32_3" style:display-name="Comma 5 3" style:family="table-cell" style:data-style-name="N51"/>
    <style:style style:name="Comma_32_5_32_3_32_2" style:display-name="Comma 5 3 2" style:family="table-cell" style:data-style-name="N51"/>
    <style:style style:name="Comma_32_5_32_3_32_3" style:display-name="Comma 5 3 3" style:family="table-cell" style:data-style-name="N51"/>
    <style:style style:name="Comma_32_5_32_4" style:display-name="Comma 5 4" style:family="table-cell" style:data-style-name="N51"/>
    <style:style style:name="Comma_32_5_32_5" style:display-name="Comma 5 5" style:family="table-cell" style:data-style-name="N51"/>
    <style:style style:name="Comma_32_6" style:display-name="Comma 6" style:family="table-cell" style:data-style-name="N51"/>
    <style:style style:name="Comma_32_6_32_2" style:display-name="Comma 6 2" style:family="table-cell" style:data-style-name="N51"/>
    <style:style style:name="Comma_32_6_32_2_32_2" style:display-name="Comma 6 2 2" style:family="table-cell" style:data-style-name="N51"/>
    <style:style style:name="Comma_32_6_32_2_32_3" style:display-name="Comma 6 2 3" style:family="table-cell" style:data-style-name="N51"/>
    <style:style style:name="Comma_32_6_32_3" style:display-name="Comma 6 3" style:family="table-cell" style:data-style-name="N51"/>
    <style:style style:name="Comma_32_6_32_4" style:display-name="Comma 6 4" style:family="table-cell" style:data-style-name="N51"/>
    <style:style style:name="Comma_32_7" style:display-name="Comma 7" style:family="table-cell" style:data-style-name="N51"/>
    <style:style style:name="Comma_32_7_32_2" style:display-name="Comma 7 2" style:family="table-cell" style:data-style-name="N51"/>
    <style:style style:name="Comma_32_7_32_2_32_2" style:display-name="Comma 7 2 2" style:family="table-cell" style:data-style-name="N51"/>
    <style:style style:name="Comma_32_7_32_2_32_2_32_2" style:display-name="Comma 7 2 2 2" style:family="table-cell" style:data-style-name="N51"/>
    <style:style style:name="Comma_32_7_32_2_32_2_32_3" style:display-name="Comma 7 2 2 3" style:family="table-cell" style:data-style-name="N51"/>
    <style:style style:name="Comma_32_7_32_2_32_3" style:display-name="Comma 7 2 3" style:family="table-cell" style:data-style-name="N51"/>
    <style:style style:name="Comma_32_7_32_2_32_4" style:display-name="Comma 7 2 4" style:family="table-cell" style:data-style-name="N51"/>
    <style:style style:name="Comma_32_7_32_3" style:display-name="Comma 7 3" style:family="table-cell" style:data-style-name="N51"/>
    <style:style style:name="Comma_32_7_32_3_32_2" style:display-name="Comma 7 3 2" style:family="table-cell" style:data-style-name="N51"/>
    <style:style style:name="Comma_32_7_32_3_32_3" style:display-name="Comma 7 3 3" style:family="table-cell" style:data-style-name="N51"/>
    <style:style style:name="Comma_32_7_32_4" style:display-name="Comma 7 4" style:family="table-cell" style:data-style-name="N51"/>
    <style:style style:name="Comma_32_7_32_4_32_2" style:display-name="Comma 7 4 2" style:family="table-cell" style:data-style-name="N51"/>
    <style:style style:name="Comma_32_7_32_4_32_3" style:display-name="Comma 7 4 3" style:family="table-cell" style:data-style-name="N51"/>
    <style:style style:name="Comma_32_7_32_5" style:display-name="Comma 7 5" style:family="table-cell" style:data-style-name="N51"/>
    <style:style style:name="Comma_32_7_32_6" style:display-name="Comma 7 6" style:family="table-cell" style:data-style-name="N51"/>
    <style:style style:name="Comma_32_7_32_7" style:display-name="Comma 7 7" style:family="table-cell" style:data-style-name="N51"/>
    <style:style style:name="Comma_32_8" style:display-name="Comma 8" style:family="table-cell" style:data-style-name="N51"/>
    <style:style style:name="Comma_32_8_32_2" style:display-name="Comma 8 2" style:family="table-cell" style:data-style-name="N51"/>
    <style:style style:name="Comma_32_8_32_2_32_2" style:display-name="Comma 8 2 2" style:family="table-cell" style:data-style-name="N51"/>
    <style:style style:name="Comma_32_8_32_2_32_3" style:display-name="Comma 8 2 3" style:family="table-cell" style:data-style-name="N51"/>
    <style:style style:name="Comma_32_8_32_3" style:display-name="Comma 8 3" style:family="table-cell" style:data-style-name="N51"/>
    <style:style style:name="Comma_32_8_32_3_32_2" style:display-name="Comma 8 3 2" style:family="table-cell" style:data-style-name="N51"/>
    <style:style style:name="Comma_32_8_32_3_32_3" style:display-name="Comma 8 3 3" style:family="table-cell" style:data-style-name="N51"/>
    <style:style style:name="Comma_32_8_32_4" style:display-name="Comma 8 4" style:family="table-cell" style:data-style-name="N51"/>
    <style:style style:name="Comma_32_8_32_5" style:display-name="Comma 8 5" style:family="table-cell" style:data-style-name="N51"/>
    <style:style style:name="Comma_32_9" style:display-name="Comma 9" style:family="table-cell" style:data-style-name="N51"/>
    <style:style style:name="Comma_32_9_32_2" style:display-name="Comma 9 2" style:family="table-cell" style:data-style-name="N51"/>
    <style:style style:name="Comma_32_9_32_3" style:display-name="Comma 9 3" style:family="table-cell" style:data-style-name="N51"/>
    <style:style style:name="Comma0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mma0_32_2" style:display-name="Comma0 2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mma0_32_3" style:display-name="Comma0 3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pe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ope_32_2" style:display-name="cope 2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ope_32_2_32_2" style:display-name="cope 2 2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ope_32_2_32_3" style:display-name="cope 2 3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ope_32_3" style:display-name="cope 3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ope_32_4" style:display-name="cope 4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urren_32_-_32_Style1" style:display-name="Curren - Style1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1_32_2" style:display-name="Curren - Style1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1_32_3" style:display-name="Curren - Style1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" style:display-name="Curren - Style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_32_2" style:display-name="Curren - Style2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_32_3" style:display-name="Curren - Style2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" style:display-name="Curren - Style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_32_2" style:display-name="Curren - Style3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_32_3" style:display-name="Curren - Style3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" style:display-name="Curren - Style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_32_2" style:display-name="Curren - Style4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_32_3" style:display-name="Curren - Style4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" style:display-name="Curren - Style5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_32_2" style:display-name="Curren - Style5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_32_3" style:display-name="Curren - Style5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" style:display-name="Curren - Style6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_32_2" style:display-name="Curren - Style6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_32_3" style:display-name="Curren - Style6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cy_32__40_0_41_" style:display-name="Currency (0)" style:family="table-cell" style:data-style-name="N52"/>
    <style:style style:name="Currency_32__40_0_41__32_2" style:display-name="Currency (0) 2" style:family="table-cell" style:data-style-name="N52"/>
    <style:style style:name="Currency_32__40_0_41__32_3" style:display-name="Currency (0) 3" style:family="table-cell" style:data-style-name="N52"/>
    <style:style style:name="Currency_32__40_2_41_" style:display-name="Currency (2)" style:family="table-cell" style:data-style-name="N53"/>
    <style:style style:name="Currency_32__40_2_41__32_2" style:display-name="Currency (2) 2" style:family="table-cell" style:data-style-name="N53"/>
    <style:style style:name="Currency_32__40_2_41__32_3" style:display-name="Currency (2) 3" style:family="table-cell" style:data-style-name="N53"/>
    <style:style style:name="Currency_32__91_2_93_" style:display-name="Currency [2]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_91_2_93__32_2" style:display-name="Currency [2] 2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_91_2_93__32_2_32_2" style:display-name="Currency [2] 2 2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_91_2_93__32_2_32_3" style:display-name="Currency [2] 2 3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_91_2_93__32_3" style:display-name="Currency [2] 3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_91_2_93__32_4" style:display-name="Currency [2] 4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2" style:display-name="Currency 2" style:family="table-cell" style:data-style-name="N54"/>
    <style:style style:name="Currency_32_2_32_2" style:display-name="Currency 2 2" style:family="table-cell" style:data-style-name="N54"/>
    <style:style style:name="Currency_32_2_32_2_32_2" style:display-name="Currency 2 2 2" style:family="table-cell" style:data-style-name="N54"/>
    <style:style style:name="Currency_32_2_32_2_32_2_32_2" style:display-name="Currency 2 2 2 2" style:family="table-cell" style:data-style-name="N54"/>
    <style:style style:name="Currency_32_2_32_2_32_2_32_3" style:display-name="Currency 2 2 2 3" style:family="table-cell" style:data-style-name="N54"/>
    <style:style style:name="Currency_32_2_32_2_32_3" style:display-name="Currency 2 2 3" style:family="table-cell" style:data-style-name="N54"/>
    <style:style style:name="Currency_32_2_32_2_32_4" style:display-name="Currency 2 2 4" style:family="table-cell" style:data-style-name="N54"/>
    <style:style style:name="Currency_32_2_32_3" style:display-name="Currency 2 3" style:family="table-cell" style:data-style-name="N54"/>
    <style:style style:name="Currency_32_2_32_3_32_2" style:display-name="Currency 2 3 2" style:family="table-cell" style:data-style-name="N54"/>
    <style:style style:name="Currency_32_2_32_3_32_3" style:display-name="Currency 2 3 3" style:family="table-cell" style:data-style-name="N54"/>
    <style:style style:name="Currency_32_2_32_4" style:display-name="Currency 2 4" style:family="table-cell" style:data-style-name="N54"/>
    <style:style style:name="Currency_32_2_32_4_32_2" style:display-name="Currency 2 4 2" style:family="table-cell" style:data-style-name="N54"/>
    <style:style style:name="Currency_32_2_32_4_32_3" style:display-name="Currency 2 4 3" style:family="table-cell" style:data-style-name="N54"/>
    <style:style style:name="Currency_32_2_32_5" style:display-name="Currency 2 5" style:family="table-cell" style:data-style-name="N54"/>
    <style:style style:name="Currency_32_2_32_5_32_2" style:display-name="Currency 2 5 2" style:family="table-cell" style:data-style-name="N54"/>
    <style:style style:name="Currency_32_2_32_5_32_3" style:display-name="Currency 2 5 3" style:family="table-cell" style:data-style-name="N54"/>
    <style:style style:name="Currency_32_2_32_6" style:display-name="Currency 2 6" style:family="table-cell" style:data-style-name="N54"/>
    <style:style style:name="Currency_32_2_32_7" style:display-name="Currency 2 7" style:family="table-cell" style:data-style-name="N54"/>
    <style:style style:name="Currency_32_2_32_8" style:display-name="Currency 2 8" style:family="table-cell" style:data-style-name="N54"/>
    <style:style style:name="Currency_32_3" style:display-name="Currency 3" style:family="table-cell" style:data-style-name="N54"/>
    <style:style style:name="Currency_32_3_32_2" style:display-name="Currency 3 2" style:family="table-cell" style:data-style-name="N54"/>
    <style:style style:name="Currency_32_3_32_3" style:display-name="Currency 3 3" style:family="table-cell" style:data-style-name="N54"/>
    <style:style style:name="Currency_32_4" style:display-name="Currency 4" style:family="table-cell" style:data-style-name="N54"/>
    <style:style style:name="Currency_32_4_32_2" style:display-name="Currency 4 2" style:family="table-cell" style:data-style-name="N54"/>
    <style:style style:name="Currency_32_4_32_2_32_2" style:display-name="Currency 4 2 2" style:family="table-cell" style:data-style-name="N54"/>
    <style:style style:name="Currency_32_4_32_2_32_3" style:display-name="Currency 4 2 3" style:family="table-cell" style:data-style-name="N54"/>
    <style:style style:name="Currency_32_4_32_3" style:display-name="Currency 4 3" style:family="table-cell" style:data-style-name="N54"/>
    <style:style style:name="Currency_32_4_32_4" style:display-name="Currency 4 4" style:family="table-cell" style:data-style-name="N54"/>
    <style:style style:name="Currency_32_5" style:display-name="Currency 5" style:family="table-cell" style:data-style-name="N54"/>
    <style:style style:name="Currency_32_5_32_2" style:display-name="Currency 5 2" style:family="table-cell" style:data-style-name="N54"/>
    <style:style style:name="Currency_32_5_32_3" style:display-name="Currency 5 3" style:family="table-cell" style:data-style-name="N54"/>
    <style:style style:name="Currency0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urrency0_32_2" style:display-name="Currency0 2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urrency0_32_3" style:display-name="Currency0 3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DagerOgTimer" style:family="table-cell" style:data-style-name="N55"/>
    <style:style style:name="DagerOgTimer_32_2" style:display-name="DagerOgTimer 2" style:family="table-cell" style:data-style-name="N55"/>
    <style:style style:name="DagerOgTimer_32_3" style:display-name="DagerOgTimer 3" style:family="table-cell" style:data-style-name="N55"/>
    <style:style style:name="DagOgDato" style:family="table-cell" style:data-style-name="N56"/>
    <style:style style:name="DagOgDato_32_2" style:display-name="DagOgDato 2" style:family="table-cell" style:data-style-name="N56"/>
    <style:style style:name="DagOgDato_32_3" style:display-name="DagOgDato 3" style:family="table-cell" style:data-style-name="N56"/>
    <style:style style:name="DagOgDatoLang" style:family="table-cell" style:data-style-name="N56"/>
    <style:style style:name="DagOgDatoLang_32_2" style:display-name="DagOgDatoLang 2" style:family="table-cell" style:data-style-name="N56"/>
    <style:style style:name="DagOgDatoLang_32_3" style:display-name="DagOgDatoLang 3" style:family="table-cell" style:data-style-name="N56"/>
    <style:style style:name="Date" style:family="table-cell" style:data-style-name="N20"/>
    <style:style style:name="Date_32_2" style:display-name="Date 2" style:family="table-cell" style:data-style-name="N20"/>
    <style:style style:name="Date_32_3" style:display-name="Date 3" style:family="table-cell" style:data-style-name="N20"/>
    <style:style style:name="Date-Time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e-Time_32_2" style:display-name="Date-Time 2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e-Time_32_3" style:display-name="Date-Time 3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o" style:family="table-cell" style:data-style-name="N19"/>
    <style:style style:name="Dato_32_2" style:display-name="Dato 2" style:family="table-cell" style:data-style-name="N19"/>
    <style:style style:name="Dato_32_3" style:display-name="Dato 3" style:family="table-cell" style:data-style-name="N19"/>
    <style:style style:name="Datum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atum_32_2" style:display-name="Datum 2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atum_32_3" style:display-name="Datum 3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ecimal_32_1" style:display-name="Decimal 1" style:family="table-cell" style:data-style-name="N59"/>
    <style:style style:name="Decimal_32_1_32_2" style:display-name="Decimal 1 2" style:family="table-cell" style:data-style-name="N59"/>
    <style:style style:name="Decimal_32_1_32_3" style:display-name="Decimal 1 3" style:family="table-cell" style:data-style-name="N59"/>
    <style:style style:name="Decimal_32_2" style:display-name="Decimal 2" style:family="table-cell" style:data-style-name="N60"/>
    <style:style style:name="Decimal_32_2_32_2" style:display-name="Decimal 2 2" style:family="table-cell" style:data-style-name="N60"/>
    <style:style style:name="Decimal_32_2_32_3" style:display-name="Decimal 2 3" style:family="table-cell" style:data-style-name="N60"/>
    <style:style style:name="Decimal_32_3" style:display-name="Decimal 3" style:family="table-cell" style:data-style-name="N61"/>
    <style:style style:name="Decimal_32_3_32_2" style:display-name="Decimal 3 2" style:family="table-cell" style:data-style-name="N61"/>
    <style:style style:name="Decimal_32_3_32_3" style:display-name="Decimal 3 3" style:family="table-cell" style:data-style-name="N61"/>
    <style:style style:name="Dezimal_32__91_0_93__laroux" style:display-name="Dezimal [0]_laroux" style:family="table-cell" style:data-style-name="N62"/>
    <style:style style:name="Dezimal_laroux" style:family="table-cell" style:data-style-name="N63"/>
    <style:style style:name="Dziesi_281_tny_32__91_0_93__laroux" style:display-name="Dziesiętny [0]_laroux" style:family="table-cell" style:data-style-name="N64"/>
    <style:style style:name="Dziesi_281_tny_laroux" style:display-name="Dziesiętny_laroux" style:family="table-cell" style:data-style-name="N51"/>
    <style:style style:name="ET_32_m_283_na" style:display-name="ET měna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m_283_na_32_2" style:display-name="ET měna 2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m_283_na_32_3" style:display-name="ET měna 3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" style:display-name="ET procenta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_32_2" style:display-name="ET procenta 2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_32_3" style:display-name="ET procenta 3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xception" style:family="table-cell" style:data-style-name="N0">
      <style:table-cell-properties fo:border="thin dotted #660066" style:vertical-align="middle" fo:background-color="#FFCC00"/>
      <style:text-properties fo:font-size="10pt" style:font-size-asian="10pt" style:font-size-complex="10pt"/>
    </style:style>
    <style:style style:name="Exception_32_2" style:display-name="Exception 2" style:family="table-cell" style:data-style-name="N0">
      <style:table-cell-properties fo:border="thin dotted #660066" style:vertical-align="middle" fo:background-color="#FFCC00"/>
      <style:text-properties fo:font-size="10pt" style:font-size-asian="10pt" style:font-size-complex="10pt"/>
    </style:style>
    <style:style style:name="Exception_32_3" style:display-name="Exception 3" style:family="table-cell" style:data-style-name="N0">
      <style:table-cell-properties fo:border="thin dotted #660066" style:vertical-align="middle" fo:background-color="#FFCC00"/>
      <style:text-properties fo:font-size="10pt" style:font-size-asian="10pt" style:font-size-complex="10pt"/>
    </style:style>
    <style:style style:name="Explanatory_32_Text_32_2" style:display-name="Explanatory Text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_32_2" style:display-name="Explanatory Text 2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_32_2_32_2" style:display-name="Explanatory Text 2 2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_32_2_32_3" style:display-name="Explanatory Text 2 2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_32_3" style:display-name="Explanatory Text 2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_32_4" style:display-name="Explanatory Text 2 4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" style:display-name="Explanatory Text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_32_2" style:display-name="Explanatory Text 3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_32_2_32_2" style:display-name="Explanatory Text 3 2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_32_2_32_3" style:display-name="Explanatory Text 3 2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_32_3" style:display-name="Explanatory Text 3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_32_4" style:display-name="Explanatory Text 3 4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" style:display-name="Explanatory Text 4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_32_2" style:display-name="Explanatory Text 4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_32_2_32_2" style:display-name="Explanatory Text 4 2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_32_2_32_3" style:display-name="Explanatory Text 4 2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_32_3" style:display-name="Explanatory Text 4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_32_4" style:display-name="Explanatory Text 4 4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" style:display-name="Explanatory Text 5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_32_2" style:display-name="Explanatory Text 5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_32_2_32_2" style:display-name="Explanatory Text 5 2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_32_2_32_3" style:display-name="Explanatory Text 5 2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_32_3" style:display-name="Explanatory Text 5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_32_4" style:display-name="Explanatory Text 5 4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6" style:display-name="Explanatory Text 6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6_32_2" style:display-name="Explanatory Text 6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6_32_3" style:display-name="Explanatory Text 6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Y_32_House" style:display-name="EY House" style:family="table-cell" style:data-style-name="N0">
      <style:text-properties style:font-name="Times New Roman" style:font-name-asian="Times New Roman" style:font-name-complex="Times New Roman" style:font-family-generic="roman"/>
    </style:style>
    <style:style style:name="EY_32_House_32_2" style:display-name="EY House 2" style:family="table-cell" style:data-style-name="N0">
      <style:text-properties style:font-name="Times New Roman" style:font-name-asian="Times New Roman" style:font-name-complex="Times New Roman" style:font-family-generic="roman"/>
    </style:style>
    <style:style style:name="EY_32_House_32_3" style:display-name="EY House 3" style:family="table-cell" style:data-style-name="N0">
      <style:text-properties style:font-name="Times New Roman" style:font-name-asian="Times New Roman" style:font-name-complex="Times New Roman" style:font-family-generic="roman"/>
    </style:style>
    <style:style style:name="Feeder_32_Field" style:display-name="Feeder Field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eeder_32_Field_32_2" style:display-name="Feeder Field 2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eeder_32_Field_32_2_32_2" style:display-name="Feeder Field 2 2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eeder_32_Field_32_2_32_3" style:display-name="Feeder Field 2 3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eeder_32_Field_32_3" style:display-name="Feeder Field 3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eeder_32_Field_32_4" style:display-name="Feeder Field 4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ixed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ixed_32_2" style:display-name="Fixed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ixed_32_3" style:display-name="Fixed 3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ooter" style:family="table-cell" style:data-style-name="N0">
      <style:table-cell-properties style:vertical-align="automatic"/>
    </style:style>
    <style:style style:name="footer_32_2" style:display-name="footer 2" style:family="table-cell" style:data-style-name="N0">
      <style:table-cell-properties style:vertical-align="automatic"/>
    </style:style>
    <style:style style:name="footer_32_3" style:display-name="footer 3" style:family="table-cell" style:data-style-name="N0">
      <style:table-cell-properties style:vertical-align="automatic"/>
    </style:style>
    <style:style style:name="Good_32_2" style:display-name="Good 2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2_32_2" style:display-name="Good 2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2_32_2_32_2" style:display-name="Good 2 2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2_32_2_32_3" style:display-name="Good 2 2 3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2_32_3" style:display-name="Good 2 3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2_32_4" style:display-name="Good 2 4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" style:display-name="Good 3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_32_2" style:display-name="Good 3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_32_2_32_2" style:display-name="Good 3 2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_32_2_32_3" style:display-name="Good 3 2 3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_32_3" style:display-name="Good 3 3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_32_4" style:display-name="Good 3 4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" style:display-name="Good 4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_32_2" style:display-name="Good 4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_32_2_32_2" style:display-name="Good 4 2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_32_2_32_3" style:display-name="Good 4 2 3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_32_3" style:display-name="Good 4 3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_32_4" style:display-name="Good 4 4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" style:display-name="Good 5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_32_2" style:display-name="Good 5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_32_2_32_2" style:display-name="Good 5 2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_32_2_32_3" style:display-name="Good 5 2 3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_32_3" style:display-name="Good 5 3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_32_4" style:display-name="Good 5 4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6" style:display-name="Good 6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6_32_2" style:display-name="Good 6 2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6_32_3" style:display-name="Good 6 3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rey" style:family="table-cell" style:data-style-name="N44">
      <style:table-cell-properties fo:background-color="#C0C0C0"/>
      <style:text-properties fo:font-size="8pt" style:font-size-asian="8pt" style:font-size-complex="8pt"/>
    </style:style>
    <style:style style:name="Grey_32_2" style:display-name="Grey 2" style:family="table-cell" style:data-style-name="N44">
      <style:table-cell-properties fo:background-color="#C0C0C0"/>
      <style:text-properties fo:font-size="8pt" style:font-size-asian="8pt" style:font-size-complex="8pt"/>
    </style:style>
    <style:style style:name="Grey_32_3" style:display-name="Grey 3" style:family="table-cell" style:data-style-name="N44">
      <style:table-cell-properties fo:background-color="#C0C0C0"/>
      <style:text-properties fo:font-size="8pt" style:font-size-asian="8pt" style:font-size-complex="8pt"/>
    </style:style>
    <style:style style:name="Greyed_32_out" style:display-name="Greyed out" style:family="table-cell" style:data-style-name="N0">
      <style:table-cell-properties fo:border="thin dashed #969696" style:vertical-align="middle" fo:background-color="#C0C0C0"/>
      <style:text-properties fo:color="#808080" fo:font-size="10pt" style:font-size-asian="10pt" style:font-size-complex="10pt"/>
    </style:style>
    <style:style style:name="Greyed_32_out_32_2" style:display-name="Greyed out 2" style:family="table-cell" style:data-style-name="N0">
      <style:table-cell-properties fo:border="thin dashed #969696" style:vertical-align="middle" fo:background-color="#C0C0C0"/>
      <style:text-properties fo:color="#808080" fo:font-size="10pt" style:font-size-asian="10pt" style:font-size-complex="10pt"/>
    </style:style>
    <style:style style:name="Greyed_32_out_32_3" style:display-name="Greyed out 3" style:family="table-cell" style:data-style-name="N0">
      <style:table-cell-properties fo:border="thin dashed #969696" style:vertical-align="middle" fo:background-color="#C0C0C0"/>
      <style:text-properties fo:color="#808080" fo:font-size="10pt" style:font-size-asian="10pt" style:font-size-complex="10pt"/>
    </style:style>
    <style:style style:name="GSM_Barva" style:family="table-cell" style:data-style-name="N38">
      <style:table-cell-properties fo:background-color="#800000"/>
    </style:style>
    <style:style style:name="Header" style:family="table-cell" style:data-style-name="N0">
      <style:table-cell-properties fo:background-color="transparent"/>
    </style:style>
    <style:style style:name="Header_32_2" style:display-name="Header 2" style:family="table-cell" style:data-style-name="N0">
      <style:table-cell-properties fo:background-color="transparent"/>
    </style:style>
    <style:style style:name="Header_32_3" style:display-name="Header 3" style:family="table-cell" style:data-style-name="N0">
      <style:table-cell-properties fo:background-color="transparent"/>
    </style:style>
    <style:style style:name="Heading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1_32_2" style:display-name="Heading 1 2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_32_2" style:display-name="Heading 1 2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_32_2_32_2" style:display-name="Heading 1 2 2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_32_2_32_3" style:display-name="Heading 1 2 2 3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_32_3" style:display-name="Heading 1 2 3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_32_4" style:display-name="Heading 1 2 4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_32_2" style:display-name="Heading 1 3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_32_2_32_2" style:display-name="Heading 1 3 2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_32_2_32_3" style:display-name="Heading 1 3 2 3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_32_3" style:display-name="Heading 1 3 3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_32_4" style:display-name="Heading 1 3 4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_32_2" style:display-name="Heading 1 4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_32_2_32_2" style:display-name="Heading 1 4 2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_32_2_32_3" style:display-name="Heading 1 4 2 3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_32_3" style:display-name="Heading 1 4 3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_32_4" style:display-name="Heading 1 4 4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" style:display-name="Heading 1 5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_32_2" style:display-name="Heading 1 5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_32_2_32_2" style:display-name="Heading 1 5 2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_32_2_32_3" style:display-name="Heading 1 5 2 3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_32_3" style:display-name="Heading 1 5 3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_32_4" style:display-name="Heading 1 5 4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6" style:display-name="Heading 1 6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6_32_2" style:display-name="Heading 1 6 2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6_32_3" style:display-name="Heading 1 6 3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_32_2" style:display-name="Heading 2 2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_32_2_32_2" style:display-name="Heading 2 2 2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_32_2_32_3" style:display-name="Heading 2 2 2 3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_32_3" style:display-name="Heading 2 2 3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_32_4" style:display-name="Heading 2 2 4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_32_2" style:display-name="Heading 2 3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_32_2_32_2" style:display-name="Heading 2 3 2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_32_2_32_3" style:display-name="Heading 2 3 2 3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_32_3" style:display-name="Heading 2 3 3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_32_4" style:display-name="Heading 2 3 4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_32_2" style:display-name="Heading 2 4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_32_2_32_2" style:display-name="Heading 2 4 2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_32_2_32_3" style:display-name="Heading 2 4 2 3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_32_3" style:display-name="Heading 2 4 3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_32_4" style:display-name="Heading 2 4 4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" style:display-name="Heading 2 5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_32_2" style:display-name="Heading 2 5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_32_2_32_2" style:display-name="Heading 2 5 2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_32_2_32_3" style:display-name="Heading 2 5 2 3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_32_3" style:display-name="Heading 2 5 3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_32_4" style:display-name="Heading 2 5 4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6" style:display-name="Heading 2 6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6_32_2" style:display-name="Heading 2 6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6_32_3" style:display-name="Heading 2 6 3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_32_2" style:display-name="Heading 3 2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_32_2_32_2" style:display-name="Heading 3 2 2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_32_2_32_3" style:display-name="Heading 3 2 2 3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_32_3" style:display-name="Heading 3 2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_32_4" style:display-name="Heading 3 2 4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_32_2" style:display-name="Heading 3 3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_32_2_32_2" style:display-name="Heading 3 3 2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_32_2_32_3" style:display-name="Heading 3 3 2 3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_32_3" style:display-name="Heading 3 3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_32_4" style:display-name="Heading 3 3 4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_32_2" style:display-name="Heading 3 4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_32_2_32_2" style:display-name="Heading 3 4 2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_32_2_32_3" style:display-name="Heading 3 4 2 3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_32_3" style:display-name="Heading 3 4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_32_4" style:display-name="Heading 3 4 4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" style:display-name="Heading 3 5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_32_2" style:display-name="Heading 3 5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_32_2_32_2" style:display-name="Heading 3 5 2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_32_2_32_3" style:display-name="Heading 3 5 2 3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_32_3" style:display-name="Heading 3 5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_32_4" style:display-name="Heading 3 5 4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6" style:display-name="Heading 3 6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6_32_2" style:display-name="Heading 3 6 2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6_32_3" style:display-name="Heading 3 6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_32_2" style:display-name="Heading 4 2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_32_2_32_2" style:display-name="Heading 4 2 2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_32_2_32_3" style:display-name="Heading 4 2 2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_32_3" style:display-name="Heading 4 2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_32_4" style:display-name="Heading 4 2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_32_2" style:display-name="Heading 4 3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_32_2_32_2" style:display-name="Heading 4 3 2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_32_2_32_3" style:display-name="Heading 4 3 2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_32_3" style:display-name="Heading 4 3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_32_4" style:display-name="Heading 4 3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_32_2" style:display-name="Heading 4 4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_32_2_32_2" style:display-name="Heading 4 4 2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_32_2_32_3" style:display-name="Heading 4 4 2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_32_3" style:display-name="Heading 4 4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_32_4" style:display-name="Heading 4 4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" style:display-name="Heading 4 5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_32_2" style:display-name="Heading 4 5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_32_2_32_2" style:display-name="Heading 4 5 2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_32_2_32_3" style:display-name="Heading 4 5 2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_32_3" style:display-name="Heading 4 5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_32_4" style:display-name="Heading 4 5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6" style:display-name="Heading 4 6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6_32_2" style:display-name="Heading 4 6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6_32_3" style:display-name="Heading 4 6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5" style:display-name="Heading 5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6" style:display-name="Heading 6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1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1_32_2" style:display-name="Heading1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1_32_3" style:display-name="Heading1 3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_32_2" style:display-name="Heading2 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_32_3" style:display-name="Heading2 3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Calibri" style:font-name-asian="Calibri" style:font-name-complex="Calibri" fo:font-size="9pt" style:font-size-asian="9pt" style:font-size-complex="9pt" style:text-underline-style="solid" style:text-underline-type="single"/>
    </style:style>
    <style:style style:name="Hyperlink_32_2_32_2_32_2" style:display-name="Hyperlink 2 2 2" style:family="table-cell" style:data-style-name="N0">
      <style:text-properties fo:color="#0000FF" style:font-name="Calibri" style:font-name-asian="Calibri" style:font-name-complex="Calibri" fo:font-size="9pt" style:font-size-asian="9pt" style:font-size-complex="9pt" style:text-underline-style="solid" style:text-underline-type="single"/>
    </style:style>
    <style:style style:name="Hyperlink_32_2_32_2_32_3" style:display-name="Hyperlink 2 2 3" style:family="table-cell" style:data-style-name="N0">
      <style:text-properties fo:color="#0000FF" style:font-name="Calibri" style:font-name-asian="Calibri" style:font-name-complex="Calibri" fo:font-size="9pt" style:font-size-asian="9pt" style:font-size-complex="9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4" style:display-name="Hyperlink 2 4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3_32_2" style:display-name="Hyperlink 3 2" style:family="table-cell" style:data-style-name="N0">
      <style:text-properties fo:color="#0000FF" style:text-underline-style="solid" style:text-underline-type="single"/>
    </style:style>
    <style:style style:name="Hyperlink_32_3_32_3" style:display-name="Hyperlink 3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4_32_2" style:display-name="Hyperlink 4 2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4_32_3" style:display-name="Hyperlink 4 3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Hyperlink_32_5_32_2" style:display-name="Hyperlink 5 2" style:family="table-cell" style:data-style-name="N0">
      <style:text-properties fo:color="#0000FF" style:text-underline-style="solid" style:text-underline-type="single"/>
    </style:style>
    <style:style style:name="Hyperlink_32_5_32_2_32_2" style:display-name="Hyperlink 5 2 2" style:family="table-cell" style:data-style-name="N0">
      <style:text-properties fo:color="#0000FF" style:text-underline-style="solid" style:text-underline-type="single"/>
    </style:style>
    <style:style style:name="Hyperlink_32_5_32_2_32_3" style:display-name="Hyperlink 5 2 3" style:family="table-cell" style:data-style-name="N0">
      <style:text-properties fo:color="#0000FF" style:text-underline-style="solid" style:text-underline-type="single"/>
    </style:style>
    <style:style style:name="Hyperlink_32_5_32_3" style:display-name="Hyperlink 5 3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Hyperlink_32_5_32_4" style:display-name="Hyperlink 5 4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Hyperlink_32_6" style:display-name="Hyperlink 6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Hyperlink_32_6_32_2" style:display-name="Hyperlink 6 2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Hyperlink_32_6_32_3" style:display-name="Hyperlink 6 3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_32__37_" style:display-name="Input %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37__32_2" style:display-name="Input % 2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37__32_3" style:display-name="Input % 3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91_yellow_93_" style:display-name="Input [yellow]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_91_yellow_93__32_2" style:display-name="Input [yellow] 2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_91_yellow_93__32_2_32_2" style:display-name="Input [yellow] 2 2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_91_yellow_93__32_2_32_3" style:display-name="Input [yellow] 2 3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_91_yellow_93__32_3" style:display-name="Input [yellow] 3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_91_yellow_93__32_4" style:display-name="Input [yellow] 4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1" style:display-name="Input 1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1_32_2" style:display-name="Input 1 2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1_32_3" style:display-name="Input 1 3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_32_2" style:display-name="Input 2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_32_2_32_2" style:display-name="Input 2 2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_32_2_32_3" style:display-name="Input 2 2 3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_32_3" style:display-name="Input 2 3" style:family="table-cell" style:data-style-name="N0">
      <style:table-cell-properties fo:border="thin dashed #660066" style:vertical-align="middle" fo:background-color="#0066CC" style:cell-protect="none"/>
      <style:text-properties fo:color="#000080" fo:font-size="10pt" style:font-size-asian="10pt" style:font-size-complex="10pt"/>
    </style:style>
    <style:style style:name="Input_32_2_32_3_32_2" style:display-name="Input 2 3 2" style:family="table-cell" style:data-style-name="N0">
      <style:table-cell-properties fo:border="thin dashed #660066" style:vertical-align="middle" fo:background-color="#0066CC" style:cell-protect="none"/>
      <style:text-properties fo:color="#000080" fo:font-size="10pt" style:font-size-asian="10pt" style:font-size-complex="10pt"/>
    </style:style>
    <style:style style:name="Input_32_2_32_3_32_3" style:display-name="Input 2 3 3" style:family="table-cell" style:data-style-name="N0">
      <style:table-cell-properties fo:border="thin dashed #660066" style:vertical-align="middle" fo:background-color="#0066CC" style:cell-protect="none"/>
      <style:text-properties fo:color="#000080" fo:font-size="10pt" style:font-size-asian="10pt" style:font-size-complex="10pt"/>
    </style:style>
    <style:style style:name="Input_32_2_32_4" style:display-name="Input 2 4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_32_5" style:display-name="Input 2 5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3" style:display-name="Input 3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2" style:display-name="Input 3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3_32_2_32_2" style:display-name="Input 3 2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3_32_2_32_3" style:display-name="Input 3 2 3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3_32_3" style:display-name="Input 3 3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4" style:display-name="Input 3 4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4" style:display-name="Input 4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4_32_2" style:display-name="Input 4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4_32_2_32_2" style:display-name="Input 4 2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4_32_2_32_3" style:display-name="Input 4 2 3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4_32_3" style:display-name="Input 4 3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4_32_4" style:display-name="Input 4 4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" style:display-name="Input 5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_32_2" style:display-name="Input 5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_32_2_32_2" style:display-name="Input 5 2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_32_2_32_3" style:display-name="Input 5 2 3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_32_3" style:display-name="Input 5 3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_32_4" style:display-name="Input 5 4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6" style:display-name="Input 6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6_32_2" style:display-name="Input 6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6_32_3" style:display-name="Input 6 3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talic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Italic_32_2" style:display-name="Italic 2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Italic_32_3" style:display-name="Italic 3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JusterBunn" style:family="table-cell" style:data-style-name="N0">
      <style:table-cell-properties style:vertical-align="automatic"/>
    </style:style>
    <style:style style:name="JusterBunn_32_2" style:display-name="JusterBunn 2" style:family="table-cell" style:data-style-name="N0">
      <style:table-cell-properties style:vertical-align="automatic"/>
    </style:style>
    <style:style style:name="JusterBunn_32_3" style:display-name="JusterBunn 3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Midtstill_32_2" style:display-name="JusterMidtstill 2" style:family="table-cell" style:data-style-name="N0">
      <style:table-cell-properties style:vertical-align="automatic"/>
    </style:style>
    <style:style style:name="JusterMidtstill_32_3" style:display-name="JusterMidtstill 3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JusterTopp_32_2" style:display-name="JusterTopp 2" style:family="table-cell" style:data-style-name="N0">
      <style:table-cell-properties style:vertical-align="top"/>
    </style:style>
    <style:style style:name="JusterTopp_32_3" style:display-name="JusterTopp 3" style:family="table-cell" style:data-style-name="N0">
      <style:table-cell-properties style:vertical-align="top"/>
    </style:style>
    <style:style style:name="Klokkeslett" style:family="table-cell" style:data-style-name="N68"/>
    <style:style style:name="Klokkeslett_32_2" style:display-name="Klokkeslett 2" style:family="table-cell" style:data-style-name="N68"/>
    <style:style style:name="Klokkeslett_32_3" style:display-name="Klokkeslett 3" style:family="table-cell" style:data-style-name="N68"/>
    <style:style style:name="Konto" style:family="table-cell" style:data-style-name="N69"/>
    <style:style style:name="Konto_32_2" style:display-name="Konto 2" style:family="table-cell" style:data-style-name="N69"/>
    <style:style style:name="Konto_32_3" style:display-name="Konto 3" style:family="table-cell" style:data-style-name="N69"/>
    <style:style style:name="KPMG_32_Heading_32_1" style:display-name="KPMG Heading 1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1_32_2" style:display-name="KPMG Heading 1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1_32_3" style:display-name="KPMG Heading 1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2" style:display-name="KPMG Heading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2_32_2" style:display-name="KPMG Heading 2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2_32_3" style:display-name="KPMG Heading 2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3" style:display-name="KPMG Heading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3_32_2" style:display-name="KPMG Heading 3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3_32_3" style:display-name="KPMG Heading 3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4" style:display-name="KPMG Heading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KPMG_32_Heading_32_4_32_2" style:display-name="KPMG Heading 4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KPMG_32_Heading_32_4_32_3" style:display-name="KPMG Heading 4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KPMG_32_Normal" style:display-name="KPMG Normal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_32_Normal_32_2" style:display-name="KPMG 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_32_Normal_32_3" style:display-name="KPMG Normal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_32_Normal_32_Text" style:display-name="KPMG Normal Text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_32_Normal_32_Text_32_2" style:display-name="KPMG Normal Text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_32_Normal_32_Text_32_3" style:display-name="KPMG Normal Text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colheader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colheader_32_2" style:display-name="KPMGcolheader 2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colheader_32_3" style:display-name="KPMGcolheader 3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normal" style:family="table-cell" style:data-style-name="N70"/>
    <style:style style:name="KPMGnormal_32_2" style:display-name="KPMGnormal 2" style:family="table-cell" style:data-style-name="N70"/>
    <style:style style:name="KPMGnormal_32_3" style:display-name="KPMGnormal 3" style:family="table-cell" style:data-style-name="N70"/>
    <style:style style:name="KPMGnormalindent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_32_2" style:display-name="KPMGnormalindent 2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_32_3" style:display-name="KPMGnormalindent 3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_32_2" style:display-name="KPMGnormalindent2 2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_32_3" style:display-name="KPMGnormalindent2 3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_32_2" style:display-name="KPMGnumber 2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_32_3" style:display-name="KPMGnumber 3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percent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_32_2" style:display-name="KPMGpercent 2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_32_3" style:display-name="KPMGpercent 3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_32_2" style:display-name="KPMGpercentrow 2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_32_3" style:display-name="KPMGpercentrow 3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subheader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subheader_32_2" style:display-name="KPMGsubheader 2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subheader_32_3" style:display-name="KPMGsubheader 3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Lien_32_hypertexte_32_visit_233__P_38_L_32_by_32_Activity_32_March_32__39_02_32__40_Apr_32_15_41__32_-_32_All_32_details" style:display-name="Lien hypertexte visité_P&amp;L by Activity March '02 (Apr 15) - All details" style:family="table-cell" style:data-style-name="N0">
      <style:text-properties fo:color="#800080" fo:font-size="10pt" style:font-size-asian="10pt" style:font-size-complex="10pt" style:text-underline-style="solid" style:text-underline-type="single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2_32_2" style:display-name="Linked Cell 2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2_32_2_32_2" style:display-name="Linked Cell 2 2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2_32_2_32_3" style:display-name="Linked Cell 2 2 3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2_32_3" style:display-name="Linked Cell 2 3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2_32_4" style:display-name="Linked Cell 2 4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3" style:display-name="Linked Cell 3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3_32_2" style:display-name="Linked Cell 3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3_32_2_32_2" style:display-name="Linked Cell 3 2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3_32_2_32_3" style:display-name="Linked Cell 3 2 3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3_32_3" style:display-name="Linked Cell 3 3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3_32_4" style:display-name="Linked Cell 3 4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4" style:display-name="Linked Cell 4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4_32_2" style:display-name="Linked Cell 4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4_32_2_32_2" style:display-name="Linked Cell 4 2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4_32_2_32_3" style:display-name="Linked Cell 4 2 3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4_32_3" style:display-name="Linked Cell 4 3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4_32_4" style:display-name="Linked Cell 4 4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5" style:display-name="Linked Cell 5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5_32_2" style:display-name="Linked Cell 5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5_32_2_32_2" style:display-name="Linked Cell 5 2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5_32_2_32_3" style:display-name="Linked Cell 5 2 3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5_32_3" style:display-name="Linked Cell 5 3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5_32_4" style:display-name="Linked Cell 5 4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6" style:display-name="Linked Cell 6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6_32_2" style:display-name="Linked Cell 6 2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6_32_3" style:display-name="Linked Cell 6 3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m_63_ny_0f83zm4yytAvDZPSbNxjaUl2F" style:display-name="m?ny_0f83zm4yytAvDZPSbNxjaUl2F" style:family="table-cell" style:data-style-name="N39"/>
    <style:style style:name="M_183_na" style:display-name="M·n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_183_na_32_2" style:display-name="M·n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_183_na_32_3" style:display-name="M·na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eny_CTD" style:family="table-cell" style:data-style-name="N72"/>
    <style:style style:name="Millares_32__91_0_93__EjW30n4zytAwEaPSbNwiaTl2F" style:display-name="Millares [0]_EjW30n4zytAwEaPSbNwiaTl2F" style:family="table-cell" style:data-style-name="N73"/>
    <style:style style:name="Millares_EjW30n4zytAwEaPSbNwiaTl2F" style:family="table-cell" style:data-style-name="N74"/>
    <style:style style:name="Milliers_32__91_0_93__9ctfwjhVNIpKs513Q0MYGasMM" style:display-name="Milliers [0]_9ctfwjhVNIpKs513Q0MYGasMM" style:family="table-cell" style:data-style-name="N75"/>
    <style:style style:name="Milliers_9ctfwjhVNIpKs513Q0MYGasMM" style:family="table-cell" style:data-style-name="N62"/>
    <style:style style:name="Moneda_32__91_0_93__EjW30n4zytAwEaPSbNwiaTl2F" style:display-name="Moneda [0]_EjW30n4zytAwEaPSbNwiaTl2F" style:family="table-cell" style:data-style-name="N78"/>
    <style:style style:name="Moneda_EjW30n4zytAwEaPSbNwiaTl2F" style:family="table-cell" style:data-style-name="N79"/>
    <style:style style:name="Mon_233_taire_32__91_0_93__9ctfwjhVNIpKs513Q0MYGasMM" style:display-name="Monétaire [0]_9ctfwjhVNIpKs513Q0MYGasMM" style:family="table-cell" style:data-style-name="N76"/>
    <style:style style:name="Mon_233_taire_9ctfwjhVNIpKs513Q0MYGasMM" style:display-name="Monétaire_9ctfwjhVNIpKs513Q0MYGasMM" style:family="table-cell" style:data-style-name="N77"/>
    <style:style style:name="Month" style:family="table-cell" style:data-style-name="N80"/>
    <style:style style:name="Month_32_2" style:display-name="Month 2" style:family="table-cell" style:data-style-name="N80"/>
    <style:style style:name="Month_32_3" style:display-name="Month 3" style:family="table-cell" style:data-style-name="N80"/>
    <style:style style:name="Nadpis1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1_32_2" style:display-name="Nadpis1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1_32_3" style:display-name="Nadpis1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_32_2" style:display-name="Nadpis2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_32_3" style:display-name="Nadpis2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med_32_Range" style:display-name="Named Range" style:family="table-cell" style:data-style-name="N0">
      <style:table-cell-properties fo:border="thin dotted #FF0000"/>
    </style:style>
    <style:style style:name="Named_32_Range_32_2" style:display-name="Named Range 2" style:family="table-cell" style:data-style-name="N0">
      <style:table-cell-properties fo:border="thin dotted #FF0000"/>
    </style:style>
    <style:style style:name="Named_32_Range_32_3" style:display-name="Named Range 3" style:family="table-cell" style:data-style-name="N0">
      <style:table-cell-properties fo:border="thin dotted #FF0000"/>
    </style:style>
    <style:style style:name="Named_32_Range_32_Tag" style:display-name="Named Range Tag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Named_32_Range_32_Tag_32_2" style:display-name="Named Range Tag 2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Named_32_Range_32_Tag_32_3" style:display-name="Named Range Tag 3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Neutral_32_2" style:display-name="Neutral 2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2_32_2" style:display-name="Neutral 2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2_32_2_32_2" style:display-name="Neutral 2 2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2_32_2_32_3" style:display-name="Neutral 2 2 3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2_32_3" style:display-name="Neutral 2 3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2_32_4" style:display-name="Neutral 2 4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3" style:display-name="Neutral 3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3_32_2" style:display-name="Neutral 3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_32_2_32_2" style:display-name="Neutral 3 2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_32_2_32_3" style:display-name="Neutral 3 2 3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_32_3" style:display-name="Neutral 3 3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3_32_4" style:display-name="Neutral 3 4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4" style:display-name="Neutral 4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4_32_2" style:display-name="Neutral 4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4_32_2_32_2" style:display-name="Neutral 4 2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4_32_2_32_3" style:display-name="Neutral 4 2 3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4_32_3" style:display-name="Neutral 4 3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4_32_4" style:display-name="Neutral 4 4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5" style:display-name="Neutral 5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5_32_2" style:display-name="Neutral 5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5_32_2_32_2" style:display-name="Neutral 5 2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5_32_2_32_3" style:display-name="Neutral 5 2 3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5_32_3" style:display-name="Neutral 5 3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5_32_4" style:display-name="Neutral 5 4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6" style:display-name="Neutral 6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6_32_2" style:display-name="Neutral 6 2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6_32_3" style:display-name="Neutral 6 3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MT_Barva" style:family="table-cell" style:data-style-name="N38">
      <style:table-cell-properties fo:background-color="#0066CC"/>
    </style:style>
    <style:style style:name="norm_63_ln_63___63_.Bud.-D98-kont._40_SAG_41_" style:display-name="norm?ln?_?.Bud.-D98-kont.(SAG)" style:family="table-cell" style:data-style-name="N3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-_32_Style1" style:display-name="Normal - Style1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1_32_2" style:display-name="Normal - Style1 2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1_32_3" style:display-name="Normal - Style1 3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7" style:display-name="Normal - Style7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7_32_2" style:display-name="Normal - Style7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7_32_3" style:display-name="Normal - Style7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" style:display-name="Normal - Style8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_32_2" style:display-name="Normal - Style8 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_32_3" style:display-name="Normal - Style8 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0_32_2_32_2" style:display-name="Normal 10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0_32_2_32_3" style:display-name="Normal 10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0_32_3" style:display-name="Normal 10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0_32_3_32_2" style:display-name="Normal 10 3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0_32_3_32_3" style:display-name="Normal 10 3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0_32_4" style:display-name="Normal 10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5" style:display-name="Normal 10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1_32_2" style:display-name="Normal 1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1_32_2_32_2" style:display-name="Normal 11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1_32_2_32_3" style:display-name="Normal 11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1_32_3" style:display-name="Normal 11 3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11_32_3_32_2" style:display-name="Normal 11 3 2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11_32_3_32_3" style:display-name="Normal 11 3 3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11_32_4" style:display-name="Normal 11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1_32_5" style:display-name="Normal 11 5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2_32_2_32_2" style:display-name="Normal 1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2_32_2_32_3" style:display-name="Normal 12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2_32_3" style:display-name="Normal 12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2_32_4" style:display-name="Normal 12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3" style:display-name="Normal 1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3_32_2" style:display-name="Normal 1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3_32_2_32_2" style:display-name="Normal 13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3_32_2_32_3" style:display-name="Normal 13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3_32_3" style:display-name="Normal 13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3_32_4" style:display-name="Normal 13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4" style:display-name="Normal 1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4_32_2" style:display-name="Normal 1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4_32_2_32_2" style:display-name="Normal 14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4_32_2_32_3" style:display-name="Normal 14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4_32_3" style:display-name="Normal 14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4_32_4" style:display-name="Normal 14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5" style:display-name="Normal 15" style:family="table-cell" style:data-style-name="N82">
      <style:table-cell-properties style:vertical-align="automatic" fo:background-color="transparent"/>
      <style:text-properties fo:font-size="10pt" style:font-size-asian="10pt" style:font-size-complex="10pt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5_32_2_32_2" style:display-name="Normal 15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5_32_2_32_3" style:display-name="Normal 15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5_32_3" style:display-name="Normal 15 3" style:family="table-cell" style:data-style-name="N82">
      <style:table-cell-properties style:vertical-align="automatic" fo:background-color="transparent"/>
      <style:text-properties fo:font-size="10pt" style:font-size-asian="10pt" style:font-size-complex="10pt"/>
    </style:style>
    <style:style style:name="Normal_32_15_32_4" style:display-name="Normal 15 4" style:family="table-cell" style:data-style-name="N82">
      <style:table-cell-properties style:vertical-align="automatic" fo:background-color="transparent"/>
      <style:text-properties fo:font-size="10pt" style:font-size-asian="10pt" style:font-size-complex="10pt"/>
    </style:style>
    <style:style style:name="Normal_32_16" style:display-name="Normal 1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6_32_2" style:display-name="Normal 16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6_32_3" style:display-name="Normal 16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7" style:display-name="Normal 1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7_32_2" style:display-name="Normal 1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7_32_3" style:display-name="Normal 17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8_32_2" style:display-name="Normal 18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8_32_3" style:display-name="Normal 18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9_32_2" style:display-name="Normal 19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9_32_3" style:display-name="Normal 19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2_32_10" style:display-name="Normal 2 1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10_32_2" style:display-name="Normal 2 1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10_32_3" style:display-name="Normal 2 10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11" style:display-name="Normal 2 11" style:family="table-cell" style:data-style-name="N0">
      <style:table-cell-properties style:vertical-align="automatic" fo:background-color="transparent"/>
    </style:style>
    <style:style style:name="Normal_32_2_32_11_32_2" style:display-name="Normal 2 11 2" style:family="table-cell" style:data-style-name="N0">
      <style:table-cell-properties style:vertical-align="automatic" fo:background-color="transparent"/>
    </style:style>
    <style:style style:name="Normal_32_2_32_11_32_3" style:display-name="Normal 2 11 3" style:family="table-cell" style:data-style-name="N0">
      <style:table-cell-properties style:vertical-align="automatic" fo:background-color="transparent"/>
    </style:style>
    <style:style style:name="Normal_32_2_32_12" style:display-name="Normal 2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Normal_32_2_32_12_32_2" style:display-name="Normal 2 1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Normal_32_2_32_12_32_3" style:display-name="Normal 2 1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Normal_32_2_32_13" style:display-name="Normal 2 1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13_32_2" style:display-name="Normal 2 1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13_32_3" style:display-name="Normal 2 1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14" style:display-name="Normal 2 14" style:family="table-cell" style:data-style-name="N0">
      <style:text-properties fo:font-size="10pt" style:font-size-asian="10pt" style:font-size-complex="10pt"/>
    </style:style>
    <style:style style:name="Normal_32_2_32_15" style:display-name="Normal 2 15" style:family="table-cell" style:data-style-name="N0">
      <style:text-properties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2_32_2" style:display-name="Normal 2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2_32_3" style:display-name="Normal 2 2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3" style:display-name="Normal 2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3_32_2" style:display-name="Normal 2 2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3_32_3" style:display-name="Normal 2 2 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4" style:display-name="Normal 2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4_32_2" style:display-name="Normal 2 2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4_32_3" style:display-name="Normal 2 2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5" style:display-name="Normal 2 2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5_32_2" style:display-name="Normal 2 2 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5_32_3" style:display-name="Normal 2 2 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6" style:display-name="Normal 2 2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6_32_2" style:display-name="Normal 2 2 6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6_32_3" style:display-name="Normal 2 2 6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7" style:display-name="Normal 2 2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8" style:display-name="Normal 2 2 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_32_2" style:display-name="Normal 2 3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2_32_2" style:display-name="Normal 2 3 2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2_32_3" style:display-name="Normal 2 3 2 3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3_32_3" style:display-name="Normal 2 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_32_4" style:display-name="Normal 2 3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4_32_2" style:display-name="Normal 2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4_32_3" style:display-name="Normal 2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5_32_2" style:display-name="Normal 2 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5_32_3" style:display-name="Normal 2 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6" style:display-name="Normal 2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6_32_2" style:display-name="Normal 2 6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6_32_3" style:display-name="Normal 2 6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7" style:display-name="Normal 2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7_32_2" style:display-name="Normal 2 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7_32_3" style:display-name="Normal 2 7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8" style:display-name="Normal 2 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8_32_2" style:display-name="Normal 2 8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8_32_3" style:display-name="Normal 2 8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9" style:display-name="Normal 2 9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2_32_9_32_2" style:display-name="Normal 2 9 2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2_32_9_32_3" style:display-name="Normal 2 9 3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2_PF_accounts_pack_workings" style:display-name="Normal 2_PF_accounts_pack_workings" style:family="table-cell" style:data-style-name="N83">
      <style:table-cell-properties style:vertical-align="automatic" fo:background-color="transparent"/>
      <style:text-properties fo:font-size="10pt" style:font-size-asian="10pt" style:font-size-complex="10pt"/>
    </style:style>
    <style:style style:name="Normal_32_20" style:display-name="Normal 2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0_32_2" style:display-name="Normal 2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0_32_2_32_2" style:display-name="Normal 20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0_32_2_32_3" style:display-name="Normal 20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0_32_3" style:display-name="Normal 20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0_32_4" style:display-name="Normal 20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1" style:display-name="Normal 2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1_32_2" style:display-name="Normal 2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1_32_3" style:display-name="Normal 21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2" style:display-name="Normal 2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2_32_2" style:display-name="Normal 2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2_32_3" style:display-name="Normal 2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3" style:display-name="Normal 2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3_32_2" style:display-name="Normal 2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3_32_3" style:display-name="Normal 2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" style:display-name="Normal 2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_32_2" style:display-name="Normal 2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_32_2_32_2" style:display-name="Normal 24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_32_2_32_3" style:display-name="Normal 24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_32_3" style:display-name="Normal 2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_32_4" style:display-name="Normal 24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5" style:display-name="Normal 2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5_32_2" style:display-name="Normal 2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5_32_3" style:display-name="Normal 2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6" style:display-name="Normal 2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" style:display-name="Normal 2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2" style:display-name="Normal 26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2_32_2" style:display-name="Normal 26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2_32_3" style:display-name="Normal 26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3" style:display-name="Normal 26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3_32_2" style:display-name="Normal 26 2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3_32_3" style:display-name="Normal 26 2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4" style:display-name="Normal 26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5" style:display-name="Normal 26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3" style:display-name="Normal 2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3_32_2" style:display-name="Normal 26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3_32_3" style:display-name="Normal 26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4" style:display-name="Normal 26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5" style:display-name="Normal 26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7" style:display-name="Normal 2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7_32_2" style:display-name="Normal 2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7_32_3" style:display-name="Normal 27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8" style:display-name="Normal 2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8_32_2" style:display-name="Normal 28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8_32_3" style:display-name="Normal 28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9" style:display-name="Normal 2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9_32_2" style:display-name="Normal 29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9_32_3" style:display-name="Normal 29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" style:display-name="Normal 3 2 1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" style:display-name="Normal 3 2 1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_32_2" style:display-name="Normal 3 2 1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_32_2_32_2" style:display-name="Normal 3 2 13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_32_2_32_3" style:display-name="Normal 3 2 13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_32_3" style:display-name="Normal 3 2 13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_32_4" style:display-name="Normal 3 2 13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3" style:display-name="Normal 3 2 1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3_32_2" style:display-name="Normal 3 2 13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3_32_3" style:display-name="Normal 3 2 13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4" style:display-name="Normal 3 2 1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5" style:display-name="Normal 3 2 13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2" style:display-name="Normal 3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2_32_2" style:display-name="Normal 3 2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2_32_3" style:display-name="Normal 3 2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3" style:display-name="Normal 3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3_32_2" style:display-name="Normal 3 2 2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3_32_3" style:display-name="Normal 3 2 2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4" style:display-name="Normal 3 2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5" style:display-name="Normal 3 2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3" style:display-name="Normal 3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_32_3_32_2" style:display-name="Normal 3 2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3_32_2_32_2" style:display-name="Normal 3 2 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3_32_2_32_3" style:display-name="Normal 3 2 3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3_32_3" style:display-name="Normal 3 2 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_32_3_32_4" style:display-name="Normal 3 2 3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_32_4" style:display-name="Normal 3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5" style:display-name="Normal 3 2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3_32_2_32_2" style:display-name="Normal 3 3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3_32_2_32_2_32_2" style:display-name="Normal 3 3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3_32_2_32_2_32_3" style:display-name="Normal 3 3 2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3_32_2_32_3" style:display-name="Normal 3 3 2 3" style:family="table-cell" style:data-style-name="N0">
      <style:table-cell-properties style:vertical-align="automatic" fo:background-color="transparent"/>
    </style:style>
    <style:style style:name="Normal_32_3_32_3_32_2_32_4" style:display-name="Normal 3 3 2 4" style:family="table-cell" style:data-style-name="N0">
      <style:table-cell-properties style:vertical-align="automatic" fo:background-color="transparent"/>
    </style:style>
    <style:style style:name="Normal_32_3_32_3_32_3" style:display-name="Normal 3 3 3" style:family="table-cell" style:data-style-name="N0">
      <style:table-cell-properties style:vertical-align="automatic" fo:background-color="transparent"/>
    </style:style>
    <style:style style:name="Normal_32_3_32_3_32_3_32_2" style:display-name="Normal 3 3 3 2" style:family="table-cell" style:data-style-name="N0">
      <style:table-cell-properties style:vertical-align="automatic" fo:background-color="transparent"/>
    </style:style>
    <style:style style:name="Normal_32_3_32_3_32_3_32_3" style:display-name="Normal 3 3 3 3" style:family="table-cell" style:data-style-name="N0">
      <style:table-cell-properties style:vertical-align="automatic" fo:background-color="transparent"/>
    </style:style>
    <style:style style:name="Normal_32_3_32_3_32_4" style:display-name="Normal 3 3 4" style:family="table-cell" style:data-style-name="N0">
      <style:table-cell-properties style:vertical-align="automatic" fo:background-color="transparent"/>
    </style:style>
    <style:style style:name="Normal_32_3_32_3_32_5" style:display-name="Normal 3 3 5" style:family="table-cell" style:data-style-name="N0">
      <style:table-cell-properties style:vertical-align="automatic" fo:background-color="transparent"/>
    </style:style>
    <style:style style:name="Normal_32_3_32_3_32_6" style:display-name="Normal 3 3 6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4_32_2" style:display-name="Normal 3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4_32_2_32_2" style:display-name="Normal 3 4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4_32_2_32_3" style:display-name="Normal 3 4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4_32_3" style:display-name="Normal 3 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4_32_4" style:display-name="Normal 3 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" style:display-name="Normal 3 5" style:family="table-cell" style:data-style-name="N0">
      <style:table-cell-properties style:vertical-align="automatic" fo:background-color="transparent"/>
    </style:style>
    <style:style style:name="Normal_32_3_32_5_32_2" style:display-name="Normal 3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_32_2_32_2" style:display-name="Normal 3 5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_32_2_32_3" style:display-name="Normal 3 5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_32_3" style:display-name="Normal 3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_32_3_32_2" style:display-name="Normal 3 5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_32_3_32_3" style:display-name="Normal 3 5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_32_4" style:display-name="Normal 3 5 4" style:family="table-cell" style:data-style-name="N0">
      <style:table-cell-properties style:vertical-align="automatic" fo:background-color="transparent"/>
    </style:style>
    <style:style style:name="Normal_32_3_32_5_32_5" style:display-name="Normal 3 5 5" style:family="table-cell" style:data-style-name="N0">
      <style:table-cell-properties style:vertical-align="automatic" fo:background-color="transparent"/>
    </style:style>
    <style:style style:name="Normal_32_3_32_6" style:display-name="Normal 3 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7" style:display-name="Normal 3 7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Apr_32_12_32_template_32_v1" style:display-name="Normal 3_Apr 12 template v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0" style:display-name="Normal 3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0_32_2" style:display-name="Normal 3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0_32_3" style:display-name="Normal 30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1" style:display-name="Normal 3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1_32_2" style:display-name="Normal 3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1_32_3" style:display-name="Normal 31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2_32_2" style:display-name="Normal 3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2_32_3" style:display-name="Normal 3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3" style:display-name="Normal 3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3_32_2" style:display-name="Normal 3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3_32_3" style:display-name="Normal 3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4_32_2" style:display-name="Normal 3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4_32_3" style:display-name="Normal 3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5_32_2" style:display-name="Normal 3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5_32_3" style:display-name="Normal 3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6" style:display-name="Normal 3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6_32_2" style:display-name="Normal 36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6_32_3" style:display-name="Normal 36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7" style:display-name="Normal 3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7_32_2" style:display-name="Normal 3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7_32_3" style:display-name="Normal 37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8" style:display-name="Normal 3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8_32_2" style:display-name="Normal 38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8_32_3" style:display-name="Normal 38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9" style:display-name="Normal 3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9_32_2" style:display-name="Normal 39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9_32_3" style:display-name="Normal 39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4_32_2" style:display-name="Normal 4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4_32_2_32_2" style:display-name="Normal 4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2_32_2_32_2" style:display-name="Normal 4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2_32_2_32_3" style:display-name="Normal 4 2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2_32_3" style:display-name="Normal 4 2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4_32_2_32_4" style:display-name="Normal 4 2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4_32_3" style:display-name="Normal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3_32_2" style:display-name="Normal 4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3_32_3" style:display-name="Normal 4 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4" style:display-name="Normal 4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4_32_2" style:display-name="Normal 4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4_32_3" style:display-name="Normal 4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5" style:display-name="Normal 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5_32_2" style:display-name="Normal 4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5_32_3" style:display-name="Normal 4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6" style:display-name="Normal 4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6_32_2" style:display-name="Normal 4 6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6_32_3" style:display-name="Normal 4 6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7" style:display-name="Normal 4 7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4_32_8" style:display-name="Normal 4 8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40" style:display-name="Normal 4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0_32_2" style:display-name="Normal 4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0_32_3" style:display-name="Normal 40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1" style:display-name="Normal 4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1_32_2" style:display-name="Normal 4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1_32_3" style:display-name="Normal 41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2" style:display-name="Normal 4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_32_2" style:display-name="Normal 4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_32_2_32_2" style:display-name="Normal 4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_32_2_32_3" style:display-name="Normal 4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_32_3" style:display-name="Normal 4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_32_4" style:display-name="Normal 4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3" style:display-name="Normal 4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3_32_2" style:display-name="Normal 4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3_32_3" style:display-name="Normal 43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4" style:display-name="Normal 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_32_2" style:display-name="Normal 4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_32_2_32_2" style:display-name="Normal 44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_32_2_32_3" style:display-name="Normal 44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_32_3" style:display-name="Normal 44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_32_4" style:display-name="Normal 44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" style:display-name="Normal 4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_32_2" style:display-name="Normal 4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_32_2_32_2" style:display-name="Normal 45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_32_2_32_3" style:display-name="Normal 45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_32_3" style:display-name="Normal 4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_32_4" style:display-name="Normal 45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" style:display-name="Normal 4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_32_2" style:display-name="Normal 4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_32_2_32_2" style:display-name="Normal 46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_32_2_32_3" style:display-name="Normal 46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_32_3" style:display-name="Normal 4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_32_4" style:display-name="Normal 46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7" style:display-name="Normal 4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7_32_2" style:display-name="Normal 4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7_32_3" style:display-name="Normal 47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8" style:display-name="Normal 4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8_32_2" style:display-name="Normal 48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8_32_3" style:display-name="Normal 48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9" style:display-name="Normal 4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2" style:display-name="Normal 4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2_32_2" style:display-name="Normal 49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2_32_3" style:display-name="Normal 49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3" style:display-name="Normal 49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3_32_2" style:display-name="Normal 49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3_32_3" style:display-name="Normal 49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4" style:display-name="Normal 49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5" style:display-name="Normal 49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10" style:display-name="Normal 5 1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11" style:display-name="Normal 5 1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12" style:display-name="Normal 5 1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2_32_2" style:display-name="Normal 5 2 2" style:family="table-cell" style:data-style-name="N0">
      <style:table-cell-properties style:vertical-align="automatic" fo:background-color="transparent"/>
    </style:style>
    <style:style style:name="Normal_32_5_32_2_32_2_32_2" style:display-name="Normal 5 2 2 2" style:family="table-cell" style:data-style-name="N0">
      <style:table-cell-properties style:vertical-align="automatic" fo:background-color="transparent"/>
    </style:style>
    <style:style style:name="Normal_32_5_32_2_32_2_32_3" style:display-name="Normal 5 2 2 3" style:family="table-cell" style:data-style-name="N0">
      <style:table-cell-properties style:vertical-align="automatic" fo:background-color="transparent"/>
    </style:style>
    <style:style style:name="Normal_32_5_32_2_32_3" style:display-name="Normal 5 2 3" style:family="table-cell" style:data-style-name="N0">
      <style:table-cell-properties style:vertical-align="automatic" fo:background-color="transparent"/>
    </style:style>
    <style:style style:name="Normal_32_5_32_2_32_3_32_2" style:display-name="Normal 5 2 3 2" style:family="table-cell" style:data-style-name="N0">
      <style:table-cell-properties style:vertical-align="automatic" fo:background-color="transparent"/>
    </style:style>
    <style:style style:name="Normal_32_5_32_2_32_3_32_3" style:display-name="Normal 5 2 3 3" style:family="table-cell" style:data-style-name="N0">
      <style:table-cell-properties style:vertical-align="automatic" fo:background-color="transparent"/>
    </style:style>
    <style:style style:name="Normal_32_5_32_2_32_4" style:display-name="Normal 5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_32_4_32_2" style:display-name="Normal 5 2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_32_4_32_3" style:display-name="Normal 5 2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_32_5" style:display-name="Normal 5 2 5" style:family="table-cell" style:data-style-name="N0">
      <style:table-cell-properties style:vertical-align="automatic" fo:background-color="transparent"/>
    </style:style>
    <style:style style:name="Normal_32_5_32_2_32_6" style:display-name="Normal 5 2 6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_32_2" style:display-name="Normal 5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_32_2_32_2" style:display-name="Normal 5 3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_32_2_32_3" style:display-name="Normal 5 3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_32_3" style:display-name="Normal 5 3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5_32_3_32_3_32_2" style:display-name="Normal 5 3 3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5_32_3_32_3_32_3" style:display-name="Normal 5 3 3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5_32_3_32_4" style:display-name="Normal 5 3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_32_5" style:display-name="Normal 5 3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4" style:display-name="Normal 5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4_32_2" style:display-name="Normal 5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4_32_3" style:display-name="Normal 5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5" style:display-name="Normal 5 5" style:family="table-cell" style:data-style-name="N0">
      <style:table-cell-properties style:vertical-align="automatic" fo:background-color="transparent"/>
    </style:style>
    <style:style style:name="Normal_32_5_32_5_32_2" style:display-name="Normal 5 5 2" style:family="table-cell" style:data-style-name="N0">
      <style:table-cell-properties style:vertical-align="automatic" fo:background-color="transparent"/>
    </style:style>
    <style:style style:name="Normal_32_5_32_5_32_3" style:display-name="Normal 5 5 3" style:family="table-cell" style:data-style-name="N0">
      <style:table-cell-properties style:vertical-align="automatic" fo:background-color="transparent"/>
    </style:style>
    <style:style style:name="Normal_32_5_32_6" style:display-name="Normal 5 6" style:family="table-cell" style:data-style-name="N0">
      <style:table-cell-properties style:vertical-align="automatic" fo:background-color="transparent"/>
    </style:style>
    <style:style style:name="Normal_32_5_32_6_32_2" style:display-name="Normal 5 6 2" style:family="table-cell" style:data-style-name="N0">
      <style:table-cell-properties style:vertical-align="automatic" fo:background-color="transparent"/>
    </style:style>
    <style:style style:name="Normal_32_5_32_6_32_3" style:display-name="Normal 5 6 3" style:family="table-cell" style:data-style-name="N0">
      <style:table-cell-properties style:vertical-align="automatic" fo:background-color="transparent"/>
    </style:style>
    <style:style style:name="Normal_32_5_32_7" style:display-name="Normal 5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7_32_2" style:display-name="Normal 5 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7_32_3" style:display-name="Normal 5 7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8" style:display-name="Normal 5 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_32_8_32_2" style:display-name="Normal 5 8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_32_8_32_3" style:display-name="Normal 5 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_32_9" style:display-name="Normal 5 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9_32_2" style:display-name="Normal 5 9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9_32_3" style:display-name="Normal 5 9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Apr_32_12_32_template_32_v1" style:display-name="Normal 5_Apr 12 template v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0" style:display-name="Normal 5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0_32_2" style:display-name="Normal 5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0_32_3" style:display-name="Normal 50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1" style:display-name="Normal 5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_32_2" style:display-name="Normal 5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_32_2_32_2" style:display-name="Normal 51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_32_2_32_3" style:display-name="Normal 51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_32_3" style:display-name="Normal 51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_32_4" style:display-name="Normal 51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2" style:display-name="Normal 5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2_32_2" style:display-name="Normal 5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2_32_2_32_2" style:display-name="Normal 5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2_32_2_32_3" style:display-name="Normal 52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2_32_3" style:display-name="Normal 5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2_32_4" style:display-name="Normal 5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3" style:display-name="Normal 5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3_32_2" style:display-name="Normal 5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3_32_3" style:display-name="Normal 5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4" style:display-name="Normal 5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4_32_2" style:display-name="Normal 5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4_32_3" style:display-name="Normal 5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5" style:display-name="Normal 5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5_32_2" style:display-name="Normal 5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5_32_3" style:display-name="Normal 5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6" style:display-name="Normal 5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6_32_2" style:display-name="Normal 56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6_32_3" style:display-name="Normal 56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7" style:display-name="Normal 5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7_32_2" style:display-name="Normal 5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7_32_3" style:display-name="Normal 57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8" style:display-name="Normal 5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8_32_2" style:display-name="Normal 58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8_32_3" style:display-name="Normal 58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9" style:display-name="Normal 5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9_32_2" style:display-name="Normal 59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9_32_3" style:display-name="Normal 59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6_32_2" style:display-name="Normal 6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6_32_2_32_2" style:display-name="Normal 6 2 2" style:family="table-cell" style:data-style-name="N0">
      <style:table-cell-properties style:vertical-align="automatic" fo:background-color="transparent"/>
    </style:style>
    <style:style style:name="Normal_32_6_32_2_32_2_32_2" style:display-name="Normal 6 2 2 2" style:family="table-cell" style:data-style-name="N0">
      <style:table-cell-properties style:vertical-align="automatic" fo:background-color="transparent"/>
    </style:style>
    <style:style style:name="Normal_32_6_32_2_32_2_32_3" style:display-name="Normal 6 2 2 3" style:family="table-cell" style:data-style-name="N0">
      <style:table-cell-properties style:vertical-align="automatic" fo:background-color="transparent"/>
    </style:style>
    <style:style style:name="Normal_32_6_32_2_32_3" style:display-name="Normal 6 2 3" style:family="table-cell" style:data-style-name="N0">
      <style:table-cell-properties style:vertical-align="automatic" fo:background-color="transparent"/>
    </style:style>
    <style:style style:name="Normal_32_6_32_2_32_3_32_2" style:display-name="Normal 6 2 3 2" style:family="table-cell" style:data-style-name="N0">
      <style:table-cell-properties style:vertical-align="automatic" fo:background-color="transparent"/>
    </style:style>
    <style:style style:name="Normal_32_6_32_2_32_3_32_3" style:display-name="Normal 6 2 3 3" style:family="table-cell" style:data-style-name="N0">
      <style:table-cell-properties style:vertical-align="automatic" fo:background-color="transparent"/>
    </style:style>
    <style:style style:name="Normal_32_6_32_2_32_4" style:display-name="Normal 6 2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6_32_2_32_5" style:display-name="Normal 6 2 5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3_32_2" style:display-name="Normal 6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3_32_3" style:display-name="Normal 6 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4" style:display-name="Normal 6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4_32_2" style:display-name="Normal 6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4_32_3" style:display-name="Normal 6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5" style:display-name="Normal 6 5" style:family="table-cell" style:data-style-name="N0">
      <style:table-cell-properties style:vertical-align="automatic" fo:background-color="transparent"/>
    </style:style>
    <style:style style:name="Normal_32_6_32_6" style:display-name="Normal 6 6" style:family="table-cell" style:data-style-name="N0">
      <style:table-cell-properties style:vertical-align="automatic" fo:background-color="transparent"/>
    </style:style>
    <style:style style:name="Normal_32_60" style:display-name="Normal 6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0_32_2" style:display-name="Normal 6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0_32_2_32_2" style:display-name="Normal 60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0_32_2_32_3" style:display-name="Normal 60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0_32_3" style:display-name="Normal 60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0_32_4" style:display-name="Normal 60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1" style:display-name="Normal 6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1_32_2" style:display-name="Normal 6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1_32_3" style:display-name="Normal 61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2" style:display-name="Normal 6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2_32_2" style:display-name="Normal 6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2_32_3" style:display-name="Normal 6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3" style:display-name="Normal 6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3_32_2" style:display-name="Normal 6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3_32_3" style:display-name="Normal 6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4" style:display-name="Normal 6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4_32_2" style:display-name="Normal 6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4_32_3" style:display-name="Normal 6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5" style:display-name="Normal 6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5_32_2" style:display-name="Normal 6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5_32_3" style:display-name="Normal 6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6" style:display-name="Normal 6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6_32_2" style:display-name="Normal 66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6_32_3" style:display-name="Normal 66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7" style:display-name="Normal 6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7_32_2" style:display-name="Normal 67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7_32_3" style:display-name="Normal 67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8" style:display-name="Normal 6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8_32_2" style:display-name="Normal 68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8_32_3" style:display-name="Normal 68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9" style:display-name="Normal 6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9_32_2" style:display-name="Normal 69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9_32_3" style:display-name="Normal 69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2" style:display-name="Normal 7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7_32_2_32_2" style:display-name="Normal 7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2_32_2" style:display-name="Normal 7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2_32_2_32_2" style:display-name="Normal 7 2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2_32_2_32_3" style:display-name="Normal 7 2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2_32_3" style:display-name="Normal 7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2_32_4" style:display-name="Normal 7 2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3" style:display-name="Normal 7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2_32_3_32_2" style:display-name="Normal 7 2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2_32_3_32_3" style:display-name="Normal 7 2 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2_32_4" style:display-name="Normal 7 2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7_32_2_32_5" style:display-name="Normal 7 2 5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7_32_3" style:display-name="Normal 7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4" style:display-name="Normal 7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4_32_2" style:display-name="Normal 7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4_32_3" style:display-name="Normal 7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5" style:display-name="Normal 7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0" style:display-name="Normal 7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0_32_2" style:display-name="Normal 7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0_32_3" style:display-name="Normal 70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1" style:display-name="Normal 7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1_32_2" style:display-name="Normal 7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1_32_3" style:display-name="Normal 71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2" style:display-name="Normal 7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2_32_2" style:display-name="Normal 7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2_32_3" style:display-name="Normal 7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3" style:display-name="Normal 7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3_32_2" style:display-name="Normal 7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3_32_3" style:display-name="Normal 7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4" style:display-name="Normal 74" style:family="table-cell" style:data-style-name="N0">
      <style:table-cell-properties style:vertical-align="automatic" fo:background-color="transparent"/>
    </style:style>
    <style:style style:name="Normal_32_75" style:display-name="Normal 75" style:family="table-cell" style:data-style-name="N0">
      <style:table-cell-properties style:vertical-align="automatic" fo:background-color="transparent"/>
    </style:style>
    <style:style style:name="Normal_32_76" style:display-name="Normal 76" style:family="table-cell" style:data-style-name="N0">
      <style:table-cell-properties style:vertical-align="automatic" fo:background-color="transparen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8_32_2_32_2" style:display-name="Normal 8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2_32_2" style:display-name="Normal 8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2_32_2_32_2" style:display-name="Normal 8 2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2_32_2_32_3" style:display-name="Normal 8 2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2_32_3" style:display-name="Normal 8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2_32_4" style:display-name="Normal 8 2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3" style:display-name="Normal 8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2_32_3_32_2" style:display-name="Normal 8 2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2_32_3_32_3" style:display-name="Normal 8 2 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2_32_4" style:display-name="Normal 8 2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8_32_2_32_4_32_2" style:display-name="Normal 8 2 4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8_32_2_32_4_32_3" style:display-name="Normal 8 2 4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8_32_2_32_5" style:display-name="Normal 8 2 5" style:family="table-cell" style:data-style-name="N0">
      <style:table-cell-properties style:vertical-align="automatic" fo:background-color="transparent"/>
    </style:style>
    <style:style style:name="Normal_32_8_32_2_32_6" style:display-name="Normal 8 2 6" style:family="table-cell" style:data-style-name="N0">
      <style:table-cell-properties style:vertical-align="automatic" fo:background-color="transparent"/>
    </style:style>
    <style:style style:name="Normal_32_8_32_3" style:display-name="Normal 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" style:display-name="Normal 8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_32_2" style:display-name="Normal 8 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_32_2_32_2" style:display-name="Normal 8 3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_32_2_32_3" style:display-name="Normal 8 3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_32_3" style:display-name="Normal 8 3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_32_4" style:display-name="Normal 8 3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3" style:display-name="Normal 8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3_32_2" style:display-name="Normal 8 3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3_32_3" style:display-name="Normal 8 3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4" style:display-name="Normal 8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5" style:display-name="Normal 8 3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" style:display-name="Normal 8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4_32_2" style:display-name="Normal 8 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_32_2_32_2" style:display-name="Normal 8 4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_32_2_32_2_32_2" style:display-name="Normal 8 4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_32_2_32_2_32_3" style:display-name="Normal 8 4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_32_2_32_3" style:display-name="Normal 8 4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_32_2_32_4" style:display-name="Normal 8 4 2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_32_3" style:display-name="Normal 8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4_32_4" style:display-name="Normal 8 4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5" style:display-name="Normal 8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5_32_2" style:display-name="Normal 8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5_32_2_32_2" style:display-name="Normal 8 5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5_32_2_32_3" style:display-name="Normal 8 5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5_32_3" style:display-name="Normal 8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5_32_4" style:display-name="Normal 8 5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6" style:display-name="Normal 8 6" style:family="table-cell" style:data-style-name="N0">
      <style:table-cell-properties style:vertical-align="automatic" fo:background-color="transparent"/>
    </style:style>
    <style:style style:name="Normal_32_8_32_6_32_2" style:display-name="Normal 8 6 2" style:family="table-cell" style:data-style-name="N0">
      <style:table-cell-properties style:vertical-align="automatic" fo:background-color="transparent"/>
    </style:style>
    <style:style style:name="Normal_32_8_32_6_32_3" style:display-name="Normal 8 6 3" style:family="table-cell" style:data-style-name="N0">
      <style:table-cell-properties style:vertical-align="automatic" fo:background-color="transparent"/>
    </style:style>
    <style:style style:name="Normal_32_8_32_7" style:display-name="Normal 8 7" style:family="table-cell" style:data-style-name="N0">
      <style:table-cell-properties style:vertical-align="automatic" fo:background-color="transparent"/>
    </style:style>
    <style:style style:name="Normal_32_8_32_8" style:display-name="Normal 8 8" style:family="table-cell" style:data-style-name="N0">
      <style:table-cell-properties style:vertical-align="automatic" fo:background-color="transparent"/>
    </style:style>
    <style:style style:name="Normal_32_8_32_9" style:display-name="Normal 8 9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rmal_32_9_32_2" style:display-name="Normal 9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9_32_2_32_2" style:display-name="Normal 9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2_32_2_32_2" style:display-name="Normal 9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2_32_2_32_3" style:display-name="Normal 9 2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2_32_3" style:display-name="Normal 9 2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9_32_2_32_4" style:display-name="Normal 9 2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9_32_3" style:display-name="Normal 9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3_32_2" style:display-name="Normal 9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3_32_3" style:display-name="Normal 9 3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4" style:display-name="Normal 9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4_32_2" style:display-name="Normal 9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4_32_3" style:display-name="Normal 9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5" style:display-name="Normal 9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_32_5_32_2" style:display-name="Normal 9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_32_5_32_3" style:display-name="Normal 9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_32_6" style:display-name="Normal 9 6" style:family="table-cell" style:data-style-name="N0">
      <style:table-cell-properties style:vertical-align="automatic" fo:background-color="transparent"/>
    </style:style>
    <style:style style:name="Normal_32_9_32_6_32_2" style:display-name="Normal 9 6 2" style:family="table-cell" style:data-style-name="N0">
      <style:table-cell-properties style:vertical-align="automatic" fo:background-color="transparent"/>
    </style:style>
    <style:style style:name="Normal_32_9_32_6_32_3" style:display-name="Normal 9 6 3" style:family="table-cell" style:data-style-name="N0">
      <style:table-cell-properties style:vertical-align="automatic" fo:background-color="transparent"/>
    </style:style>
    <style:style style:name="Normal_32_9_32_7" style:display-name="Normal 9 7" style:family="table-cell" style:data-style-name="N0">
      <style:table-cell-properties style:vertical-align="automatic" fo:background-color="transparent"/>
    </style:style>
    <style:style style:name="Normal_32_9_32_8" style:display-name="Normal 9 8" style:family="table-cell" style:data-style-name="N0">
      <style:table-cell-properties style:vertical-align="automatic" fo:background-color="transparent"/>
    </style:style>
    <style:style style:name="Normal_32_91" style:display-name="Normal 9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1_32_2" style:display-name="Normal 9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1_32_3" style:display-name="Normal 91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_225_l_Munka1" style:display-name="Normál_Munka1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_225_ln_237__CTc_actual_02" style:display-name="normální_CTc_actual_02" style:family="table-cell" style:data-style-name="N0">
      <style:table-cell-properties style:vertical-align="automatic" fo:background-color="transparent"/>
      <style:text-properties style:font-name="Times New Roman CE" style:font-name-asian="Times New Roman CE" style:font-name-complex="Times New Roman CE" fo:font-size="10pt" style:font-size-asian="10pt" style:font-size-complex="10pt"/>
    </style:style>
    <style:style style:name="Normalny_laroux" style:family="table-cell" style:data-style-name="N0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2_32_2_32_2" style:display-name="Note 2 2 2" style:family="table-cell" style:data-style-name="N0">
      <style:table-cell-properties fo:border="thin solid #B2B2B2" fo:background-color="#FFFFCC"/>
    </style:style>
    <style:style style:name="Note_32_2_32_2_32_2_32_2" style:display-name="Note 2 2 2 2" style:family="table-cell" style:data-style-name="N0">
      <style:table-cell-properties fo:border="thin solid #B2B2B2" fo:background-color="#FFFFCC"/>
    </style:style>
    <style:style style:name="Note_32_2_32_2_32_2_32_3" style:display-name="Note 2 2 2 3" style:family="table-cell" style:data-style-name="N0">
      <style:table-cell-properties fo:border="thin solid #B2B2B2" fo:background-color="#FFFFCC"/>
    </style:style>
    <style:style style:name="Note_32_2_32_2_32_3" style:display-name="Note 2 2 3" style:family="table-cell" style:data-style-name="N0">
      <style:table-cell-properties fo:border="thin solid #B2B2B2" fo:background-color="#FFFFCC"/>
    </style:style>
    <style:style style:name="Note_32_2_32_2_32_4" style:display-name="Note 2 2 4" style:family="table-cell" style:data-style-name="N0">
      <style:table-cell-properties fo:border="thin solid #B2B2B2" fo:background-color="#FFFFCC"/>
    </style:style>
    <style:style style:name="Note_32_2_32_3" style:display-name="Note 2 3" style:family="table-cell" style:data-style-name="N0">
      <style:table-cell-properties fo:border="thin solid #B2B2B2" fo:background-color="#FFFFCC"/>
    </style:style>
    <style:style style:name="Note_32_2_32_3_32_2" style:display-name="Note 2 3 2" style:family="table-cell" style:data-style-name="N0">
      <style:table-cell-properties fo:border="thin solid #B2B2B2" fo:background-color="#FFFFCC"/>
    </style:style>
    <style:style style:name="Note_32_2_32_3_32_3" style:display-name="Note 2 3 3" style:family="table-cell" style:data-style-name="N0">
      <style:table-cell-properties fo:border="thin solid #B2B2B2" fo:background-color="#FFFFCC"/>
    </style:style>
    <style:style style:name="Note_32_2_32_4" style:display-name="Note 2 4" style:family="table-cell" style:data-style-name="N0">
      <style:table-cell-properties fo:border="thin solid #B2B2B2" fo:background-color="#FFFFCC"/>
    </style:style>
    <style:style style:name="Note_32_2_32_5" style:display-name="Note 2 5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3_32_2" style:display-name="Note 3 2" style:family="table-cell" style:data-style-name="N0">
      <style:table-cell-properties fo:border="thin solid #B2B2B2" fo:background-color="#FFFFCC"/>
    </style:style>
    <style:style style:name="Note_32_3_32_2_32_2" style:display-name="Note 3 2 2" style:family="table-cell" style:data-style-name="N0">
      <style:table-cell-properties fo:border="thin solid #B2B2B2" fo:background-color="#FFFFCC"/>
    </style:style>
    <style:style style:name="Note_32_3_32_2_32_2_32_2" style:display-name="Note 3 2 2 2" style:family="table-cell" style:data-style-name="N0">
      <style:table-cell-properties fo:border="thin solid #B2B2B2" fo:background-color="#FFFFCC"/>
    </style:style>
    <style:style style:name="Note_32_3_32_2_32_2_32_3" style:display-name="Note 3 2 2 3" style:family="table-cell" style:data-style-name="N0">
      <style:table-cell-properties fo:border="thin solid #B2B2B2" fo:background-color="#FFFFCC"/>
    </style:style>
    <style:style style:name="Note_32_3_32_2_32_3" style:display-name="Note 3 2 3" style:family="table-cell" style:data-style-name="N0">
      <style:table-cell-properties fo:border="thin solid #B2B2B2" fo:background-color="#FFFFCC"/>
    </style:style>
    <style:style style:name="Note_32_3_32_2_32_4" style:display-name="Note 3 2 4" style:family="table-cell" style:data-style-name="N0">
      <style:table-cell-properties fo:border="thin solid #B2B2B2" fo:background-color="#FFFFCC"/>
    </style:style>
    <style:style style:name="Note_32_3_32_3" style:display-name="Note 3 3" style:family="table-cell" style:data-style-name="N0">
      <style:table-cell-properties fo:border="thin solid #B2B2B2" fo:background-color="#FFFFCC"/>
    </style:style>
    <style:style style:name="Note_32_3_32_3_32_2" style:display-name="Note 3 3 2" style:family="table-cell" style:data-style-name="N0">
      <style:table-cell-properties fo:border="thin solid #B2B2B2" fo:background-color="#FFFFCC"/>
    </style:style>
    <style:style style:name="Note_32_3_32_3_32_2_32_2" style:display-name="Note 3 3 2 2" style:family="table-cell" style:data-style-name="N0">
      <style:table-cell-properties fo:border="thin solid #B2B2B2" fo:background-color="#FFFFCC"/>
    </style:style>
    <style:style style:name="Note_32_3_32_3_32_2_32_3" style:display-name="Note 3 3 2 3" style:family="table-cell" style:data-style-name="N0">
      <style:table-cell-properties fo:border="thin solid #B2B2B2" fo:background-color="#FFFFCC"/>
    </style:style>
    <style:style style:name="Note_32_3_32_3_32_3" style:display-name="Note 3 3 3" style:family="table-cell" style:data-style-name="N0">
      <style:table-cell-properties fo:border="thin solid #B2B2B2" fo:background-color="#FFFFCC"/>
    </style:style>
    <style:style style:name="Note_32_3_32_3_32_4" style:display-name="Note 3 3 4" style:family="table-cell" style:data-style-name="N0">
      <style:table-cell-properties fo:border="thin solid #B2B2B2" fo:background-color="#FFFFCC"/>
    </style:style>
    <style:style style:name="Note_32_3_32_4" style:display-name="Note 3 4" style:family="table-cell" style:data-style-name="N0">
      <style:table-cell-properties fo:border="thin solid #B2B2B2" fo:background-color="#FFFFCC"/>
    </style:style>
    <style:style style:name="Note_32_3_32_4_32_2" style:display-name="Note 3 4 2" style:family="table-cell" style:data-style-name="N0">
      <style:table-cell-properties fo:border="thin solid #B2B2B2" fo:background-color="#FFFFCC"/>
    </style:style>
    <style:style style:name="Note_32_3_32_4_32_3" style:display-name="Note 3 4 3" style:family="table-cell" style:data-style-name="N0">
      <style:table-cell-properties fo:border="thin solid #B2B2B2" fo:background-color="#FFFFCC"/>
    </style:style>
    <style:style style:name="Note_32_3_32_5" style:display-name="Note 3 5" style:family="table-cell" style:data-style-name="N0">
      <style:table-cell-properties fo:border="thin solid #B2B2B2" fo:background-color="#FFFFCC"/>
    </style:style>
    <style:style style:name="Note_32_3_32_6" style:display-name="Note 3 6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Note_32_4_32_2" style:display-name="Note 4 2" style:family="table-cell" style:data-style-name="N0">
      <style:table-cell-properties fo:border="thin solid #B2B2B2" fo:background-color="#FFFFCC"/>
    </style:style>
    <style:style style:name="Note_32_4_32_2_32_2" style:display-name="Note 4 2 2" style:family="table-cell" style:data-style-name="N0">
      <style:table-cell-properties fo:border="thin solid #B2B2B2" fo:background-color="#FFFFCC"/>
    </style:style>
    <style:style style:name="Note_32_4_32_2_32_2_32_2" style:display-name="Note 4 2 2 2" style:family="table-cell" style:data-style-name="N0">
      <style:table-cell-properties fo:border="thin solid #B2B2B2" fo:background-color="#FFFFCC"/>
    </style:style>
    <style:style style:name="Note_32_4_32_2_32_2_32_3" style:display-name="Note 4 2 2 3" style:family="table-cell" style:data-style-name="N0">
      <style:table-cell-properties fo:border="thin solid #B2B2B2" fo:background-color="#FFFFCC"/>
    </style:style>
    <style:style style:name="Note_32_4_32_2_32_3" style:display-name="Note 4 2 3" style:family="table-cell" style:data-style-name="N0">
      <style:table-cell-properties fo:border="thin solid #B2B2B2" fo:background-color="#FFFFCC"/>
    </style:style>
    <style:style style:name="Note_32_4_32_2_32_4" style:display-name="Note 4 2 4" style:family="table-cell" style:data-style-name="N0">
      <style:table-cell-properties fo:border="thin solid #B2B2B2" fo:background-color="#FFFFCC"/>
    </style:style>
    <style:style style:name="Note_32_4_32_3" style:display-name="Note 4 3" style:family="table-cell" style:data-style-name="N0">
      <style:table-cell-properties fo:border="thin solid #B2B2B2" fo:background-color="#FFFFCC"/>
    </style:style>
    <style:style style:name="Note_32_4_32_3_32_2" style:display-name="Note 4 3 2" style:family="table-cell" style:data-style-name="N0">
      <style:table-cell-properties fo:border="thin solid #B2B2B2" fo:background-color="#FFFFCC"/>
    </style:style>
    <style:style style:name="Note_32_4_32_3_32_2_32_2" style:display-name="Note 4 3 2 2" style:family="table-cell" style:data-style-name="N0">
      <style:table-cell-properties fo:border="thin solid #B2B2B2" fo:background-color="#FFFFCC"/>
    </style:style>
    <style:style style:name="Note_32_4_32_3_32_2_32_3" style:display-name="Note 4 3 2 3" style:family="table-cell" style:data-style-name="N0">
      <style:table-cell-properties fo:border="thin solid #B2B2B2" fo:background-color="#FFFFCC"/>
    </style:style>
    <style:style style:name="Note_32_4_32_3_32_3" style:display-name="Note 4 3 3" style:family="table-cell" style:data-style-name="N0">
      <style:table-cell-properties fo:border="thin solid #B2B2B2" fo:background-color="#FFFFCC"/>
    </style:style>
    <style:style style:name="Note_32_4_32_3_32_4" style:display-name="Note 4 3 4" style:family="table-cell" style:data-style-name="N0">
      <style:table-cell-properties fo:border="thin solid #B2B2B2" fo:background-color="#FFFFCC"/>
    </style:style>
    <style:style style:name="Note_32_4_32_4" style:display-name="Note 4 4" style:family="table-cell" style:data-style-name="N0">
      <style:table-cell-properties fo:border="thin solid #B2B2B2" fo:background-color="#FFFFCC"/>
    </style:style>
    <style:style style:name="Note_32_4_32_4_32_2" style:display-name="Note 4 4 2" style:family="table-cell" style:data-style-name="N0">
      <style:table-cell-properties fo:border="thin solid #B2B2B2" fo:background-color="#FFFFCC"/>
    </style:style>
    <style:style style:name="Note_32_4_32_4_32_3" style:display-name="Note 4 4 3" style:family="table-cell" style:data-style-name="N0">
      <style:table-cell-properties fo:border="thin solid #B2B2B2" fo:background-color="#FFFFCC"/>
    </style:style>
    <style:style style:name="Note_32_4_32_5" style:display-name="Note 4 5" style:family="table-cell" style:data-style-name="N0">
      <style:table-cell-properties fo:border="thin solid #B2B2B2" fo:background-color="#FFFFCC"/>
    </style:style>
    <style:style style:name="Note_32_4_32_6" style:display-name="Note 4 6" style:family="table-cell" style:data-style-name="N0">
      <style:table-cell-properties fo:border="thin solid #B2B2B2" fo:background-color="#FFFFCC"/>
    </style:style>
    <style:style style:name="Note_32_5" style:display-name="Note 5" style:family="table-cell" style:data-style-name="N0">
      <style:table-cell-properties fo:border="thin solid #B2B2B2" fo:background-color="#FFFFCC"/>
    </style:style>
    <style:style style:name="Note_32_5_32_2" style:display-name="Note 5 2" style:family="table-cell" style:data-style-name="N0">
      <style:table-cell-properties fo:border="thin solid #B2B2B2" fo:background-color="#FFFFCC"/>
    </style:style>
    <style:style style:name="Note_32_5_32_2_32_2" style:display-name="Note 5 2 2" style:family="table-cell" style:data-style-name="N0">
      <style:table-cell-properties fo:border="thin solid #B2B2B2" fo:background-color="#FFFFCC"/>
    </style:style>
    <style:style style:name="Note_32_5_32_2_32_2_32_2" style:display-name="Note 5 2 2 2" style:family="table-cell" style:data-style-name="N0">
      <style:table-cell-properties fo:border="thin solid #B2B2B2" fo:background-color="#FFFFCC"/>
    </style:style>
    <style:style style:name="Note_32_5_32_2_32_2_32_3" style:display-name="Note 5 2 2 3" style:family="table-cell" style:data-style-name="N0">
      <style:table-cell-properties fo:border="thin solid #B2B2B2" fo:background-color="#FFFFCC"/>
    </style:style>
    <style:style style:name="Note_32_5_32_2_32_3" style:display-name="Note 5 2 3" style:family="table-cell" style:data-style-name="N0">
      <style:table-cell-properties fo:border="thin solid #B2B2B2" fo:background-color="#FFFFCC"/>
    </style:style>
    <style:style style:name="Note_32_5_32_2_32_4" style:display-name="Note 5 2 4" style:family="table-cell" style:data-style-name="N0">
      <style:table-cell-properties fo:border="thin solid #B2B2B2" fo:background-color="#FFFFCC"/>
    </style:style>
    <style:style style:name="Note_32_5_32_3" style:display-name="Note 5 3" style:family="table-cell" style:data-style-name="N0">
      <style:table-cell-properties fo:border="thin solid #B2B2B2" fo:background-color="#FFFFCC"/>
    </style:style>
    <style:style style:name="Note_32_5_32_3_32_2" style:display-name="Note 5 3 2" style:family="table-cell" style:data-style-name="N0">
      <style:table-cell-properties fo:border="thin solid #B2B2B2" fo:background-color="#FFFFCC"/>
    </style:style>
    <style:style style:name="Note_32_5_32_3_32_2_32_2" style:display-name="Note 5 3 2 2" style:family="table-cell" style:data-style-name="N0">
      <style:table-cell-properties fo:border="thin solid #B2B2B2" fo:background-color="#FFFFCC"/>
    </style:style>
    <style:style style:name="Note_32_5_32_3_32_2_32_3" style:display-name="Note 5 3 2 3" style:family="table-cell" style:data-style-name="N0">
      <style:table-cell-properties fo:border="thin solid #B2B2B2" fo:background-color="#FFFFCC"/>
    </style:style>
    <style:style style:name="Note_32_5_32_3_32_3" style:display-name="Note 5 3 3" style:family="table-cell" style:data-style-name="N0">
      <style:table-cell-properties fo:border="thin solid #B2B2B2" fo:background-color="#FFFFCC"/>
    </style:style>
    <style:style style:name="Note_32_5_32_3_32_4" style:display-name="Note 5 3 4" style:family="table-cell" style:data-style-name="N0">
      <style:table-cell-properties fo:border="thin solid #B2B2B2" fo:background-color="#FFFFCC"/>
    </style:style>
    <style:style style:name="Note_32_5_32_4" style:display-name="Note 5 4" style:family="table-cell" style:data-style-name="N0">
      <style:table-cell-properties fo:border="thin solid #B2B2B2" fo:background-color="#FFFFCC"/>
    </style:style>
    <style:style style:name="Note_32_5_32_4_32_2" style:display-name="Note 5 4 2" style:family="table-cell" style:data-style-name="N0">
      <style:table-cell-properties fo:border="thin solid #B2B2B2" fo:background-color="#FFFFCC"/>
    </style:style>
    <style:style style:name="Note_32_5_32_4_32_3" style:display-name="Note 5 4 3" style:family="table-cell" style:data-style-name="N0">
      <style:table-cell-properties fo:border="thin solid #B2B2B2" fo:background-color="#FFFFCC"/>
    </style:style>
    <style:style style:name="Note_32_5_32_5" style:display-name="Note 5 5" style:family="table-cell" style:data-style-name="N0">
      <style:table-cell-properties fo:border="thin solid #B2B2B2" fo:background-color="#FFFFCC"/>
    </style:style>
    <style:style style:name="Note_32_5_32_6" style:display-name="Note 5 6" style:family="table-cell" style:data-style-name="N0">
      <style:table-cell-properties fo:border="thin solid #B2B2B2" fo:background-color="#FFFFCC"/>
    </style:style>
    <style:style style:name="Note_32_6" style:display-name="Note 6" style:family="table-cell" style:data-style-name="N0">
      <style:table-cell-properties fo:border="thin solid #B2B2B2" fo:background-color="#FFFFCC"/>
    </style:style>
    <style:style style:name="Note_32_6_32_2" style:display-name="Note 6 2" style:family="table-cell" style:data-style-name="N0">
      <style:table-cell-properties fo:border="thin solid #B2B2B2" fo:background-color="#FFFFCC"/>
    </style:style>
    <style:style style:name="Note_32_6_32_2_32_2" style:display-name="Note 6 2 2" style:family="table-cell" style:data-style-name="N0">
      <style:table-cell-properties fo:border="thin solid #B2B2B2" fo:background-color="#FFFFCC"/>
    </style:style>
    <style:style style:name="Note_32_6_32_2_32_2_32_2" style:display-name="Note 6 2 2 2" style:family="table-cell" style:data-style-name="N0">
      <style:table-cell-properties fo:border="thin solid #B2B2B2" fo:background-color="#FFFFCC"/>
    </style:style>
    <style:style style:name="Note_32_6_32_2_32_2_32_3" style:display-name="Note 6 2 2 3" style:family="table-cell" style:data-style-name="N0">
      <style:table-cell-properties fo:border="thin solid #B2B2B2" fo:background-color="#FFFFCC"/>
    </style:style>
    <style:style style:name="Note_32_6_32_2_32_3" style:display-name="Note 6 2 3" style:family="table-cell" style:data-style-name="N0">
      <style:table-cell-properties fo:border="thin solid #B2B2B2" fo:background-color="#FFFFCC"/>
    </style:style>
    <style:style style:name="Note_32_6_32_2_32_4" style:display-name="Note 6 2 4" style:family="table-cell" style:data-style-name="N0">
      <style:table-cell-properties fo:border="thin solid #B2B2B2" fo:background-color="#FFFFCC"/>
    </style:style>
    <style:style style:name="Note_32_6_32_3" style:display-name="Note 6 3" style:family="table-cell" style:data-style-name="N0">
      <style:table-cell-properties fo:border="thin solid #B2B2B2" fo:background-color="#FFFFCC"/>
    </style:style>
    <style:style style:name="Note_32_6_32_3_32_2" style:display-name="Note 6 3 2" style:family="table-cell" style:data-style-name="N0">
      <style:table-cell-properties fo:border="thin solid #B2B2B2" fo:background-color="#FFFFCC"/>
    </style:style>
    <style:style style:name="Note_32_6_32_3_32_3" style:display-name="Note 6 3 3" style:family="table-cell" style:data-style-name="N0">
      <style:table-cell-properties fo:border="thin solid #B2B2B2" fo:background-color="#FFFFCC"/>
    </style:style>
    <style:style style:name="Note_32_6_32_4" style:display-name="Note 6 4" style:family="table-cell" style:data-style-name="N0">
      <style:table-cell-properties fo:border="thin solid #B2B2B2" fo:background-color="#FFFFCC"/>
    </style:style>
    <style:style style:name="Note_32_6_32_5" style:display-name="Note 6 5" style:family="table-cell" style:data-style-name="N0">
      <style:table-cell-properties fo:border="thin solid #B2B2B2" fo:background-color="#FFFFCC"/>
    </style:style>
    <style:style style:name="Number" style:family="table-cell" style:data-style-name="N70">
      <style:table-cell-properties style:vertical-align="middle" style:repeat-content="false"/>
      <style:paragraph-properties fo:text-align="end" fo:margin-right="0cm"/>
    </style:style>
    <style:style style:name="Number_32_2" style:display-name="Number 2" style:family="table-cell" style:data-style-name="N70">
      <style:table-cell-properties style:vertical-align="middle" style:repeat-content="false"/>
      <style:paragraph-properties fo:text-align="end" fo:margin-right="0cm"/>
    </style:style>
    <style:style style:name="Number_32_3" style:display-name="Number 3" style:family="table-cell" style:data-style-name="N70">
      <style:table-cell-properties style:vertical-align="middle" style:repeat-content="false"/>
      <style:paragraph-properties fo:text-align="end" fo:margin-right="0cm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_32_2" style:display-name="Output 2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_32_2_32_2" style:display-name="Output 2 2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_32_2_32_3" style:display-name="Output 2 2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_32_3" style:display-name="Output 2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_32_4" style:display-name="Output 2 4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_32_2" style:display-name="Output 3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_32_2_32_2" style:display-name="Output 3 2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_32_2_32_3" style:display-name="Output 3 2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_32_3" style:display-name="Output 3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_32_4" style:display-name="Output 3 4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_32_2" style:display-name="Output 4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_32_2_32_2" style:display-name="Output 4 2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_32_2_32_3" style:display-name="Output 4 2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_32_3" style:display-name="Output 4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_32_4" style:display-name="Output 4 4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" style:display-name="Output 5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_32_2" style:display-name="Output 5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_32_2_32_2" style:display-name="Output 5 2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_32_2_32_3" style:display-name="Output 5 2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_32_3" style:display-name="Output 5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_32_4" style:display-name="Output 5 4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6" style:display-name="Output 6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6_32_2" style:display-name="Output 6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6_32_3" style:display-name="Output 6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Output_32_Amounts_32_2" style:display-name="Output Amounts 2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Output_32_Amounts_32_3" style:display-name="Output Amounts 3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Output_32_Line_32_Items" style:display-name="Output Line Items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Output_32_Line_32_Items_32_2" style:display-name="Output Line Items 2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Output_32_Line_32_Items_32_3" style:display-name="Output Line Items 3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Percent_32__40__41_" style:display-name="Percent ()" style:family="table-cell" style:data-style-name="N84"/>
    <style:style style:name="Percent_32__40__41__32_2" style:display-name="Percent () 2" style:family="table-cell" style:data-style-name="N84"/>
    <style:style style:name="Percent_32__40__41__32_3" style:display-name="Percent () 3" style:family="table-cell" style:data-style-name="N84"/>
    <style:style style:name="Percent_32__40_0_41_" style:display-name="Percent (0)" style:family="table-cell" style:data-style-name="N85"/>
    <style:style style:name="Percent_32__40_0_41__32_2" style:display-name="Percent (0) 2" style:family="table-cell" style:data-style-name="N85"/>
    <style:style style:name="Percent_32__40_0_41__32_3" style:display-name="Percent (0) 3" style:family="table-cell" style:data-style-name="N85"/>
    <style:style style:name="Percent_32__40_1_41_" style:display-name="Percent (1)" style:family="table-cell" style:data-style-name="N86"/>
    <style:style style:name="Percent_32__40_1_41__32_2" style:display-name="Percent (1) 2" style:family="table-cell" style:data-style-name="N86"/>
    <style:style style:name="Percent_32__40_1_41__32_3" style:display-name="Percent (1) 3" style:family="table-cell" style:data-style-name="N86"/>
    <style:style style:name="Percent_32__91_2_93_" style:display-name="Percent [2]" style:family="table-cell" style:data-style-name="N14"/>
    <style:style style:name="Percent_32__91_2_93__32_2" style:display-name="Percent [2] 2" style:family="table-cell" style:data-style-name="N14"/>
    <style:style style:name="Percent_32__91_2_93__32_3" style:display-name="Percent [2] 3" style:family="table-cell" style:data-style-name="N14"/>
    <style:style style:name="Percent_32_1" style:display-name="Percent 1" style:family="table-cell" style:data-style-name="N87"/>
    <style:style style:name="Percent_32_1_32_2" style:display-name="Percent 1 2" style:family="table-cell" style:data-style-name="N87"/>
    <style:style style:name="Percent_32_1_32_3" style:display-name="Percent 1 3" style:family="table-cell" style:data-style-name="N87"/>
    <style:style style:name="Percent_32_10" style:display-name="Percent 10" style:family="table-cell" style:data-style-name="N13"/>
    <style:style style:name="Percent_32_10_32_2" style:display-name="Percent 10 2" style:family="table-cell" style:data-style-name="N13"/>
    <style:style style:name="Percent_32_10_32_2_32_2" style:display-name="Percent 10 2 2" style:family="table-cell" style:data-style-name="N13"/>
    <style:style style:name="Percent_32_10_32_2_32_2_32_2" style:display-name="Percent 10 2 2 2" style:family="table-cell" style:data-style-name="N13"/>
    <style:style style:name="Percent_32_10_32_2_32_2_32_3" style:display-name="Percent 10 2 2 3" style:family="table-cell" style:data-style-name="N13"/>
    <style:style style:name="Percent_32_10_32_2_32_3" style:display-name="Percent 10 2 3" style:family="table-cell" style:data-style-name="N13"/>
    <style:style style:name="Percent_32_10_32_2_32_4" style:display-name="Percent 10 2 4" style:family="table-cell" style:data-style-name="N13"/>
    <style:style style:name="Percent_32_10_32_3" style:display-name="Percent 10 3" style:family="table-cell" style:data-style-name="N13"/>
    <style:style style:name="Percent_32_10_32_3_32_2" style:display-name="Percent 10 3 2" style:family="table-cell" style:data-style-name="N13"/>
    <style:style style:name="Percent_32_10_32_3_32_3" style:display-name="Percent 10 3 3" style:family="table-cell" style:data-style-name="N13"/>
    <style:style style:name="Percent_32_10_32_4" style:display-name="Percent 10 4" style:family="table-cell" style:data-style-name="N13"/>
    <style:style style:name="Percent_32_10_32_5" style:display-name="Percent 10 5" style:family="table-cell" style:data-style-name="N13"/>
    <style:style style:name="Percent_32_11" style:display-name="Percent 11" style:family="table-cell" style:data-style-name="N13"/>
    <style:style style:name="Percent_32_11_32_2" style:display-name="Percent 11 2" style:family="table-cell" style:data-style-name="N13"/>
    <style:style style:name="Percent_32_11_32_3" style:display-name="Percent 11 3" style:family="table-cell" style:data-style-name="N13"/>
    <style:style style:name="Percent_32_12" style:display-name="Percent 12" style:family="table-cell" style:data-style-name="N13"/>
    <style:style style:name="Percent_32_12_32_2" style:display-name="Percent 12 2" style:family="table-cell" style:data-style-name="N13"/>
    <style:style style:name="Percent_32_12_32_2_32_2" style:display-name="Percent 12 2 2" style:family="table-cell" style:data-style-name="N13"/>
    <style:style style:name="Percent_32_12_32_2_32_3" style:display-name="Percent 12 2 3" style:family="table-cell" style:data-style-name="N13"/>
    <style:style style:name="Percent_32_12_32_3" style:display-name="Percent 12 3" style:family="table-cell" style:data-style-name="N13"/>
    <style:style style:name="Percent_32_12_32_4" style:display-name="Percent 12 4" style:family="table-cell" style:data-style-name="N13"/>
    <style:style style:name="Percent_32_13" style:display-name="Percent 13" style:family="table-cell" style:data-style-name="N13"/>
    <style:style style:name="Percent_32_13_32_2" style:display-name="Percent 13 2" style:family="table-cell" style:data-style-name="N13"/>
    <style:style style:name="Percent_32_13_32_2_32_2" style:display-name="Percent 13 2 2" style:family="table-cell" style:data-style-name="N13"/>
    <style:style style:name="Percent_32_13_32_2_32_3" style:display-name="Percent 13 2 3" style:family="table-cell" style:data-style-name="N13"/>
    <style:style style:name="Percent_32_13_32_3" style:display-name="Percent 13 3" style:family="table-cell" style:data-style-name="N13"/>
    <style:style style:name="Percent_32_13_32_4" style:display-name="Percent 13 4" style:family="table-cell" style:data-style-name="N13"/>
    <style:style style:name="Percent_32_14" style:display-name="Percent 14" style:family="table-cell" style:data-style-name="N13"/>
    <style:style style:name="Percent_32_14_32_2" style:display-name="Percent 14 2" style:family="table-cell" style:data-style-name="N13"/>
    <style:style style:name="Percent_32_14_32_3" style:display-name="Percent 14 3" style:family="table-cell" style:data-style-name="N13"/>
    <style:style style:name="Percent_32_15" style:display-name="Percent 15" style:family="table-cell" style:data-style-name="N13"/>
    <style:style style:name="Percent_32_15_32_2" style:display-name="Percent 15 2" style:family="table-cell" style:data-style-name="N13"/>
    <style:style style:name="Percent_32_15_32_3" style:display-name="Percent 15 3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2_32_2_32_2" style:display-name="Percent 2 2 2 2" style:family="table-cell" style:data-style-name="N13"/>
    <style:style style:name="Percent_32_2_32_2_32_2_32_3" style:display-name="Percent 2 2 2 3" style:family="table-cell" style:data-style-name="N13"/>
    <style:style style:name="Percent_32_2_32_2_32_3" style:display-name="Percent 2 2 3" style:family="table-cell" style:data-style-name="N13"/>
    <style:style style:name="Percent_32_2_32_2_32_4" style:display-name="Percent 2 2 4" style:family="table-cell" style:data-style-name="N13"/>
    <style:style style:name="Percent_32_2_32_3" style:display-name="Percent 2 3" style:family="table-cell" style:data-style-name="N13"/>
    <style:style style:name="Percent_32_2_32_3_32_2" style:display-name="Percent 2 3 2" style:family="table-cell" style:data-style-name="N13"/>
    <style:style style:name="Percent_32_2_32_3_32_3" style:display-name="Percent 2 3 3" style:family="table-cell" style:data-style-name="N13"/>
    <style:style style:name="Percent_32_2_32_4" style:display-name="Percent 2 4" style:family="table-cell" style:data-style-name="N13"/>
    <style:style style:name="Percent_32_2_32_4_32_2" style:display-name="Percent 2 4 2" style:family="table-cell" style:data-style-name="N13"/>
    <style:style style:name="Percent_32_2_32_4_32_3" style:display-name="Percent 2 4 3" style:family="table-cell" style:data-style-name="N13"/>
    <style:style style:name="Percent_32_2_32_5" style:display-name="Percent 2 5" style:family="table-cell" style:data-style-name="N13"/>
    <style:style style:name="Percent_32_2_32_5_32_2" style:display-name="Percent 2 5 2" style:family="table-cell" style:data-style-name="N13"/>
    <style:style style:name="Percent_32_2_32_5_32_2_32_2" style:display-name="Percent 2 5 2 2" style:family="table-cell" style:data-style-name="N13"/>
    <style:style style:name="Percent_32_2_32_5_32_2_32_3" style:display-name="Percent 2 5 2 3" style:family="table-cell" style:data-style-name="N13"/>
    <style:style style:name="Percent_32_2_32_5_32_3" style:display-name="Percent 2 5 3" style:family="table-cell" style:data-style-name="N13"/>
    <style:style style:name="Percent_32_2_32_5_32_4" style:display-name="Percent 2 5 4" style:family="table-cell" style:data-style-name="N13"/>
    <style:style style:name="Percent_32_2_32_6" style:display-name="Percent 2 6" style:family="table-cell" style:data-style-name="N13"/>
    <style:style style:name="Percent_32_2_32_6_32_2" style:display-name="Percent 2 6 2" style:family="table-cell" style:data-style-name="N13"/>
    <style:style style:name="Percent_32_2_32_6_32_3" style:display-name="Percent 2 6 3" style:family="table-cell" style:data-style-name="N13"/>
    <style:style style:name="Percent_32_2_32_7" style:display-name="Percent 2 7" style:family="table-cell" style:data-style-name="N13"/>
    <style:style style:name="Percent_32_2_32_7_32_2" style:display-name="Percent 2 7 2" style:family="table-cell" style:data-style-name="N13"/>
    <style:style style:name="Percent_32_2_32_7_32_3" style:display-name="Percent 2 7 3" style:family="table-cell" style:data-style-name="N13"/>
    <style:style style:name="Percent_32_2_32_8" style:display-name="Percent 2 8" style:family="table-cell" style:data-style-name="N13"/>
    <style:style style:name="Percent_32_2_32_8_32_2" style:display-name="Percent 2 8 2" style:family="table-cell" style:data-style-name="N13"/>
    <style:style style:name="Percent_32_2_32_9" style:display-name="Percent 2 9" style:family="table-cell" style:data-style-name="N13"/>
    <style:style style:name="Percent_32_2_2.6.1" style:display-name="Percent 2_2.6.1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2_32_2_32_2" style:display-name="Percent 3 2 2 2" style:family="table-cell" style:data-style-name="N13"/>
    <style:style style:name="Percent_32_3_32_2_32_2_32_2_32_2" style:display-name="Percent 3 2 2 2 2" style:family="table-cell" style:data-style-name="N13"/>
    <style:style style:name="Percent_32_3_32_2_32_2_32_2_32_3" style:display-name="Percent 3 2 2 2 3" style:family="table-cell" style:data-style-name="N13"/>
    <style:style style:name="Percent_32_3_32_2_32_2_32_3" style:display-name="Percent 3 2 2 3" style:family="table-cell" style:data-style-name="N13"/>
    <style:style style:name="Percent_32_3_32_2_32_2_32_4" style:display-name="Percent 3 2 2 4" style:family="table-cell" style:data-style-name="N13"/>
    <style:style style:name="Percent_32_3_32_2_32_3" style:display-name="Percent 3 2 3" style:family="table-cell" style:data-style-name="N13"/>
    <style:style style:name="Percent_32_3_32_2_32_3_32_2" style:display-name="Percent 3 2 3 2" style:family="table-cell" style:data-style-name="N13"/>
    <style:style style:name="Percent_32_3_32_2_32_3_32_3" style:display-name="Percent 3 2 3 3" style:family="table-cell" style:data-style-name="N13"/>
    <style:style style:name="Percent_32_3_32_2_32_4" style:display-name="Percent 3 2 4" style:family="table-cell" style:data-style-name="N13"/>
    <style:style style:name="Percent_32_3_32_2_32_5" style:display-name="Percent 3 2 5" style:family="table-cell" style:data-style-name="N13"/>
    <style:style style:name="Percent_32_3_32_3" style:display-name="Percent 3 3" style:family="table-cell" style:data-style-name="N13"/>
    <style:style style:name="Percent_32_3_32_3_32_2" style:display-name="Percent 3 3 2" style:family="table-cell" style:data-style-name="N13"/>
    <style:style style:name="Percent_32_3_32_3_32_2_32_2" style:display-name="Percent 3 3 2 2" style:family="table-cell" style:data-style-name="N13"/>
    <style:style style:name="Percent_32_3_32_3_32_2_32_3" style:display-name="Percent 3 3 2 3" style:family="table-cell" style:data-style-name="N13"/>
    <style:style style:name="Percent_32_3_32_3_32_3" style:display-name="Percent 3 3 3" style:family="table-cell" style:data-style-name="N13"/>
    <style:style style:name="Percent_32_3_32_3_32_4" style:display-name="Percent 3 3 4" style:family="table-cell" style:data-style-name="N13"/>
    <style:style style:name="Percent_32_3_32_4" style:display-name="Percent 3 4" style:family="table-cell" style:data-style-name="N13"/>
    <style:style style:name="Percent_32_3_32_4_32_2" style:display-name="Percent 3 4 2" style:family="table-cell" style:data-style-name="N13"/>
    <style:style style:name="Percent_32_3_32_4_32_3" style:display-name="Percent 3 4 3" style:family="table-cell" style:data-style-name="N13"/>
    <style:style style:name="Percent_32_3_32_5" style:display-name="Percent 3 5" style:family="table-cell" style:data-style-name="N13"/>
    <style:style style:name="Percent_32_3_32_6" style:display-name="Percent 3 6" style:family="table-cell" style:data-style-name="N13"/>
    <style:style style:name="Percent_32_4" style:display-name="Percent 4" style:family="table-cell" style:data-style-name="N13"/>
    <style:style style:name="Percent_32_4_32_2" style:display-name="Percent 4 2" style:family="table-cell" style:data-style-name="N13"/>
    <style:style style:name="Percent_32_4_32_2_32_2" style:display-name="Percent 4 2 2" style:family="table-cell" style:data-style-name="N13"/>
    <style:style style:name="Percent_32_4_32_2_32_2_32_2" style:display-name="Percent 4 2 2 2" style:family="table-cell" style:data-style-name="N13"/>
    <style:style style:name="Percent_32_4_32_2_32_2_32_2_32_2" style:display-name="Percent 4 2 2 2 2" style:family="table-cell" style:data-style-name="N13"/>
    <style:style style:name="Percent_32_4_32_2_32_2_32_2_32_3" style:display-name="Percent 4 2 2 2 3" style:family="table-cell" style:data-style-name="N13"/>
    <style:style style:name="Percent_32_4_32_2_32_2_32_3" style:display-name="Percent 4 2 2 3" style:family="table-cell" style:data-style-name="N13"/>
    <style:style style:name="Percent_32_4_32_2_32_2_32_4" style:display-name="Percent 4 2 2 4" style:family="table-cell" style:data-style-name="N13"/>
    <style:style style:name="Percent_32_4_32_2_32_3" style:display-name="Percent 4 2 3" style:family="table-cell" style:data-style-name="N13"/>
    <style:style style:name="Percent_32_4_32_2_32_3_32_2" style:display-name="Percent 4 2 3 2" style:family="table-cell" style:data-style-name="N13"/>
    <style:style style:name="Percent_32_4_32_2_32_3_32_3" style:display-name="Percent 4 2 3 3" style:family="table-cell" style:data-style-name="N13"/>
    <style:style style:name="Percent_32_4_32_2_32_4" style:display-name="Percent 4 2 4" style:family="table-cell" style:data-style-name="N13"/>
    <style:style style:name="Percent_32_4_32_2_32_5" style:display-name="Percent 4 2 5" style:family="table-cell" style:data-style-name="N13"/>
    <style:style style:name="Percent_32_4_32_3" style:display-name="Percent 4 3" style:family="table-cell" style:data-style-name="N13"/>
    <style:style style:name="Percent_32_4_32_3_32_2" style:display-name="Percent 4 3 2" style:family="table-cell" style:data-style-name="N13"/>
    <style:style style:name="Percent_32_4_32_3_32_2_32_2" style:display-name="Percent 4 3 2 2" style:family="table-cell" style:data-style-name="N13"/>
    <style:style style:name="Percent_32_4_32_3_32_2_32_2_32_2" style:display-name="Percent 4 3 2 2 2" style:family="table-cell" style:data-style-name="N13"/>
    <style:style style:name="Percent_32_4_32_3_32_2_32_2_32_3" style:display-name="Percent 4 3 2 2 3" style:family="table-cell" style:data-style-name="N13"/>
    <style:style style:name="Percent_32_4_32_3_32_2_32_3" style:display-name="Percent 4 3 2 3" style:family="table-cell" style:data-style-name="N13"/>
    <style:style style:name="Percent_32_4_32_3_32_2_32_4" style:display-name="Percent 4 3 2 4" style:family="table-cell" style:data-style-name="N13"/>
    <style:style style:name="Percent_32_4_32_3_32_3" style:display-name="Percent 4 3 3" style:family="table-cell" style:data-style-name="N13"/>
    <style:style style:name="Percent_32_4_32_3_32_3_32_2" style:display-name="Percent 4 3 3 2" style:family="table-cell" style:data-style-name="N13"/>
    <style:style style:name="Percent_32_4_32_3_32_3_32_3" style:display-name="Percent 4 3 3 3" style:family="table-cell" style:data-style-name="N13"/>
    <style:style style:name="Percent_32_4_32_3_32_4" style:display-name="Percent 4 3 4" style:family="table-cell" style:data-style-name="N13"/>
    <style:style style:name="Percent_32_4_32_3_32_5" style:display-name="Percent 4 3 5" style:family="table-cell" style:data-style-name="N13"/>
    <style:style style:name="Percent_32_4_32_4" style:display-name="Percent 4 4" style:family="table-cell" style:data-style-name="N13"/>
    <style:style style:name="Percent_32_4_32_4_32_2" style:display-name="Percent 4 4 2" style:family="table-cell" style:data-style-name="N13"/>
    <style:style style:name="Percent_32_4_32_4_32_2_32_2" style:display-name="Percent 4 4 2 2" style:family="table-cell" style:data-style-name="N13"/>
    <style:style style:name="Percent_32_4_32_4_32_2_32_3" style:display-name="Percent 4 4 2 3" style:family="table-cell" style:data-style-name="N13"/>
    <style:style style:name="Percent_32_4_32_4_32_3" style:display-name="Percent 4 4 3" style:family="table-cell" style:data-style-name="N13"/>
    <style:style style:name="Percent_32_4_32_4_32_4" style:display-name="Percent 4 4 4" style:family="table-cell" style:data-style-name="N13"/>
    <style:style style:name="Percent_32_4_32_5" style:display-name="Percent 4 5" style:family="table-cell" style:data-style-name="N13"/>
    <style:style style:name="Percent_32_4_32_5_32_2" style:display-name="Percent 4 5 2" style:family="table-cell" style:data-style-name="N13"/>
    <style:style style:name="Percent_32_4_32_5_32_2_32_2" style:display-name="Percent 4 5 2 2" style:family="table-cell" style:data-style-name="N13"/>
    <style:style style:name="Percent_32_4_32_5_32_2_32_3" style:display-name="Percent 4 5 2 3" style:family="table-cell" style:data-style-name="N13"/>
    <style:style style:name="Percent_32_4_32_5_32_3" style:display-name="Percent 4 5 3" style:family="table-cell" style:data-style-name="N13"/>
    <style:style style:name="Percent_32_4_32_5_32_4" style:display-name="Percent 4 5 4" style:family="table-cell" style:data-style-name="N13"/>
    <style:style style:name="Percent_32_4_32_6" style:display-name="Percent 4 6" style:family="table-cell" style:data-style-name="N13"/>
    <style:style style:name="Percent_32_4_32_6_32_2" style:display-name="Percent 4 6 2" style:family="table-cell" style:data-style-name="N13"/>
    <style:style style:name="Percent_32_4_32_6_32_3" style:display-name="Percent 4 6 3" style:family="table-cell" style:data-style-name="N13"/>
    <style:style style:name="Percent_32_4_32_7" style:display-name="Percent 4 7" style:family="table-cell" style:data-style-name="N13"/>
    <style:style style:name="Percent_32_4_32_7_32_2" style:display-name="Percent 4 7 2" style:family="table-cell" style:data-style-name="N13"/>
    <style:style style:name="Percent_32_4_32_7_32_3" style:display-name="Percent 4 7 3" style:family="table-cell" style:data-style-name="N13"/>
    <style:style style:name="Percent_32_4_32_8" style:display-name="Percent 4 8" style:family="table-cell" style:data-style-name="N13"/>
    <style:style style:name="Percent_32_4_32_9" style:display-name="Percent 4 9" style:family="table-cell" style:data-style-name="N13"/>
    <style:style style:name="Percent_32_5" style:display-name="Percent 5" style:family="table-cell" style:data-style-name="N13"/>
    <style:style style:name="Percent_32_5_32_2" style:display-name="Percent 5 2" style:family="table-cell" style:data-style-name="N13"/>
    <style:style style:name="Percent_32_5_32_2_32_2" style:display-name="Percent 5 2 2" style:family="table-cell" style:data-style-name="N13"/>
    <style:style style:name="Percent_32_5_32_2_32_2_32_2" style:display-name="Percent 5 2 2 2" style:family="table-cell" style:data-style-name="N13"/>
    <style:style style:name="Percent_32_5_32_2_32_2_32_3" style:display-name="Percent 5 2 2 3" style:family="table-cell" style:data-style-name="N13"/>
    <style:style style:name="Percent_32_5_32_2_32_3" style:display-name="Percent 5 2 3" style:family="table-cell" style:data-style-name="N13"/>
    <style:style style:name="Percent_32_5_32_2_32_4" style:display-name="Percent 5 2 4" style:family="table-cell" style:data-style-name="N13"/>
    <style:style style:name="Percent_32_5_32_3" style:display-name="Percent 5 3" style:family="table-cell" style:data-style-name="N13"/>
    <style:style style:name="Percent_32_5_32_3_32_2" style:display-name="Percent 5 3 2" style:family="table-cell" style:data-style-name="N13"/>
    <style:style style:name="Percent_32_5_32_3_32_3" style:display-name="Percent 5 3 3" style:family="table-cell" style:data-style-name="N13"/>
    <style:style style:name="Percent_32_5_32_4" style:display-name="Percent 5 4" style:family="table-cell" style:data-style-name="N13"/>
    <style:style style:name="Percent_32_5_32_4_32_2" style:display-name="Percent 5 4 2" style:family="table-cell" style:data-style-name="N13"/>
    <style:style style:name="Percent_32_5_32_4_32_3" style:display-name="Percent 5 4 3" style:family="table-cell" style:data-style-name="N13"/>
    <style:style style:name="Percent_32_5_32_5" style:display-name="Percent 5 5" style:family="table-cell" style:data-style-name="N13"/>
    <style:style style:name="Percent_32_5_32_6" style:display-name="Percent 5 6" style:family="table-cell" style:data-style-name="N13"/>
    <style:style style:name="Percent_32_6" style:display-name="Percent 6" style:family="table-cell" style:data-style-name="N13"/>
    <style:style style:name="Percent_32_6_32_2" style:display-name="Percent 6 2" style:family="table-cell" style:data-style-name="N13"/>
    <style:style style:name="Percent_32_6_32_2_32_2" style:display-name="Percent 6 2 2" style:family="table-cell" style:data-style-name="N13"/>
    <style:style style:name="Percent_32_6_32_2_32_3" style:display-name="Percent 6 2 3" style:family="table-cell" style:data-style-name="N13"/>
    <style:style style:name="Percent_32_6_32_3" style:display-name="Percent 6 3" style:family="table-cell" style:data-style-name="N13"/>
    <style:style style:name="Percent_32_6_32_4" style:display-name="Percent 6 4" style:family="table-cell" style:data-style-name="N13"/>
    <style:style style:name="Percent_32_7" style:display-name="Percent 7" style:family="table-cell" style:data-style-name="N13"/>
    <style:style style:name="Percent_32_7_32_2" style:display-name="Percent 7 2" style:family="table-cell" style:data-style-name="N13"/>
    <style:style style:name="Percent_32_7_32_2_32_2" style:display-name="Percent 7 2 2" style:family="table-cell" style:data-style-name="N13"/>
    <style:style style:name="Percent_32_7_32_2_32_2_32_2" style:display-name="Percent 7 2 2 2" style:family="table-cell" style:data-style-name="N13"/>
    <style:style style:name="Percent_32_7_32_2_32_2_32_2_32_2" style:display-name="Percent 7 2 2 2 2" style:family="table-cell" style:data-style-name="N13"/>
    <style:style style:name="Percent_32_7_32_2_32_2_32_2_32_3" style:display-name="Percent 7 2 2 2 3" style:family="table-cell" style:data-style-name="N13"/>
    <style:style style:name="Percent_32_7_32_2_32_2_32_3" style:display-name="Percent 7 2 2 3" style:family="table-cell" style:data-style-name="N13"/>
    <style:style style:name="Percent_32_7_32_2_32_2_32_4" style:display-name="Percent 7 2 2 4" style:family="table-cell" style:data-style-name="N13"/>
    <style:style style:name="Percent_32_7_32_2_32_3" style:display-name="Percent 7 2 3" style:family="table-cell" style:data-style-name="N13"/>
    <style:style style:name="Percent_32_7_32_2_32_3_32_2" style:display-name="Percent 7 2 3 2" style:family="table-cell" style:data-style-name="N13"/>
    <style:style style:name="Percent_32_7_32_2_32_3_32_3" style:display-name="Percent 7 2 3 3" style:family="table-cell" style:data-style-name="N13"/>
    <style:style style:name="Percent_32_7_32_2_32_4" style:display-name="Percent 7 2 4" style:family="table-cell" style:data-style-name="N13"/>
    <style:style style:name="Percent_32_7_32_2_32_5" style:display-name="Percent 7 2 5" style:family="table-cell" style:data-style-name="N13"/>
    <style:style style:name="Percent_32_7_32_3" style:display-name="Percent 7 3" style:family="table-cell" style:data-style-name="N13"/>
    <style:style style:name="Percent_32_7_32_3_32_2" style:display-name="Percent 7 3 2" style:family="table-cell" style:data-style-name="N13"/>
    <style:style style:name="Percent_32_7_32_3_32_2_32_2" style:display-name="Percent 7 3 2 2" style:family="table-cell" style:data-style-name="N13"/>
    <style:style style:name="Percent_32_7_32_3_32_2_32_3" style:display-name="Percent 7 3 2 3" style:family="table-cell" style:data-style-name="N13"/>
    <style:style style:name="Percent_32_7_32_3_32_3" style:display-name="Percent 7 3 3" style:family="table-cell" style:data-style-name="N13"/>
    <style:style style:name="Percent_32_7_32_3_32_4" style:display-name="Percent 7 3 4" style:family="table-cell" style:data-style-name="N13"/>
    <style:style style:name="Percent_32_7_32_4" style:display-name="Percent 7 4" style:family="table-cell" style:data-style-name="N13"/>
    <style:style style:name="Percent_32_7_32_4_32_2" style:display-name="Percent 7 4 2" style:family="table-cell" style:data-style-name="N13"/>
    <style:style style:name="Percent_32_7_32_4_32_3" style:display-name="Percent 7 4 3" style:family="table-cell" style:data-style-name="N13"/>
    <style:style style:name="Percent_32_7_32_5" style:display-name="Percent 7 5" style:family="table-cell" style:data-style-name="N13"/>
    <style:style style:name="Percent_32_7_32_6" style:display-name="Percent 7 6" style:family="table-cell" style:data-style-name="N13"/>
    <style:style style:name="Percent_32_8" style:display-name="Percent 8" style:family="table-cell" style:data-style-name="N13"/>
    <style:style style:name="Percent_32_8_32_2" style:display-name="Percent 8 2" style:family="table-cell" style:data-style-name="N13"/>
    <style:style style:name="Percent_32_8_32_2_32_2" style:display-name="Percent 8 2 2" style:family="table-cell" style:data-style-name="N13"/>
    <style:style style:name="Percent_32_8_32_2_32_2_32_2" style:display-name="Percent 8 2 2 2" style:family="table-cell" style:data-style-name="N13"/>
    <style:style style:name="Percent_32_8_32_2_32_2_32_3" style:display-name="Percent 8 2 2 3" style:family="table-cell" style:data-style-name="N13"/>
    <style:style style:name="Percent_32_8_32_2_32_3" style:display-name="Percent 8 2 3" style:family="table-cell" style:data-style-name="N13"/>
    <style:style style:name="Percent_32_8_32_2_32_4" style:display-name="Percent 8 2 4" style:family="table-cell" style:data-style-name="N13"/>
    <style:style style:name="Percent_32_8_32_3" style:display-name="Percent 8 3" style:family="table-cell" style:data-style-name="N13"/>
    <style:style style:name="Percent_32_8_32_3_32_2" style:display-name="Percent 8 3 2" style:family="table-cell" style:data-style-name="N13"/>
    <style:style style:name="Percent_32_8_32_3_32_3" style:display-name="Percent 8 3 3" style:family="table-cell" style:data-style-name="N13"/>
    <style:style style:name="Percent_32_8_32_4" style:display-name="Percent 8 4" style:family="table-cell" style:data-style-name="N13"/>
    <style:style style:name="Percent_32_8_32_5" style:display-name="Percent 8 5" style:family="table-cell" style:data-style-name="N13"/>
    <style:style style:name="Percent_32_9" style:display-name="Percent 9" style:family="table-cell" style:data-style-name="N13"/>
    <style:style style:name="Percent_32_9_32_2" style:display-name="Percent 9 2" style:family="table-cell" style:data-style-name="N13"/>
    <style:style style:name="Percent_32_9_32_2_32_2" style:display-name="Percent 9 2 2" style:family="table-cell" style:data-style-name="N13"/>
    <style:style style:name="Percent_32_9_32_2_32_3" style:display-name="Percent 9 2 3" style:family="table-cell" style:data-style-name="N13"/>
    <style:style style:name="Percent_32_9_32_3" style:display-name="Percent 9 3" style:family="table-cell" style:data-style-name="N13"/>
    <style:style style:name="Percent_32_9_32_4" style:display-name="Percent 9 4" style:family="table-cell" style:data-style-name="N13"/>
    <style:style style:name="PersonNr" style:family="table-cell" style:data-style-name="N88"/>
    <style:style style:name="PersonNr_32_2" style:display-name="PersonNr 2" style:family="table-cell" style:data-style-name="N88"/>
    <style:style style:name="PersonNr_32_3" style:display-name="PersonNr 3" style:family="table-cell" style:data-style-name="N88"/>
    <style:style style:name="Pevn_63_" style:display-name="Pevn?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63__32_2" style:display-name="Pevn? 2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63__32_3" style:display-name="Pevn? 3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237_" style:display-name="Pevní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evn_237__32_2" style:display-name="Pevní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evn_237__32_3" style:display-name="Pevní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ostNr" style:family="table-cell" style:data-style-name="N89"/>
    <style:style style:name="PostNr_32_2" style:display-name="PostNr 2" style:family="table-cell" style:data-style-name="N89"/>
    <style:style style:name="PostNr_32_3" style:display-name="PostNr 3" style:family="table-cell" style:data-style-name="N89"/>
    <style:style style:name="PostNrNorge" style:family="table-cell" style:data-style-name="N90"/>
    <style:style style:name="PostNrNorge_32_2" style:display-name="PostNrNorge 2" style:family="table-cell" style:data-style-name="N90"/>
    <style:style style:name="PostNrNorge_32_3" style:display-name="PostNrNorge 3" style:family="table-cell" style:data-style-name="N90"/>
    <style:style style:name="Procent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rocenta_32_2" style:display-name="Procenta 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rocenta_32_3" style:display-name="Procenta 3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RowHead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RowHead_32_2" style:display-name="RowHead 2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RowHead_32_3" style:display-name="RowHead 3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_353_ediv_253_" style:display-name="šedivý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_353_ediv_253__32_2" style:display-name="šedivý 2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_353_ediv_253__32_3" style:display-name="šedivý 3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Shaded" style:family="table-cell" style:data-style-name="N44"/>
    <style:style style:name="Shaded_32_2" style:display-name="Shaded 2" style:family="table-cell" style:data-style-name="N44"/>
    <style:style style:name="Shaded_32_3" style:display-name="Shaded 3" style:family="table-cell" style:data-style-name="N44"/>
    <style:style style:name="SkjulAlt" style:family="table-cell" style:data-style-name="N91"/>
    <style:style style:name="SkjulAlt_32_2" style:display-name="SkjulAlt 2" style:family="table-cell" style:data-style-name="N91"/>
    <style:style style:name="SkjulAlt_32_3" style:display-name="SkjulAlt 3" style:family="table-cell" style:data-style-name="N91"/>
    <style:style style:name="SkjulTall" style:family="table-cell" style:data-style-name="N92"/>
    <style:style style:name="SkjulTall_32_2" style:display-name="SkjulTall 2" style:family="table-cell" style:data-style-name="N92"/>
    <style:style style:name="SkjulTall_32_3" style:display-name="SkjulTall 3" style:family="table-cell" style:data-style-name="N92"/>
    <style:style style:name="sou_269_et" style:display-name="součet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ou_269_et_32_2" style:display-name="součet 2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ou_269_et_32_3" style:display-name="součet 3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tandard_RMS_INV_TEMPLATE-GERMANY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Standard1_OS" style:family="table-cell" style:data-style-name="N3">
      <style:table-cell-properties style:vertical-align="middle"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Style_32_1" style:display-name="Style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tyle_32_1_32_2" style:display-name="Style 1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2_32_2" style:display-name="Style 1 2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2_32_3" style:display-name="Style 1 2 3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tyle_32_1_32_3" style:display-name="Style 1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tyle_32_1_32_4" style:display-name="Style 1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um" style:family="table-cell" style:data-style-name="N44">
      <style:text-properties style:font-name="Univers (WN)" style:font-name-asian="Univers (WN)" style:font-name-complex="Univers (WN)" fo:font-weight="bold" style:font-weight-asian="bold" style:font-weight-complex="bold"/>
    </style:style>
    <style:style style:name="Sum_32__37_of_32_HV" style:display-name="Sum %of HV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_37_of_32_HV_32_2" style:display-name="Sum %of HV 2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_37_of_32_HV_32_3" style:display-name="Sum %of HV 3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Sum_32_2" style:display-name="Sum 2" style:family="table-cell" style:data-style-name="N44">
      <style:text-properties style:font-name="Univers (WN)" style:font-name-asian="Univers (WN)" style:font-name-complex="Univers (WN)" fo:font-weight="bold" style:font-weight-asian="bold" style:font-weight-complex="bold"/>
    </style:style>
    <style:style style:name="Sum_32_3" style:display-name="Sum 3" style:family="table-cell" style:data-style-name="N44">
      <style:text-properties style:font-name="Univers (WN)" style:font-name-asian="Univers (WN)" style:font-name-complex="Univers (WN)" fo:font-weight="bold" style:font-weight-asian="bold" style:font-weight-complex="bold"/>
    </style:style>
    <style:style style:name="Sum_32_4" style:display-name="Sum 4" style:family="table-cell" style:data-style-name="N44">
      <style:text-properties style:font-name="Univers (WN)" style:font-name-asian="Univers (WN)" style:font-name-complex="Univers (WN)" fo:font-weight="bold" style:font-weight-asian="bold" style:font-weight-complex="bold"/>
    </style:style>
    <style:style style:name="Telefon" style:family="table-cell" style:data-style-name="N93"/>
    <style:style style:name="Telefon_32_2" style:display-name="Telefon 2" style:family="table-cell" style:data-style-name="N93"/>
    <style:style style:name="Telefon_32_3" style:display-name="Telefon 3" style:family="table-cell" style:data-style-name="N93"/>
    <style:style style:name="Thousands_32__40_0_41_" style:display-name="Thousands (0)" style:family="table-cell" style:data-style-name="N94"/>
    <style:style style:name="Thousands_32__40_0_41__32_2" style:display-name="Thousands (0) 2" style:family="table-cell" style:data-style-name="N94"/>
    <style:style style:name="Thousands_32__40_0_41__32_3" style:display-name="Thousands (0) 3" style:family="table-cell" style:data-style-name="N94"/>
    <style:style style:name="Thousands_32__40_1_41_" style:display-name="Thousands (1)" style:family="table-cell" style:data-style-name="N95"/>
    <style:style style:name="Thousands_32__40_1_41__32_2" style:display-name="Thousands (1) 2" style:family="table-cell" style:data-style-name="N95"/>
    <style:style style:name="Thousands_32__40_1_41__32_3" style:display-name="Thousands (1) 3" style:family="table-cell" style:data-style-name="N95"/>
    <style:style style:name="time" style:family="table-cell" style:data-style-name="N96"/>
    <style:style style:name="time_32_2" style:display-name="time 2" style:family="table-cell" style:data-style-name="N96"/>
    <style:style style:name="time_32_3" style:display-name="time 3" style:family="table-cell" style:data-style-name="N96"/>
    <style:style style:name="Timer1" style:family="table-cell" style:data-style-name="N97"/>
    <style:style style:name="Timer1_32_2" style:display-name="Timer1 2" style:family="table-cell" style:data-style-name="N97"/>
    <style:style style:name="Timer1_32_3" style:display-name="Timer1 3" style:family="table-cell" style:data-style-name="N97"/>
    <style:style style:name="Timer2" style:family="table-cell" style:data-style-name="N98"/>
    <style:style style:name="Timer2_32_2" style:display-name="Timer2 2" style:family="table-cell" style:data-style-name="N98"/>
    <style:style style:name="Timer2_32_3" style:display-name="Timer2 3" style:family="table-cell" style:data-style-name="N98"/>
    <style:style style:name="Title_32_1" style:display-name="Title 1" style:family="table-cell" style:data-style-name="N0">
      <style:table-cell-properties style:vertical-align="middle" fo:background-color="#000080"/>
      <style:text-properties fo:color="#FFFFFF" fo:font-size="16pt" style:font-size-asian="16pt" style:font-size-complex="16pt" fo:font-weight="bold" style:font-weight-asian="bold" style:font-weight-complex="bold"/>
    </style:style>
    <style:style style:name="Title_32_1_32_2" style:display-name="Title 1 2" style:family="table-cell" style:data-style-name="N0">
      <style:table-cell-properties style:vertical-align="middle" fo:background-color="#000080"/>
      <style:text-properties fo:color="#FFFFFF" fo:font-size="16pt" style:font-size-asian="16pt" style:font-size-complex="16pt" fo:font-weight="bold" style:font-weight-asian="bold" style:font-weight-complex="bold"/>
    </style:style>
    <style:style style:name="Title_32_1_32_3" style:display-name="Title 1 3" style:family="table-cell" style:data-style-name="N0">
      <style:table-cell-properties style:vertical-align="middle" fo:background-color="#000080"/>
      <style:text-properties fo:color="#FFFFFF" fo:font-size="16pt" style:font-size-asian="16pt" style:font-size-complex="16pt" fo:font-weight="bold" style:font-weight-asian="bold" style:font-weight-complex="bold"/>
    </style:style>
    <style:style style:name="Title_32_2" style:display-name="Title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2" style:display-name="Title 2 2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2_32_2" style:display-name="Title 2 2 2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2_32_3" style:display-name="Title 2 2 3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2_32_3" style:display-name="Title 2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4" style:display-name="Title 2 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3" style:display-name="Title 3" style:family="table-cell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3_32_2" style:display-name="Title 3 2" style:family="table-cell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3_32_3" style:display-name="Title 3 3" style:family="table-cell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4" style:display-name="Title 4" style:family="table-cell" style:data-style-name="N0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Title_32_4_32_2" style:display-name="Title 4 2" style:family="table-cell" style:data-style-name="N0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Title_32_4_32_3" style:display-name="Title 4 3" style:family="table-cell" style:data-style-name="N0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Title_32_5" style:display-name="Title 5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_32_2" style:display-name="Title 5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5_32_3" style:display-name="Title 5 3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Siffer" style:family="table-cell" style:data-style-name="N99"/>
    <style:style style:name="ToSiffer_32_2" style:display-name="ToSiffer 2" style:family="table-cell" style:data-style-name="N99"/>
    <style:style style:name="ToSiffer_32_3" style:display-name="ToSiffer 3" style:family="table-cell" style:data-style-name="N99"/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" style:display-name="Total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_32_2" style:display-name="Total 2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_32_2_32_2" style:display-name="Total 2 2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_32_2_32_3" style:display-name="Total 2 2 2 3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_32_3" style:display-name="Total 2 2 3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_32_4" style:display-name="Total 2 2 4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3" style:display-name="Total 2 3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4" style:display-name="Total 2 4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" style:display-name="Total 3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_32_2" style:display-name="Total 3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_32_2_32_2" style:display-name="Total 3 2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_32_2_32_3" style:display-name="Total 3 2 2 3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_32_3" style:display-name="Total 3 2 3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_32_4" style:display-name="Total 3 2 4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3" style:display-name="Total 3 3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4" style:display-name="Total 3 4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" style:display-name="Total 4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_32_2" style:display-name="Total 4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_32_2_32_2" style:display-name="Total 4 2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_32_2_32_3" style:display-name="Total 4 2 2 3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_32_3" style:display-name="Total 4 2 3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_32_4" style:display-name="Total 4 2 4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3" style:display-name="Total 4 3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4" style:display-name="Total 4 4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" style:display-name="Total 5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" style:display-name="Total 5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_32_2" style:display-name="Total 5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_32_2_32_2" style:display-name="Total 5 2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_32_2_32_3" style:display-name="Total 5 2 2 3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_32_3" style:display-name="Total 5 2 3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_32_4" style:display-name="Total 5 2 4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3" style:display-name="Total 5 3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4" style:display-name="Total 5 4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6" style:display-name="Total 6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6_32_2" style:display-name="Total 6 2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6_32_3" style:display-name="Total 6 3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100"/>
    <style:style style:name="TreSiffer_32_2" style:display-name="TreSiffer 2" style:family="table-cell" style:data-style-name="N100"/>
    <style:style style:name="TreSiffer_32_3" style:display-name="TreSiffer 3" style:family="table-cell" style:data-style-name="N100"/>
    <style:style style:name="Tusenskille1000" style:family="table-cell" style:data-style-name="N101"/>
    <style:style style:name="Tusenskille1000_32_2" style:display-name="Tusenskille1000 2" style:family="table-cell" style:data-style-name="N101"/>
    <style:style style:name="Tusenskille1000_32_3" style:display-name="Tusenskille1000 3" style:family="table-cell" style:data-style-name="N101"/>
    <style:style style:name="TusenskilleFarger" style:family="table-cell" style:data-style-name="N102"/>
    <style:style style:name="TusenskilleFarger_32_2" style:display-name="TusenskilleFarger 2" style:family="table-cell" style:data-style-name="N102"/>
    <style:style style:name="TusenskilleFarger_32_3" style:display-name="TusenskilleFarger 3" style:family="table-cell" style:data-style-name="N102"/>
    <style:style style:name="Underline_32_2" style:display-name="Underline 2" style:family="table-cell" style:data-style-name="N14">
      <style:table-cell-properties fo:border-top="none" fo:border-bottom="thin double #000000" fo:border-left="none" fo:border-right="none"/>
    </style:style>
    <style:style style:name="Underline_32_2_32_2" style:display-name="Underline 2 2" style:family="table-cell" style:data-style-name="N14">
      <style:table-cell-properties fo:border-top="none" fo:border-bottom="thin double #000000" fo:border-left="none" fo:border-right="none"/>
    </style:style>
    <style:style style:name="Underline_32_2_32_3" style:display-name="Underline 2 3" style:family="table-cell" style:data-style-name="N14">
      <style:table-cell-properties fo:border-top="none" fo:border-bottom="thin double #000000" fo:border-left="none" fo:border-right="none"/>
    </style:style>
    <style:style style:name="Valuta1000" style:family="table-cell" style:data-style-name="N103"/>
    <style:style style:name="Valuta1000_32_2" style:display-name="Valuta1000 2" style:family="table-cell" style:data-style-name="N103"/>
    <style:style style:name="Valuta1000_32_3" style:display-name="Valuta1000 3" style:family="table-cell" style:data-style-name="N103"/>
    <style:style style:name="ValutaFarger" style:family="table-cell" style:data-style-name="N104"/>
    <style:style style:name="ValutaFarger_32_2" style:display-name="ValutaFarger 2" style:family="table-cell" style:data-style-name="N104"/>
    <style:style style:name="ValutaFarger_32_3" style:display-name="ValutaFarger 3" style:family="table-cell" style:data-style-name="N104"/>
    <style:style style:name="Walutowy_32__91_0_93__laroux" style:display-name="Walutowy [0]_laroux" style:family="table-cell" style:data-style-name="N105"/>
    <style:style style:name="Walutowy_laroux" style:family="table-cell" style:data-style-name="N106"/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_32_2" style:display-name="Warning Text 2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_32_2_32_2" style:display-name="Warning Text 2 2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_32_2_32_3" style:display-name="Warning Text 2 2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_32_3" style:display-name="Warning Text 2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_32_4" style:display-name="Warning Text 2 4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" style:display-name="Warning Text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_32_2" style:display-name="Warning Text 3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_32_2_32_2" style:display-name="Warning Text 3 2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_32_2_32_3" style:display-name="Warning Text 3 2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_32_3" style:display-name="Warning Text 3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_32_4" style:display-name="Warning Text 3 4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" style:display-name="Warning Text 4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_32_2" style:display-name="Warning Text 4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_32_2_32_2" style:display-name="Warning Text 4 2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_32_2_32_3" style:display-name="Warning Text 4 2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_32_3" style:display-name="Warning Text 4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_32_4" style:display-name="Warning Text 4 4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" style:display-name="Warning Text 5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_32_2" style:display-name="Warning Text 5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_32_2_32_2" style:display-name="Warning Text 5 2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_32_2_32_3" style:display-name="Warning Text 5 2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_32_3" style:display-name="Warning Text 5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_32_4" style:display-name="Warning Text 5 4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6" style:display-name="Warning Text 6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6_32_2" style:display-name="Warning Text 6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6_32_3" style:display-name="Warning Text 6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Year" style:family="table-cell" style:data-style-name="N107"/>
    <style:style style:name="Year_32_2" style:display-name="Year 2" style:family="table-cell" style:data-style-name="N107"/>
    <style:style style:name="Year_32_2_32_2" style:display-name="Year 2 2" style:family="table-cell" style:data-style-name="N107"/>
    <style:style style:name="Year_32_2_32_3" style:display-name="Year 2 3" style:family="table-cell" style:data-style-name="N107"/>
    <style:style style:name="Year_32_3" style:display-name="Year 3" style:family="table-cell" style:data-style-name="N107"/>
    <style:style style:name="Year_32_4" style:display-name="Year 4" style:family="table-cell" style:data-style-name="N107"/>
    <style:style style:name="_19968__33324__PROPERTY" style:display-name="一般_PROPERTY" style:family="table-cell" style:data-style-name="N37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DWP's headcount and payroll data for March 2017</dc:title>
    <meta:initial-creator/>
    <dc:creator/>
    <meta:creation-date>2017-05-04T09:40:27Z</meta:creation-date>
    <dc:date>2017-05-04T09:42:50Z</dc:date>
  </office:meta>
</office:document-meta>
</file>